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22in" svg:y="0.7114in">
            <draw:object draw:notify-on-update-of-ranges="Sheet1.A3:Sheet1.A200 Sheet1.G3:Sheet1.G2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53in" svg:x="9.9213in" svg:y="29.3339in">
            <draw:object draw:notify-on-update-of-ranges="Sheet1.B42:Sheet1.B199 Sheet1.G42:Sheet1.G1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/dx</text:p>
          </table:table-cell>
          <table:table-cell office:value-type="string" calcext:value-type="string">
            <text:p>(F/RT)*x*(1-x)*dE/dx</text:p>
          </table:table-cell>
          <table:table-cell table:number-columns-repeated="2"/>
          <table:table-cell table:style-name="Default" office:value-type="string" calcext:value-type="string">
            <text:p>*Do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.99695933755376" calcext:value-type="float">
            <text:p>4.9969593376</text:p>
          </table:table-cell>
          <table:table-cell table:number-columns-repeated="4"/>
          <table:table-cell office:value-type="float" office:value="1E-015" calcext:value-type="float">
            <text:p>1.00E-015</text:p>
          </table:table-cell>
          <table:table-cell table:number-columns-repeated="2"/>
        </table:table-row>
        <table:table-row table:style-name="ro1">
          <table:table-cell office:value-type="float" office:value="0.00601507537688442" calcext:value-type="float">
            <text:p>0.0060150754</text:p>
          </table:table-cell>
          <table:table-cell office:value-type="float" office:value="4.98426439360286" calcext:value-type="float">
            <text:p>4.984264393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0110301507537688" calcext:value-type="float">
            <text:p>0.0110301508</text:p>
          </table:table-cell>
          <table:table-cell office:value-type="float" office:value="4.97128955546571" calcext:value-type="float">
            <text:p>4.971289555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0160452261306533" calcext:value-type="float">
            <text:p>0.0160452261</text:p>
          </table:table-cell>
          <table:table-cell office:value-type="float" office:value="4.95825821914162" calcext:value-type="float">
            <text:p>4.9582582191</text:p>
          </table:table-cell>
          <table:table-cell table:formula="of:=([.B8]-[.B2])/([.A8]-[.A2])" office:value-type="float" office:value="-2.58668150843007" calcext:value-type="float">
            <text:p>-2.5866815084</text:p>
          </table:table-cell>
          <table:table-cell table:formula="of:=[.C5]*[.A5]*(1-[.A5])*96485/8.314/298.15" office:value-type="float" office:value="-1.58956724502117" calcext:value-type="float">
            <text:p>-1.589567245</text:p>
          </table:table-cell>
          <table:table-cell table:formula="of:=ABS([.D5])" office:value-type="float" office:value="1.58956724502117" calcext:value-type="float">
            <text:p>1.5895672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]*96485/8.314/298.15*[.A5])" office:value-type="float" office:value="1.61548811717258" calcext:value-type="float">
            <text:p>1.6154881172</text:p>
          </table:table-cell>
          <table:table-cell table:formula="of:=[.$G$2]*[.H5]" office:value-type="float" office:value="1.61548811717258E-015" calcext:value-type="float">
            <text:p>1.61548811717258E-015</text:p>
          </table:table-cell>
        </table:table-row>
        <table:table-row table:style-name="ro1">
          <table:table-cell office:value-type="float" office:value="0.0210603015075377" calcext:value-type="float">
            <text:p>0.0210603015</text:p>
          </table:table-cell>
          <table:table-cell office:value-type="float" office:value="4.94521547659081" calcext:value-type="float">
            <text:p>4.9452154766</text:p>
          </table:table-cell>
          <table:table-cell table:formula="of:=([.B9]-[.B3])/([.A9]-[.A3])" office:value-type="float" office:value="-2.59833504166397" calcext:value-type="float">
            <text:p>-2.5983350417</text:p>
          </table:table-cell>
          <table:table-cell table:formula="of:=[.C6]*[.A6]*(1-[.A6])*96485/8.314/298.15" office:value-type="float" office:value="-2.08511802551688" calcext:value-type="float">
            <text:p>-2.0851180255</text:p>
          </table:table-cell>
          <table:table-cell table:formula="of:=ABS([.D6])" office:value-type="float" office:value="2.08511802551688" calcext:value-type="float">
            <text:p>2.08511802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]*96485/8.314/298.15*[.A6])" office:value-type="float" office:value="2.12997596146923" calcext:value-type="float">
            <text:p>2.1299759615</text:p>
          </table:table-cell>
          <table:table-cell table:formula="of:=[.$G$2]*[.H6]" office:value-type="float" office:value="2.12997596146923E-015" calcext:value-type="float">
            <text:p>2.12997596146923E-015</text:p>
          </table:table-cell>
        </table:table-row>
        <table:table-row table:style-name="ro1">
          <table:table-cell office:value-type="float" office:value="0.0260753768844221" calcext:value-type="float">
            <text:p>0.0260753769</text:p>
          </table:table-cell>
          <table:table-cell office:value-type="float" office:value="4.93217043129327" calcext:value-type="float">
            <text:p>4.9321704313</text:p>
          </table:table-cell>
          <table:table-cell table:formula="of:=([.B10]-[.B4])/([.A10]-[.A4])" office:value-type="float" office:value="-2.60068744386503" calcext:value-type="float">
            <text:p>-2.6006874439</text:p>
          </table:table-cell>
          <table:table-cell table:formula="of:=[.C7]*[.A7]*(1-[.A7])*96485/8.314/298.15" office:value-type="float" office:value="-2.57074540658351" calcext:value-type="float">
            <text:p>-2.5707454066</text:p>
          </table:table-cell>
          <table:table-cell table:formula="of:=ABS([.D7])" office:value-type="float" office:value="2.57074540658351" calcext:value-type="float">
            <text:p>2.57074540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]*96485/8.314/298.15*[.A7])" office:value-type="float" office:value="2.63957327453095" calcext:value-type="float">
            <text:p>2.6395732745</text:p>
          </table:table-cell>
          <table:table-cell table:formula="of:=[.$G$2]*[.H7]" office:value-type="float" office:value="2.63957327453095E-015" calcext:value-type="float">
            <text:p>2.63957327453095E-015</text:p>
          </table:table-cell>
        </table:table-row>
        <table:table-row table:style-name="ro1">
          <table:table-cell office:value-type="float" office:value="0.0310904522613065" calcext:value-type="float">
            <text:p>0.0310904523</text:p>
          </table:table-cell>
          <table:table-cell office:value-type="float" office:value="4.91912492110914" calcext:value-type="float">
            <text:p>4.9191249211</text:p>
          </table:table-cell>
          <table:table-cell table:formula="of:=([.B11]-[.B5])/([.A11]-[.A5])" office:value-type="float" office:value="-2.60116236142481" calcext:value-type="float">
            <text:p>-2.6011623614</text:p>
          </table:table-cell>
          <table:table-cell table:formula="of:=[.C8]*[.A8]*(1-[.A8])*96485/8.314/298.15" office:value-type="float" office:value="-3.04994988711853" calcext:value-type="float">
            <text:p>-3.0499498871</text:p>
          </table:table-cell>
          <table:table-cell table:formula="of:=ABS([.D8])" office:value-type="float" office:value="3.04994988711853" calcext:value-type="float">
            <text:p>3.04994988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8]*96485/8.314/298.15*[.A8])" office:value-type="float" office:value="3.14781693940028" calcext:value-type="float">
            <text:p>3.1478169394</text:p>
          </table:table-cell>
          <table:table-cell table:formula="of:=[.$G$2]*[.H8]" office:value-type="float" office:value="3.14781693940028E-015" calcext:value-type="float">
            <text:p>3.14781693940028E-015</text:p>
          </table:table-cell>
        </table:table-row>
        <table:table-row table:style-name="ro1">
          <table:table-cell office:value-type="float" office:value="0.036105527638191" calcext:value-type="float">
            <text:p>0.0361055276</text:p>
          </table:table-cell>
          <table:table-cell office:value-type="float" office:value="4.90607931707279" calcext:value-type="float">
            <text:p>4.9060793171</text:p>
          </table:table-cell>
          <table:table-cell table:formula="of:=([.B12]-[.B6])/([.A12]-[.A6])" office:value-type="float" office:value="-2.60125823999765" calcext:value-type="float">
            <text:p>-2.60125824</text:p>
          </table:table-cell>
          <table:table-cell table:formula="of:=[.C9]*[.A9]*(1-[.A9])*96485/8.314/298.15" office:value-type="float" office:value="-3.52372187125206" calcext:value-type="float">
            <text:p>-3.5237218713</text:p>
          </table:table-cell>
          <table:table-cell table:formula="of:=ABS([.D9])" office:value-type="float" office:value="3.52372187125206" calcext:value-type="float">
            <text:p>3.52372187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9]*96485/8.314/298.15*[.A9])" office:value-type="float" office:value="3.65571332992289" calcext:value-type="float">
            <text:p>3.6557133299</text:p>
          </table:table-cell>
          <table:table-cell table:formula="of:=[.$G$2]*[.H9]" office:value-type="float" office:value="3.65571332992289E-015" calcext:value-type="float">
            <text:p>3.65571332992289E-015</text:p>
          </table:table-cell>
        </table:table-row>
        <table:table-row table:style-name="ro1">
          <table:table-cell office:value-type="float" office:value="0.0411206030150754" calcext:value-type="float">
            <text:p>0.041120603</text:p>
          </table:table-cell>
          <table:table-cell office:value-type="float" office:value="4.89303369408951" calcext:value-type="float">
            <text:p>4.8930336941</text:p>
          </table:table-cell>
          <table:table-cell table:formula="of:=([.B13]-[.B7])/([.A13]-[.A7])" office:value-type="float" office:value="-2.60127759626271" calcext:value-type="float">
            <text:p>-2.6012775963</text:p>
          </table:table-cell>
          <table:table-cell table:formula="of:=[.C10]*[.A10]*(1-[.A10])*96485/8.314/298.15" office:value-type="float" office:value="-3.99231802804923" calcext:value-type="float">
            <text:p>-3.992318028</text:p>
          </table:table-cell>
          <table:table-cell table:formula="of:=ABS([.D10])" office:value-type="float" office:value="3.99231802804923" calcext:value-type="float">
            <text:p>3.99231802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0]*96485/8.314/298.15*[.A10])" office:value-type="float" office:value="4.16352467328276" calcext:value-type="float">
            <text:p>4.1635246733</text:p>
          </table:table-cell>
          <table:table-cell table:formula="of:=[.$G$2]*[.H10]" office:value-type="float" office:value="4.16352467328276E-015" calcext:value-type="float">
            <text:p>4.16352467328276E-015</text:p>
          </table:table-cell>
        </table:table-row>
        <table:table-row table:style-name="ro1">
          <table:table-cell office:value-type="float" office:value="0.0461356783919598" calcext:value-type="float">
            <text:p>0.0461356784</text:p>
          </table:table-cell>
          <table:table-cell office:value-type="float" office:value="4.87998806728126" calcext:value-type="float">
            <text:p>4.8799880673</text:p>
          </table:table-cell>
          <table:table-cell table:formula="of:=([.B14]-[.B8])/([.A14]-[.A8])" office:value-type="float" office:value="-2.60128150393579" calcext:value-type="float">
            <text:p>-2.6012815039</text:p>
          </table:table-cell>
          <table:table-cell table:formula="of:=[.C11]*[.A11]*(1-[.A11])*96485/8.314/298.15" office:value-type="float" office:value="-4.45580150649288" calcext:value-type="float">
            <text:p>-4.4558015065</text:p>
          </table:table-cell>
          <table:table-cell table:formula="of:=ABS([.D11])" office:value-type="float" office:value="4.45580150649288" calcext:value-type="float">
            <text:p>4.455801506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1]*96485/8.314/298.15*[.A11])" office:value-type="float" office:value="4.67131583135557" calcext:value-type="float">
            <text:p>4.6713158314</text:p>
          </table:table-cell>
          <table:table-cell table:formula="of:=[.$G$2]*[.H11]" office:value-type="float" office:value="4.67131583135557E-015" calcext:value-type="float">
            <text:p>4.67131583135557E-015</text:p>
          </table:table-cell>
        </table:table-row>
        <table:table-row table:style-name="ro1">
          <table:table-cell office:value-type="float" office:value="0.0511507537688442" calcext:value-type="float">
            <text:p>0.0511507538</text:p>
          </table:table-cell>
          <table:table-cell office:value-type="float" office:value="4.86694243970083" calcext:value-type="float">
            <text:p>4.8669424397</text:p>
          </table:table-cell>
          <table:table-cell table:formula="of:=([.B15]-[.B9])/([.A15]-[.A9])" office:value-type="float" office:value="-2.60128229281695" calcext:value-type="float">
            <text:p>-2.6012822928</text:p>
          </table:table-cell>
          <table:table-cell table:formula="of:=[.C12]*[.A12]*(1-[.A12])*96485/8.314/298.15" office:value-type="float" office:value="-4.91418731879829" calcext:value-type="float">
            <text:p>-4.9141873188</text:p>
          </table:table-cell>
          <table:table-cell table:formula="of:=ABS([.D12])" office:value-type="float" office:value="4.91418731879829" calcext:value-type="float">
            <text:p>4.91418731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2]*96485/8.314/298.15*[.A12])" office:value-type="float" office:value="5.17910230557437" calcext:value-type="float">
            <text:p>5.1791023056</text:p>
          </table:table-cell>
          <table:table-cell table:formula="of:=[.$G$2]*[.H12]" office:value-type="float" office:value="5.17910230557437E-015" calcext:value-type="float">
            <text:p>5.17910230557437E-015</text:p>
          </table:table-cell>
        </table:table-row>
        <table:table-row table:style-name="ro1">
          <table:table-cell office:value-type="float" office:value="0.0561658291457287" calcext:value-type="float">
            <text:p>0.0561658291</text:p>
          </table:table-cell>
          <table:table-cell office:value-type="float" office:value="4.85389681196452" calcext:value-type="float">
            <text:p>4.853896812</text:p>
          </table:table-cell>
          <table:table-cell table:formula="of:=([.B16]-[.B10])/([.A16]-[.A10])" office:value-type="float" office:value="-2.60128245207445" calcext:value-type="float">
            <text:p>-2.6012824521</text:p>
          </table:table-cell>
          <table:table-cell table:formula="of:=[.C13]*[.A13]*(1-[.A13])*96485/8.314/298.15" office:value-type="float" office:value="-5.36747894774262" calcext:value-type="float">
            <text:p>-5.3674789477</text:p>
          </table:table-cell>
          <table:table-cell table:formula="of:=ABS([.D13])" office:value-type="float" office:value="5.36747894774262" calcext:value-type="float">
            <text:p>5.36747894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3]*96485/8.314/298.15*[.A13])" office:value-type="float" office:value="5.68688771130682" calcext:value-type="float">
            <text:p>5.6868877113</text:p>
          </table:table-cell>
          <table:table-cell table:formula="of:=[.$G$2]*[.H13]" office:value-type="float" office:value="5.68688771130682E-015" calcext:value-type="float">
            <text:p>5.68688771130682E-015</text:p>
          </table:table-cell>
        </table:table-row>
        <table:table-row table:style-name="ro1">
          <table:table-cell office:value-type="float" office:value="0.0611809045226131" calcext:value-type="float">
            <text:p>0.0611809045</text:p>
          </table:table-cell>
          <table:table-cell office:value-type="float" office:value="4.84085118419674" calcext:value-type="float">
            <text:p>4.8408511842</text:p>
          </table:table-cell>
          <table:table-cell table:formula="of:=([.B17]-[.B11])/([.A17]-[.A11])" office:value-type="float" office:value="-2.60128248422517" calcext:value-type="float">
            <text:p>-2.6012824842</text:p>
          </table:table-cell>
          <table:table-cell table:formula="of:=[.C14]*[.A14]*(1-[.A14])*96485/8.314/298.15" office:value-type="float" office:value="-5.81567718671669" calcext:value-type="float">
            <text:p>-5.8156771867</text:p>
          </table:table-cell>
          <table:table-cell table:formula="of:=ABS([.D14])" office:value-type="float" office:value="5.81567718671669" calcext:value-type="float">
            <text:p>5.815677186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4]*96485/8.314/298.15*[.A14])" office:value-type="float" office:value="6.19467287652414" calcext:value-type="float">
            <text:p>6.1946728765</text:p>
          </table:table-cell>
          <table:table-cell table:formula="of:=[.$G$2]*[.H14]" office:value-type="float" office:value="6.19467287652414E-015" calcext:value-type="float">
            <text:p>6.19467287652414E-015</text:p>
          </table:table-cell>
        </table:table-row>
        <table:table-row table:style-name="ro1">
          <table:table-cell office:value-type="float" office:value="0.0661959798994975" calcext:value-type="float">
            <text:p>0.0661959799</text:p>
          </table:table-cell>
          <table:table-cell office:value-type="float" office:value="4.8278055564226" calcext:value-type="float">
            <text:p>4.8278055564</text:p>
          </table:table-cell>
          <table:table-cell table:formula="of:=([.B18]-[.B12])/([.A18]-[.A12])" office:value-type="float" office:value="-2.60128249071558" calcext:value-type="float">
            <text:p>-2.6012824907</text:p>
          </table:table-cell>
          <table:table-cell table:formula="of:=[.C15]*[.A15]*(1-[.A15])*96485/8.314/298.15" office:value-type="float" office:value="-6.25878221391458" calcext:value-type="float">
            <text:p>-6.2587822139</text:p>
          </table:table-cell>
          <table:table-cell table:formula="of:=ABS([.D15])" office:value-type="float" office:value="6.25878221391458" calcext:value-type="float">
            <text:p>6.25878221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5]*96485/8.314/298.15*[.A15])" office:value-type="float" office:value="6.70245798817719" calcext:value-type="float">
            <text:p>6.7024579882</text:p>
          </table:table-cell>
          <table:table-cell table:formula="of:=[.$G$2]*[.H15]" office:value-type="float" office:value="6.70245798817719E-015" calcext:value-type="float">
            <text:p>6.70245798817719E-015</text:p>
          </table:table-cell>
        </table:table-row>
        <table:table-row table:style-name="ro1">
          <table:table-cell office:value-type="float" office:value="0.0712110552763819" calcext:value-type="float">
            <text:p>0.0712110553</text:p>
          </table:table-cell>
          <table:table-cell office:value-type="float" office:value="4.81475992864719" calcext:value-type="float">
            <text:p>4.8147599286</text:p>
          </table:table-cell>
          <table:table-cell table:formula="of:=([.B19]-[.B13])/([.A19]-[.A13])" office:value-type="float" office:value="-2.60128249202599" calcext:value-type="float">
            <text:p>-2.601282492</text:p>
          </table:table-cell>
          <table:table-cell table:formula="of:=[.C16]*[.A16]*(1-[.A16])*96485/8.314/298.15" office:value-type="float" office:value="-6.69679406891006" calcext:value-type="float">
            <text:p>-6.6967940689</text:p>
          </table:table-cell>
          <table:table-cell table:formula="of:=ABS([.D16])" office:value-type="float" office:value="6.69679406891006" calcext:value-type="float">
            <text:p>6.69679406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6]*96485/8.314/298.15*[.A16])" office:value-type="float" office:value="7.21024308800622" calcext:value-type="float">
            <text:p>7.210243088</text:p>
          </table:table-cell>
          <table:table-cell table:formula="of:=[.$G$2]*[.H16]" office:value-type="float" office:value="7.21024308800622E-015" calcext:value-type="float">
            <text:p>7.21024308800622E-015</text:p>
          </table:table-cell>
        </table:table-row>
        <table:table-row table:style-name="ro1">
          <table:table-cell office:value-type="float" office:value="0.0762261306532663" calcext:value-type="float">
            <text:p>0.0762261307</text:p>
          </table:table-cell>
          <table:table-cell office:value-type="float" office:value="4.80171430087151" calcext:value-type="float">
            <text:p>4.8017143009</text:p>
          </table:table-cell>
          <table:table-cell table:formula="of:=([.B20]-[.B14])/([.A20]-[.A14])" office:value-type="float" office:value="-2.60128249229085" calcext:value-type="float">
            <text:p>-2.6012824923</text:p>
          </table:table-cell>
          <table:table-cell table:formula="of:=[.C17]*[.A17]*(1-[.A17])*96485/8.314/298.15" office:value-type="float" office:value="-7.12971276041063" calcext:value-type="float">
            <text:p>-7.1297127604</text:p>
          </table:table-cell>
          <table:table-cell table:formula="of:=ABS([.D17])" office:value-type="float" office:value="7.12971276041063" calcext:value-type="float">
            <text:p>7.12971276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7]*96485/8.314/298.15*[.A17])" office:value-type="float" office:value="7.71802818524468" calcext:value-type="float">
            <text:p>7.7180281852</text:p>
          </table:table-cell>
          <table:table-cell table:formula="of:=[.$G$2]*[.H17]" office:value-type="float" office:value="7.71802818524468E-015" calcext:value-type="float">
            <text:p>7.71802818524468E-015</text:p>
          </table:table-cell>
        </table:table-row>
        <table:table-row table:style-name="ro1">
          <table:table-cell office:value-type="float" office:value="0.0812412060301508" calcext:value-type="float">
            <text:p>0.081241206</text:p>
          </table:table-cell>
          <table:table-cell office:value-type="float" office:value="4.78866867309578" calcext:value-type="float">
            <text:p>4.7886686731</text:p>
          </table:table-cell>
          <table:table-cell table:formula="of:=([.B21]-[.B15])/([.A21]-[.A15])" office:value-type="float" office:value="-2.60128249234666" calcext:value-type="float">
            <text:p>-2.6012824923</text:p>
          </table:table-cell>
          <table:table-cell table:formula="of:=[.C18]*[.A18]*(1-[.A18])*96485/8.314/298.15" office:value-type="float" office:value="-7.55753829032305" calcext:value-type="float">
            <text:p>-7.5575382903</text:p>
          </table:table-cell>
          <table:table-cell table:formula="of:=ABS([.D18])" office:value-type="float" office:value="7.55753829032305" calcext:value-type="float">
            <text:p>7.55753829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8]*96485/8.314/298.15*[.A18])" office:value-type="float" office:value="8.22581328192551" calcext:value-type="float">
            <text:p>8.2258132819</text:p>
          </table:table-cell>
          <table:table-cell table:formula="of:=[.$G$2]*[.H18]" office:value-type="float" office:value="8.22581328192551E-015" calcext:value-type="float">
            <text:p>8.22581328192551E-015</text:p>
          </table:table-cell>
        </table:table-row>
        <table:table-row table:style-name="ro1">
          <table:table-cell office:value-type="float" office:value="0.0862562814070352" calcext:value-type="float">
            <text:p>0.0862562814</text:p>
          </table:table-cell>
          <table:table-cell office:value-type="float" office:value="4.77562304532004" calcext:value-type="float">
            <text:p>4.7756230453</text:p>
          </table:table-cell>
          <table:table-cell table:formula="of:=([.B22]-[.B16])/([.A22]-[.A16])" office:value-type="float" office:value="-2.60128249237031" calcext:value-type="float">
            <text:p>-2.6012824924</text:p>
          </table:table-cell>
          <table:table-cell table:formula="of:=[.C19]*[.A19]*(1-[.A19])*96485/8.314/298.15" office:value-type="float" office:value="-7.98027065908648" calcext:value-type="float">
            <text:p>-7.9802706591</text:p>
          </table:table-cell>
          <table:table-cell table:formula="of:=ABS([.D19])" office:value-type="float" office:value="7.98027065908648" calcext:value-type="float">
            <text:p>7.98027065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19]*96485/8.314/298.15*[.A19])" office:value-type="float" office:value="8.73359837852014" calcext:value-type="float">
            <text:p>8.7335983785</text:p>
          </table:table-cell>
          <table:table-cell table:formula="of:=[.$G$2]*[.H19]" office:value-type="float" office:value="8.73359837852014E-015" calcext:value-type="float">
            <text:p>8.73359837852014E-015</text:p>
          </table:table-cell>
        </table:table-row>
        <table:table-row table:style-name="ro1">
          <table:table-cell office:value-type="float" office:value="0.0912713567839196" calcext:value-type="float">
            <text:p>0.0912713568</text:p>
          </table:table-cell>
          <table:table-cell office:value-type="float" office:value="4.76257741754429" calcext:value-type="float">
            <text:p>4.7625774175</text:p>
          </table:table-cell>
          <table:table-cell table:formula="of:=([.B23]-[.B17])/([.A23]-[.A17])" office:value-type="float" office:value="-2.60128249243405" calcext:value-type="float">
            <text:p>-2.6012824924</text:p>
          </table:table-cell>
          <table:table-cell table:formula="of:=[.C20]*[.A20]*(1-[.A20])*96485/8.314/298.15" office:value-type="float" office:value="-8.39790986691834" calcext:value-type="float">
            <text:p>-8.3979098669</text:p>
          </table:table-cell>
          <table:table-cell table:formula="of:=ABS([.D20])" office:value-type="float" office:value="8.39790986691834" calcext:value-type="float">
            <text:p>8.39790986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0]*96485/8.314/298.15*[.A20])" office:value-type="float" office:value="9.24138347526641" calcext:value-type="float">
            <text:p>9.2413834753</text:p>
          </table:table-cell>
          <table:table-cell table:formula="of:=[.$G$2]*[.H20]" office:value-type="float" office:value="9.24138347526641E-015" calcext:value-type="float">
            <text:p>9.24138347526641E-015</text:p>
          </table:table-cell>
        </table:table-row>
        <table:table-row table:style-name="ro1">
          <table:table-cell office:value-type="float" office:value="0.096286432160804" calcext:value-type="float">
            <text:p>0.0962864322</text:p>
          </table:table-cell>
          <table:table-cell office:value-type="float" office:value="4.74953178976847" calcext:value-type="float">
            <text:p>4.7495317898</text:p>
          </table:table-cell>
          <table:table-cell table:formula="of:=([.B24]-[.B18])/([.A24]-[.A18])" office:value-type="float" office:value="-2.60128249274018" calcext:value-type="float">
            <text:p>-2.6012824927</text:p>
          </table:table-cell>
          <table:table-cell table:formula="of:=[.C21]*[.A21]*(1-[.A21])*96485/8.314/298.15" office:value-type="float" office:value="-8.81045591452281" calcext:value-type="float">
            <text:p>-8.8104559145</text:p>
          </table:table-cell>
          <table:table-cell table:formula="of:=ABS([.D21])" office:value-type="float" office:value="8.81045591452281" calcext:value-type="float">
            <text:p>8.81045591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1]*96485/8.314/298.15*[.A21])" office:value-type="float" office:value="9.74916857294602" calcext:value-type="float">
            <text:p>9.7491685729</text:p>
          </table:table-cell>
          <table:table-cell table:formula="of:=[.$G$2]*[.H21]" office:value-type="float" office:value="9.74916857294602E-015" calcext:value-type="float">
            <text:p>9.74916857294602E-015</text:p>
          </table:table-cell>
        </table:table-row>
        <table:table-row table:style-name="ro1">
          <table:table-cell office:value-type="float" office:value="0.101301507537688" calcext:value-type="float">
            <text:p>0.1013015075</text:p>
          </table:table-cell>
          <table:table-cell office:value-type="float" office:value="4.73648616199235" calcext:value-type="float">
            <text:p>4.736486162</text:p>
          </table:table-cell>
          <table:table-cell table:formula="of:=([.B25]-[.B19])/([.A25]-[.A19])" office:value-type="float" office:value="-2.60128249425689" calcext:value-type="float">
            <text:p>-2.6012824943</text:p>
          </table:table-cell>
          <table:table-cell table:formula="of:=[.C22]*[.A22]*(1-[.A22])*96485/8.314/298.15" office:value-type="float" office:value="-9.2179088054442" calcext:value-type="float">
            <text:p>-9.2179088054</text:p>
          </table:table-cell>
          <table:table-cell table:formula="of:=ABS([.D22])" office:value-type="float" office:value="9.2179088054442" calcext:value-type="float">
            <text:p>9.21790880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2]*96485/8.314/298.15*[.A22])" office:value-type="float" office:value="10.2569536755185" calcext:value-type="float">
            <text:p>10.2569536755</text:p>
          </table:table-cell>
          <table:table-cell table:formula="of:=[.$G$2]*[.H22]" office:value-type="float" office:value="0.0000000000000102569536755185" calcext:value-type="float">
            <text:p>1.02569536755185E-014</text:p>
          </table:table-cell>
        </table:table-row>
        <table:table-row table:style-name="ro1">
          <table:table-cell office:value-type="float" office:value="0.106316582914573" calcext:value-type="float">
            <text:p>0.1063165829</text:p>
          </table:table-cell>
          <table:table-cell office:value-type="float" office:value="4.72344053421475" calcext:value-type="float">
            <text:p>4.7234405342</text:p>
          </table:table-cell>
          <table:table-cell table:formula="of:=([.B26]-[.B20])/([.A26]-[.A20])" office:value-type="float" office:value="-2.6012825017746" calcext:value-type="float">
            <text:p>-2.6012825018</text:p>
          </table:table-cell>
          <table:table-cell table:formula="of:=[.C23]*[.A23]*(1-[.A23])*96485/8.314/298.15" office:value-type="float" office:value="-9.62026855795891" calcext:value-type="float">
            <text:p>-9.620268558</text:p>
          </table:table-cell>
          <table:table-cell table:formula="of:=ABS([.D23])" office:value-type="float" office:value="9.62026855795891" calcext:value-type="float">
            <text:p>9.6202685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3]*96485/8.314/298.15*[.A23])" office:value-type="float" office:value="10.7647388035167" calcext:value-type="float">
            <text:p>10.7647388035</text:p>
          </table:table-cell>
          <table:table-cell table:formula="of:=[.$G$2]*[.H23]" office:value-type="float" office:value="0.0000000000000107647388035167" calcext:value-type="float">
            <text:p>1.07647388035167E-014</text:p>
          </table:table-cell>
        </table:table-row>
        <table:table-row table:style-name="ro1">
          <table:table-cell office:value-type="float" office:value="0.111331658291457" calcext:value-type="float">
            <text:p>0.1113316583</text:p>
          </table:table-cell>
          <table:table-cell office:value-type="float" office:value="4.71039490642981" calcext:value-type="float">
            <text:p>4.7103949064</text:p>
          </table:table-cell>
          <table:table-cell table:formula="of:=([.B27]-[.B21])/([.A27]-[.A21])" office:value-type="float" office:value="-2.60128253903686" calcext:value-type="float">
            <text:p>-2.601282539</text:p>
          </table:table-cell>
          <table:table-cell table:formula="of:=[.C24]*[.A24]*(1-[.A24])*96485/8.314/298.15" office:value-type="float" office:value="-10.0175352662437" calcext:value-type="float">
            <text:p>-10.0175352662</text:p>
          </table:table-cell>
          <table:table-cell table:formula="of:=ABS([.D24])" office:value-type="float" office:value="10.0175352662437" calcext:value-type="float">
            <text:p>10.01753526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4]*96485/8.314/298.15*[.A24])" office:value-type="float" office:value="11.2725240633464" calcext:value-type="float">
            <text:p>11.2725240633</text:p>
          </table:table-cell>
          <table:table-cell table:formula="of:=[.$G$2]*[.H24]" office:value-type="float" office:value="0.0000000000000112725240633464" calcext:value-type="float">
            <text:p>1.12725240633464E-014</text:p>
          </table:table-cell>
        </table:table-row>
        <table:table-row table:style-name="ro1">
          <table:table-cell office:value-type="float" office:value="0.116346733668342" calcext:value-type="float">
            <text:p>0.1163467337</text:p>
          </table:table-cell>
          <table:table-cell office:value-type="float" office:value="4.69734927860843" calcext:value-type="float">
            <text:p>4.6973492786</text:p>
          </table:table-cell>
          <table:table-cell table:formula="of:=([.B28]-[.B22])/([.A28]-[.A22])" office:value-type="float" office:value="-2.60128272373464" calcext:value-type="float">
            <text:p>-2.6012827237</text:p>
          </table:table-cell>
          <table:table-cell table:formula="of:=[.C25]*[.A25]*(1-[.A25])*96485/8.314/298.15" office:value-type="float" office:value="-10.4097094146785" calcext:value-type="float">
            <text:p>-10.4097094147</text:p>
          </table:table-cell>
          <table:table-cell table:formula="of:=ABS([.D25])" office:value-type="float" office:value="10.4097094146785" calcext:value-type="float">
            <text:p>10.40970941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5]*96485/8.314/298.15*[.A25])" office:value-type="float" office:value="11.7803100054083" calcext:value-type="float">
            <text:p>11.7803100054</text:p>
          </table:table-cell>
          <table:table-cell table:formula="of:=[.$G$2]*[.H25]" office:value-type="float" office:value="0.0000000000000117803100054083" calcext:value-type="float">
            <text:p>1.17803100054083E-014</text:p>
          </table:table-cell>
        </table:table-row>
        <table:table-row table:style-name="ro1">
          <table:table-cell office:value-type="float" office:value="0.121361809045226" calcext:value-type="float">
            <text:p>0.121361809</text:p>
          </table:table-cell>
          <table:table-cell office:value-type="float" office:value="4.68430365060647" calcext:value-type="float">
            <text:p>4.6843036506</text:p>
          </table:table-cell>
          <table:table-cell table:formula="of:=([.B29]-[.B23])/([.A29]-[.A23])" office:value-type="float" office:value="-2.60128363921948" calcext:value-type="float">
            <text:p>-2.6012836392</text:p>
          </table:table-cell>
          <table:table-cell table:formula="of:=[.C26]*[.A26]*(1-[.A26])*96485/8.314/298.15" office:value-type="float" office:value="-10.7967934900989" calcext:value-type="float">
            <text:p>-10.7967934901</text:p>
          </table:table-cell>
          <table:table-cell table:formula="of:=ABS([.D26])" office:value-type="float" office:value="10.7967934900989" calcext:value-type="float">
            <text:p>10.79679349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6]*96485/8.314/298.15*[.A26])" office:value-type="float" office:value="12.2880994717138" calcext:value-type="float">
            <text:p>12.2880994717</text:p>
          </table:table-cell>
          <table:table-cell table:formula="of:=[.$G$2]*[.H26]" office:value-type="float" office:value="0.0000000000000122880994717138" calcext:value-type="float">
            <text:p>1.22880994717138E-014</text:p>
          </table:table-cell>
        </table:table-row>
        <table:table-row table:style-name="ro1">
          <table:table-cell office:value-type="float" office:value="0.126376884422111" calcext:value-type="float">
            <text:p>0.1263768844</text:p>
          </table:table-cell>
          <table:table-cell office:value-type="float" office:value="4.67125802170941" calcext:value-type="float">
            <text:p>4.6712580217</text:p>
          </table:table-cell>
          <table:table-cell table:formula="of:=([.B30]-[.B24])/([.A30]-[.A24])" office:value-type="float" office:value="-2.60128817690527" calcext:value-type="float">
            <text:p>-2.6012881769</text:p>
          </table:table-cell>
          <table:table-cell table:formula="of:=[.C27]*[.A27]*(1-[.A27])*96485/8.314/298.15" office:value-type="float" office:value="-11.1788002389482" calcext:value-type="float">
            <text:p>-11.1788002389</text:p>
          </table:table-cell>
          <table:table-cell table:formula="of:=ABS([.D27])" office:value-type="float" office:value="11.1788002389482" calcext:value-type="float">
            <text:p>11.17880023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7]*96485/8.314/298.15*[.A27])" office:value-type="float" office:value="12.7959071132791" calcext:value-type="float">
            <text:p>12.7959071133</text:p>
          </table:table-cell>
          <table:table-cell table:formula="of:=[.$G$2]*[.H27]" office:value-type="float" office:value="0.0000000000000127959071132791" calcext:value-type="float">
            <text:p>1.27959071132791E-014</text:p>
          </table:table-cell>
        </table:table-row>
        <table:table-row table:style-name="ro1">
          <table:table-cell office:value-type="float" office:value="0.131391959798995" calcext:value-type="float">
            <text:p>0.1313919598</text:p>
          </table:table-cell>
          <table:table-cell office:value-type="float" office:value="4.65821238837565" calcext:value-type="float">
            <text:p>4.6582123884</text:p>
          </table:table-cell>
          <table:table-cell table:formula="of:=([.B31]-[.B25])/([.A31]-[.A25])" office:value-type="float" office:value="-2.60131066810932" calcext:value-type="float">
            <text:p>-2.6013106681</text:p>
          </table:table-cell>
          <table:table-cell table:formula="of:=[.C28]*[.A28]*(1-[.A28])*96485/8.314/298.15" office:value-type="float" office:value="-11.5557948942557" calcext:value-type="float">
            <text:p>-11.5557948943</text:p>
          </table:table-cell>
          <table:table-cell table:formula="of:=ABS([.D28])" office:value-type="float" office:value="11.5557948942557" calcext:value-type="float">
            <text:p>11.55579489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8]*96485/8.314/298.15*[.A28])" office:value-type="float" office:value="13.3038083455705" calcext:value-type="float">
            <text:p>13.3038083456</text:p>
          </table:table-cell>
          <table:table-cell table:formula="of:=[.$G$2]*[.H28]" office:value-type="float" office:value="0.0000000000000133038083455705" calcext:value-type="float">
            <text:p>1.33038083455705E-014</text:p>
          </table:table-cell>
        </table:table-row>
        <table:table-row table:style-name="ro1">
          <table:table-cell office:value-type="float" office:value="0.136407035175879" calcext:value-type="float">
            <text:p>0.1364070352</text:p>
          </table:table-cell>
          <table:table-cell office:value-type="float" office:value="4.6451667330507" calcext:value-type="float">
            <text:p>4.6451667331</text:p>
          </table:table-cell>
          <table:table-cell table:formula="of:=([.B32]-[.B26])/([.A32]-[.A26])" office:value-type="float" office:value="-2.60142214528384" calcext:value-type="float">
            <text:p>-2.6014221453</text:p>
          </table:table-cell>
          <table:table-cell table:formula="of:=[.C29]*[.A29]*(1-[.A29])*96485/8.314/298.15" office:value-type="float" office:value="-11.9281108275573" calcext:value-type="float">
            <text:p>-11.9281108276</text:p>
          </table:table-cell>
          <table:table-cell table:formula="of:=ABS([.D29])" office:value-type="float" office:value="11.9281108275573" calcext:value-type="float">
            <text:p>11.92811082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29]*96485/8.314/298.15*[.A29])" office:value-type="float" office:value="13.8121908276391" calcext:value-type="float">
            <text:p>13.8121908276</text:p>
          </table:table-cell>
          <table:table-cell table:formula="of:=[.$G$2]*[.H29]" office:value-type="float" office:value="0.0000000000000138121908276391" calcext:value-type="float">
            <text:p>1.38121908276391E-014</text:p>
          </table:table-cell>
        </table:table-row>
        <table:table-row table:style-name="ro1">
          <table:table-cell office:value-type="float" office:value="0.141422110552764" calcext:value-type="float">
            <text:p>0.1414221106</text:p>
          </table:table-cell>
          <table:table-cell office:value-type="float" office:value="4.63212096872474" calcext:value-type="float">
            <text:p>4.6321209687</text:p>
          </table:table-cell>
          <table:table-cell table:formula="of:=([.B33]-[.B27])/([.A33]-[.A27])" office:value-type="float" office:value="-2.60197467314809" calcext:value-type="float">
            <text:p>-2.6019746731</text:p>
          </table:table-cell>
          <table:table-cell table:formula="of:=[.C30]*[.A30]*(1-[.A30])*96485/8.314/298.15" office:value-type="float" office:value="-12.2974494681322" calcext:value-type="float">
            <text:p>-12.2974494681</text:p>
          </table:table-cell>
          <table:table-cell table:formula="of:=ABS([.D30])" office:value-type="float" office:value="12.2974494681322" calcext:value-type="float">
            <text:p>12.29744946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0]*96485/8.314/298.15*[.A30])" office:value-type="float" office:value="14.3230446757131" calcext:value-type="float">
            <text:p>14.3230446757</text:p>
          </table:table-cell>
          <table:table-cell table:formula="of:=[.$G$2]*[.H30]" office:value-type="float" office:value="0.0000000000000143230446757131" calcext:value-type="float">
            <text:p>1.43230446757131E-014</text:p>
          </table:table-cell>
        </table:table-row>
        <table:table-row table:style-name="ro1">
          <table:table-cell office:value-type="float" office:value="0.146437185929648" calcext:value-type="float">
            <text:p>0.1464371859</text:p>
          </table:table-cell>
          <table:table-cell office:value-type="float" office:value="4.61907466413286" calcext:value-type="float">
            <text:p>4.6190746641</text:p>
          </table:table-cell>
          <table:table-cell table:formula="of:=([.B34]-[.B28])/([.A34]-[.A28])" office:value-type="float" office:value="-2.60471320271626" calcext:value-type="float">
            <text:p>-2.6047132027</text:p>
          </table:table-cell>
          <table:table-cell table:formula="of:=[.C31]*[.A31]*(1-[.A31])*96485/8.314/298.15" office:value-type="float" office:value="-12.6724836554872" calcext:value-type="float">
            <text:p>-12.6724836555</text:p>
          </table:table-cell>
          <table:table-cell table:formula="of:=ABS([.D31])" office:value-type="float" office:value="12.6724836554872" calcext:value-type="float">
            <text:p>12.67248365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1]*96485/8.314/298.15*[.A31])" office:value-type="float" office:value="14.8465742023793" calcext:value-type="float">
            <text:p>14.8465742024</text:p>
          </table:table-cell>
          <table:table-cell table:formula="of:=[.$G$2]*[.H31]" office:value-type="float" office:value="0.0000000000000148465742023793" calcext:value-type="float">
            <text:p>1.48465742023793E-014</text:p>
          </table:table-cell>
        </table:table-row>
        <table:table-row table:style-name="ro1">
          <table:table-cell office:value-type="float" office:value="0.151452261306533" calcext:value-type="float">
            <text:p>0.1514522613</text:p>
          </table:table-cell>
          <table:table-cell office:value-type="float" office:value="4.6060256817323" calcext:value-type="float">
            <text:p>4.6060256817</text:p>
          </table:table-cell>
          <table:table-cell table:formula="of:=([.B35]-[.B29])/([.A35]-[.A29])" office:value-type="float" office:value="-2.61828517143323" calcext:value-type="float">
            <text:p>-2.6182851714</text:p>
          </table:table-cell>
          <table:table-cell table:formula="of:=[.C32]*[.A32]*(1-[.A32])*96485/8.314/298.15" office:value-type="float" office:value="-13.097365762882" calcext:value-type="float">
            <text:p>-13.0973657629</text:p>
          </table:table-cell>
          <table:table-cell table:formula="of:=ABS([.D32])" office:value-type="float" office:value="13.097365762882" calcext:value-type="float">
            <text:p>13.097365762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2]*96485/8.314/298.15*[.A32])" office:value-type="float" office:value="15.4350370234306" calcext:value-type="float">
            <text:p>15.4350370234</text:p>
          </table:table-cell>
          <table:table-cell table:formula="of:=[.$G$2]*[.H32]" office:value-type="float" office:value="0.0000000000000154350370234306" calcext:value-type="float">
            <text:p>1.54350370234306E-014</text:p>
          </table:table-cell>
        </table:table-row>
        <table:table-row table:style-name="ro1">
          <table:table-cell office:value-type="float" office:value="0.156467336683417" calcext:value-type="float">
            <text:p>0.1564673367</text:p>
          </table:table-cell>
          <table:table-cell office:value-type="float" office:value="4.59296342702192" calcext:value-type="float">
            <text:p>4.592963427</text:p>
          </table:table-cell>
          <table:table-cell table:formula="of:=([.B36]-[.B30])/([.A36]-[.A30])" office:value-type="float" office:value="-2.66367441862573" calcext:value-type="float">
            <text:p>-2.6636744186</text:p>
          </table:table-cell>
          <table:table-cell table:formula="of:=[.C33]*[.A33]*(1-[.A33])*96485/8.314/298.15" office:value-type="float" office:value="-13.6842721094243" calcext:value-type="float">
            <text:p>-13.6842721094</text:p>
          </table:table-cell>
          <table:table-cell table:formula="of:=ABS([.D33])" office:value-type="float" office:value="13.6842721094243" calcext:value-type="float">
            <text:p>13.68427210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3]*96485/8.314/298.15*[.A33])" office:value-type="float" office:value="16.2225752534831" calcext:value-type="float">
            <text:p>16.2225752535</text:p>
          </table:table-cell>
          <table:table-cell table:formula="of:=[.$G$2]*[.H33]" office:value-type="float" office:value="0.0000000000000162225752534831" calcext:value-type="float">
            <text:p>1.62225752534831E-014</text:p>
          </table:table-cell>
        </table:table-row>
        <table:table-row table:style-name="ro1">
          <table:table-cell office:value-type="float" office:value="0.161482412060302" calcext:value-type="float">
            <text:p>0.1614824121</text:p>
          </table:table-cell>
          <table:table-cell office:value-type="float" office:value="4.57983539009492" calcext:value-type="float">
            <text:p>4.5798353901</text:p>
          </table:table-cell>
          <table:table-cell table:formula="of:=([.B37]-[.B31])/([.A37]-[.A31])" office:value-type="float" office:value="-2.72541690050285" calcext:value-type="float">
            <text:p>-2.7254169005</text:p>
          </table:table-cell>
          <table:table-cell table:formula="of:=[.C34]*[.A34]*(1-[.A34])*96485/8.314/298.15" office:value-type="float" office:value="-14.3643280937401" calcext:value-type="float">
            <text:p>-14.3643280937</text:p>
          </table:table-cell>
          <table:table-cell table:formula="of:=ABS([.D34])" office:value-type="float" office:value="14.3643280937401" calcext:value-type="float">
            <text:p>14.364328093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4]*96485/8.314/298.15*[.A34])" office:value-type="float" office:value="17.1306223033846" calcext:value-type="float">
            <text:p>17.1306223034</text:p>
          </table:table-cell>
          <table:table-cell table:formula="of:=[.$G$2]*[.H34]" office:value-type="float" office:value="0.0000000000000171306223033846" calcext:value-type="float">
            <text:p>1.71306223033846E-014</text:p>
          </table:table-cell>
        </table:table-row>
        <table:table-row table:style-name="ro1">
          <table:table-cell office:value-type="float" office:value="0.166497487437186" calcext:value-type="float">
            <text:p>0.1664974874</text:p>
          </table:table-cell>
          <table:table-cell office:value-type="float" office:value="4.5663813480932" calcext:value-type="float">
            <text:p>4.5663813481</text:p>
          </table:table-cell>
          <table:table-cell table:formula="of:=([.B38]-[.B32])/([.A38]-[.A32])" office:value-type="float" office:value="-2.79090802672884" calcext:value-type="float">
            <text:p>-2.7909080267</text:p>
          </table:table-cell>
          <table:table-cell table:formula="of:=[.C35]*[.A35]*(1-[.A35])*96485/8.314/298.15" office:value-type="float" office:value="-15.0756167888126" calcext:value-type="float">
            <text:p>-15.0756167888</text:p>
          </table:table-cell>
          <table:table-cell table:formula="of:=ABS([.D35])" office:value-type="float" office:value="15.0756167888126" calcext:value-type="float">
            <text:p>15.07561678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5]*96485/8.314/298.15*[.A35])" office:value-type="float" office:value="18.0870681990613" calcext:value-type="float">
            <text:p>18.0870681991</text:p>
          </table:table-cell>
          <table:table-cell table:formula="of:=[.$G$2]*[.H35]" office:value-type="float" office:value="0.0000000000000180870681990613" calcext:value-type="float">
            <text:p>1.80870681990613E-014</text:p>
          </table:table-cell>
        </table:table-row>
        <table:table-row table:style-name="ro1">
          <table:table-cell office:value-type="float" office:value="0.17151256281407" calcext:value-type="float">
            <text:p>0.1715125628</text:p>
          </table:table-cell>
          <table:table-cell office:value-type="float" office:value="4.55196980079142" calcext:value-type="float">
            <text:p>4.5519698008</text:p>
          </table:table-cell>
          <table:table-cell table:formula="of:=([.B39]-[.B33])/([.A39]-[.A33])" office:value-type="float" office:value="-2.85911195003732" calcext:value-type="float">
            <text:p>-2.85911195</text:p>
          </table:table-cell>
          <table:table-cell table:formula="of:=[.C36]*[.A36]*(1-[.A36])*96485/8.314/298.15" office:value-type="float" office:value="-15.8134995954456" calcext:value-type="float">
            <text:p>-15.8134995954</text:p>
          </table:table-cell>
          <table:table-cell table:formula="of:=ABS([.D36])" office:value-type="float" office:value="15.8134995954456" calcext:value-type="float">
            <text:p>15.81349959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6]*96485/8.314/298.15*[.A36])" office:value-type="float" office:value="19.0871929804491" calcext:value-type="float">
            <text:p>19.0871929804</text:p>
          </table:table-cell>
          <table:table-cell table:formula="of:=[.$G$2]*[.H36]" office:value-type="float" office:value="0.0000000000000190871929804491" calcext:value-type="float">
            <text:p>1.90871929804491E-014</text:p>
          </table:table-cell>
        </table:table-row>
        <table:table-row table:style-name="ro1">
          <table:table-cell office:value-type="float" office:value="0.176527638190955" calcext:value-type="float">
            <text:p>0.1765276382</text:p>
          </table:table-cell>
          <table:table-cell office:value-type="float" office:value="4.53706563699612" calcext:value-type="float">
            <text:p>4.537065637</text:p>
          </table:table-cell>
          <table:table-cell table:formula="of:=([.B40]-[.B34])/([.A40]-[.A34])" office:value-type="float" office:value="-2.93010337929042" calcext:value-type="float">
            <text:p>-2.9301033793</text:p>
          </table:table-cell>
          <table:table-cell table:formula="of:=[.C37]*[.A37]*(1-[.A37])*96485/8.314/298.15" office:value-type="float" office:value="-16.579050288774" calcext:value-type="float">
            <text:p>-16.5790502888</text:p>
          </table:table-cell>
          <table:table-cell table:formula="of:=ABS([.D37])" office:value-type="float" office:value="16.579050288774" calcext:value-type="float">
            <text:p>16.57905028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7]*96485/8.314/298.15*[.A37])" office:value-type="float" office:value="20.1330986414072" calcext:value-type="float">
            <text:p>20.1330986414</text:p>
          </table:table-cell>
          <table:table-cell table:formula="of:=[.$G$2]*[.H37]" office:value-type="float" office:value="0.0000000000000201330986414072" calcext:value-type="float">
            <text:p>2.01330986414072E-014</text:p>
          </table:table-cell>
        </table:table-row>
        <table:table-row table:style-name="ro1">
          <table:table-cell office:value-type="float" office:value="0.181542713567839" calcext:value-type="float">
            <text:p>0.1815427136</text:p>
          </table:table-cell>
          <table:table-cell office:value-type="float" office:value="4.52204599698832" calcext:value-type="float">
            <text:p>4.522045997</text:p>
          </table:table-cell>
          <table:table-cell table:formula="of:=([.B41]-[.B35])/([.A41]-[.A35])" office:value-type="float" office:value="-2.99016453976506" calcext:value-type="float">
            <text:p>-2.9901645398</text:p>
          </table:table-cell>
          <table:table-cell table:formula="of:=[.C38]*[.A38]*(1-[.A38])*96485/8.314/298.15" office:value-type="float" office:value="-17.2935795635882" calcext:value-type="float">
            <text:p>-17.2935795636</text:p>
          </table:table-cell>
          <table:table-cell table:formula="of:=ABS([.D38])" office:value-type="float" office:value="17.2935795635882" calcext:value-type="float">
            <text:p>17.293579563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8]*96485/8.314/298.15*[.A38])" office:value-type="float" office:value="21.1294832977476" calcext:value-type="float">
            <text:p>21.1294832977</text:p>
          </table:table-cell>
          <table:table-cell table:formula="of:=[.$G$2]*[.H38]" office:value-type="float" office:value="0.0000000000000211294832977476" calcext:value-type="float">
            <text:p>2.11294832977476E-014</text:p>
          </table:table-cell>
        </table:table-row>
        <table:table-row table:style-name="ro1">
          <table:table-cell office:value-type="float" office:value="0.186557788944724" calcext:value-type="float">
            <text:p>0.1865577889</text:p>
          </table:table-cell>
          <table:table-cell office:value-type="float" office:value="4.50693145537959" calcext:value-type="float">
            <text:p>4.5069314554</text:p>
          </table:table-cell>
          <table:table-cell table:formula="of:=([.B42]-[.B36])/([.A42]-[.A36])" office:value-type="float" office:value="-3.00888062974791" calcext:value-type="float">
            <text:p>-3.0088806297</text:p>
          </table:table-cell>
          <table:table-cell table:formula="of:=[.C39]*[.A39]*(1-[.A39])*96485/8.314/298.15" office:value-type="float" office:value="-17.7729703648073" calcext:value-type="float">
            <text:p>-17.7729703648</text:p>
          </table:table-cell>
          <table:table-cell table:formula="of:=ABS([.D39])" office:value-type="float" office:value="17.7729703648073" calcext:value-type="float">
            <text:p>17.77297036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39]*96485/8.314/298.15*[.A39])" office:value-type="float" office:value="21.8490878924889" calcext:value-type="float">
            <text:p>21.8490878925</text:p>
          </table:table-cell>
          <table:table-cell table:formula="of:=[.$G$2]*[.H39]" office:value-type="float" office:value="0.0000000000000218490878924889" calcext:value-type="float">
            <text:p>2.18490878924889E-014</text:p>
          </table:table-cell>
        </table:table-row>
        <table:table-row table:style-name="ro1">
          <table:table-cell office:value-type="float" office:value="0.191572864321608" calcext:value-type="float">
            <text:p>0.1915728643</text:p>
          </table:table-cell>
          <table:table-cell office:value-type="float" office:value="4.49166725423969" calcext:value-type="float">
            <text:p>4.4916672542</text:p>
          </table:table-cell>
          <table:table-cell table:formula="of:=([.B43]-[.B37])/([.A43]-[.A37])" office:value-type="float" office:value="-2.97182043943725" calcext:value-type="float">
            <text:p>-2.9718204394</text:p>
          </table:table-cell>
          <table:table-cell table:formula="of:=[.C40]*[.A40]*(1-[.A40])*96485/8.314/298.15" office:value-type="float" office:value="-17.914818311024" calcext:value-type="float">
            <text:p>-17.914818311</text:p>
          </table:table-cell>
          <table:table-cell table:formula="of:=ABS([.D40])" office:value-type="float" office:value="17.914818311024" calcext:value-type="float">
            <text:p>17.9148183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0]*96485/8.314/298.15*[.A40])" office:value-type="float" office:value="22.1600902794916" calcext:value-type="float">
            <text:p>22.1600902795</text:p>
          </table:table-cell>
          <table:table-cell table:formula="of:=[.$G$2]*[.H40]" office:value-type="float" office:value="0.0000000000000221600902794916" calcext:value-type="float">
            <text:p>2.21600902794916E-014</text:p>
          </table:table-cell>
        </table:table-row>
        <table:table-row table:style-name="ro1">
          <table:table-cell office:value-type="float" office:value="0.196587939698492" calcext:value-type="float">
            <text:p>0.1965879397</text:p>
          </table:table-cell>
          <table:table-cell office:value-type="float" office:value="4.47640594475595" calcext:value-type="float">
            <text:p>4.4764059448</text:p>
          </table:table-cell>
          <table:table-cell table:formula="of:=([.B44]-[.B38])/([.A44]-[.A38])" office:value-type="float" office:value="-2.89527523747978" calcext:value-type="float">
            <text:p>-2.8952752375</text:p>
          </table:table-cell>
          <table:table-cell table:formula="of:=[.C41]*[.A41]*(1-[.A41])*96485/8.314/298.15" office:value-type="float" office:value="-17.7991818939499" calcext:value-type="float">
            <text:p>-17.7991818939</text:p>
          </table:table-cell>
          <table:table-cell table:formula="of:=ABS([.D41])" office:value-type="float" office:value="17.7991818939499" calcext:value-type="float">
            <text:p>17.79918189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1]*96485/8.314/298.15*[.A41])" office:value-type="float" office:value="22.1544868112512" calcext:value-type="float">
            <text:p>22.1544868113</text:p>
          </table:table-cell>
          <table:table-cell table:formula="of:=[.$G$2]*[.H41]" office:value-type="float" office:value="0.0000000000000221544868112512" calcext:value-type="float">
            <text:p>2.21544868112512E-014</text:p>
          </table:table-cell>
        </table:table-row>
        <table:table-row table:style-name="ro1">
          <table:table-cell office:value-type="float" office:value="0.201603015075377" calcext:value-type="float">
            <text:p>0.2016030151</text:p>
          </table:table-cell>
          <table:table-cell office:value-type="float" office:value="4.46143122184202" calcext:value-type="float">
            <text:p>4.4614312218</text:p>
          </table:table-cell>
          <table:table-cell table:formula="of:=([.B45]-[.B39])/([.A45]-[.A39])" office:value-type="float" office:value="-2.80708271699516" calcext:value-type="float">
            <text:p>-2.807082717</text:p>
          </table:table-cell>
          <table:table-cell table:formula="of:=[.C42]*[.A42]*(1-[.A42])*96485/8.314/298.15" office:value-type="float" office:value="-17.5867701953589" calcext:value-type="float">
            <text:p>-17.5867701954</text:p>
          </table:table-cell>
          <table:table-cell table:formula="of:=ABS([.D42])" office:value-type="float" office:value="17.5867701953589" calcext:value-type="float">
            <text:p>17.58677019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2]*96485/8.314/298.15*[.A42])" office:value-type="float" office:value="22.0276009647247" calcext:value-type="float">
            <text:p>22.0276009647</text:p>
          </table:table-cell>
          <table:table-cell table:formula="of:=[.$G$2]*[.H42]" office:value-type="float" office:value="0.0000000000000220276009647247" calcext:value-type="float">
            <text:p>2.20276009647247E-014</text:p>
          </table:table-cell>
        </table:table-row>
        <table:table-row table:style-name="ro1">
          <table:table-cell office:value-type="float" office:value="0.206618090452261" calcext:value-type="float">
            <text:p>0.2066180905</text:p>
          </table:table-cell>
          <table:table-cell office:value-type="float" office:value="4.44764221593406" calcext:value-type="float">
            <text:p>4.4476422159</text:p>
          </table:table-cell>
          <table:table-cell table:formula="of:=([.B46]-[.B40])/([.A46]-[.A40])" office:value-type="float" office:value="-2.71100485180634" calcext:value-type="float">
            <text:p>-2.7110048518</text:p>
          </table:table-cell>
          <table:table-cell table:formula="of:=[.C43]*[.A43]*(1-[.A43])*96485/8.314/298.15" office:value-type="float" office:value="-17.2980002587977" calcext:value-type="float">
            <text:p>-17.2980002588</text:p>
          </table:table-cell>
          <table:table-cell table:formula="of:=ABS([.D43])" office:value-type="float" office:value="17.2980002587977" calcext:value-type="float">
            <text:p>17.29800025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3]*96485/8.314/298.15*[.A43])" office:value-type="float" office:value="21.8028670059522" calcext:value-type="float">
            <text:p>21.802867006</text:p>
          </table:table-cell>
          <table:table-cell table:formula="of:=[.$G$2]*[.H43]" office:value-type="float" office:value="0.0000000000000218028670059522" calcext:value-type="float">
            <text:p>2.18028670059522E-014</text:p>
          </table:table-cell>
        </table:table-row>
        <table:table-row table:style-name="ro1">
          <table:table-cell office:value-type="float" office:value="0.211633165829146" calcext:value-type="float">
            <text:p>0.2116331658</text:p>
          </table:table-cell>
          <table:table-cell office:value-type="float" office:value="4.43492585567159" calcext:value-type="float">
            <text:p>4.4349258557</text:p>
          </table:table-cell>
          <table:table-cell table:formula="of:=([.B47]-[.B41])/([.A47]-[.A41])" office:value-type="float" office:value="-2.60902263770461" calcext:value-type="float">
            <text:p>-2.6090226377</text:p>
          </table:table-cell>
          <table:table-cell table:formula="of:=[.C44]*[.A44]*(1-[.A44])*96485/8.314/298.15" office:value-type="float" office:value="-16.9435687409708" calcext:value-type="float">
            <text:p>-16.943568741</text:p>
          </table:table-cell>
          <table:table-cell table:formula="of:=ABS([.D44])" office:value-type="float" office:value="16.9435687409708" calcext:value-type="float">
            <text:p>16.9435687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4]*96485/8.314/298.15*[.A44])" office:value-type="float" office:value="21.4919857185403" calcext:value-type="float">
            <text:p>21.4919857185</text:p>
          </table:table-cell>
          <table:table-cell table:formula="of:=[.$G$2]*[.H44]" office:value-type="float" office:value="0.0000000000000214919857185403" calcext:value-type="float">
            <text:p>2.14919857185403E-014</text:p>
          </table:table-cell>
        </table:table-row>
        <table:table-row table:style-name="ro1">
          <table:table-cell office:value-type="float" office:value="0.21664824120603" calcext:value-type="float">
            <text:p>0.2166482412</text:p>
          </table:table-cell>
          <table:table-cell office:value-type="float" office:value="4.42246506689031" calcext:value-type="float">
            <text:p>4.4224650669</text:p>
          </table:table-cell>
          <table:table-cell table:formula="of:=([.B48]-[.B42])/([.A48]-[.A42])" office:value-type="float" office:value="-2.50892905009739" calcext:value-type="float">
            <text:p>-2.5089290501</text:p>
          </table:table-cell>
          <table:table-cell table:formula="of:=[.C45]*[.A45]*(1-[.A45])*96485/8.314/298.15" office:value-type="float" office:value="-16.5735421817354" calcext:value-type="float">
            <text:p>-16.5735421817</text:p>
          </table:table-cell>
          <table:table-cell table:formula="of:=ABS([.D45])" office:value-type="float" office:value="16.5735421817354" calcext:value-type="float">
            <text:p>16.573542181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5]*96485/8.314/298.15*[.A45])" office:value-type="float" office:value="21.1572157663265" calcext:value-type="float">
            <text:p>21.1572157663</text:p>
          </table:table-cell>
          <table:table-cell table:formula="of:=[.$G$2]*[.H45]" office:value-type="float" office:value="0.0000000000000211572157663265" calcext:value-type="float">
            <text:p>2.11572157663265E-014</text:p>
          </table:table-cell>
        </table:table-row>
        <table:table-row table:style-name="ro1">
          <table:table-cell office:value-type="float" office:value="0.221663316582915" calcext:value-type="float">
            <text:p>0.2216633166</text:p>
          </table:table-cell>
          <table:table-cell office:value-type="float" office:value="4.41009189216624" calcext:value-type="float">
            <text:p>4.4100918922</text:p>
          </table:table-cell>
          <table:table-cell table:formula="of:=([.B49]-[.B43])/([.A49]-[.A43])" office:value-type="float" office:value="-2.44567524150379" calcext:value-type="float">
            <text:p>-2.4456752415</text:p>
          </table:table-cell>
          <table:table-cell table:formula="of:=[.C46]*[.A46]*(1-[.A46])*96485/8.314/298.15" office:value-type="float" office:value="-16.4238541926117" calcext:value-type="float">
            <text:p>-16.4238541926</text:p>
          </table:table-cell>
          <table:table-cell table:formula="of:=ABS([.D46])" office:value-type="float" office:value="16.4238541926117" calcext:value-type="float">
            <text:p>16.42385419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6]*96485/8.314/298.15*[.A46])" office:value-type="float" office:value="21.1012207731326" calcext:value-type="float">
            <text:p>21.1012207731</text:p>
          </table:table-cell>
          <table:table-cell table:formula="of:=[.$G$2]*[.H46]" office:value-type="float" office:value="0.0000000000000211012207731326" calcext:value-type="float">
            <text:p>2.11012207731326E-014</text:p>
          </table:table-cell>
        </table:table-row>
        <table:table-row table:style-name="ro1">
          <table:table-cell office:value-type="float" office:value="0.226678391959799" calcext:value-type="float">
            <text:p>0.226678392</text:p>
          </table:table-cell>
          <table:table-cell office:value-type="float" office:value="4.39789927362743" calcext:value-type="float">
            <text:p>4.3978992736</text:p>
          </table:table-cell>
          <table:table-cell table:formula="of:=([.B50]-[.B44])/([.A50]-[.A44])" office:value-type="float" office:value="-2.41504586564018" calcext:value-type="float">
            <text:p>-2.4150458656</text:p>
          </table:table-cell>
          <table:table-cell table:formula="of:=[.C47]*[.A47]*(1-[.A47])*96485/8.314/298.15" office:value-type="float" office:value="-16.4782322218025" calcext:value-type="float">
            <text:p>-16.4782322218</text:p>
          </table:table-cell>
          <table:table-cell table:formula="of:=ABS([.D47])" office:value-type="float" office:value="16.4782322218025" calcext:value-type="float">
            <text:p>16.47823222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7]*96485/8.314/298.15*[.A47])" office:value-type="float" office:value="21.3083819855527" calcext:value-type="float">
            <text:p>21.3083819856</text:p>
          </table:table-cell>
          <table:table-cell table:formula="of:=[.$G$2]*[.H47]" office:value-type="float" office:value="0.0000000000000213083819855527" calcext:value-type="float">
            <text:p>2.13083819855527E-014</text:p>
          </table:table-cell>
        </table:table-row>
        <table:table-row table:style-name="ro1">
          <table:table-cell office:value-type="float" office:value="0.231693467336683" calcext:value-type="float">
            <text:p>0.2316934673</text:p>
          </table:table-cell>
          <table:table-cell office:value-type="float" office:value="4.38593641203306" calcext:value-type="float">
            <text:p>4.385936412</text:p>
          </table:table-cell>
          <table:table-cell table:formula="of:=([.B51]-[.B45])/([.A51]-[.A45])" office:value-type="float" office:value="-2.38016966174867" calcext:value-type="float">
            <text:p>-2.3801696617</text:p>
          </table:table-cell>
          <table:table-cell table:formula="of:=[.C48]*[.A48]*(1-[.A48])*96485/8.314/298.15" office:value-type="float" office:value="-16.4919191622296" calcext:value-type="float">
            <text:p>-16.4919191622</text:p>
          </table:table-cell>
          <table:table-cell table:formula="of:=ABS([.D48])" office:value-type="float" office:value="16.4919191622296" calcext:value-type="float">
            <text:p>16.491919162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8]*96485/8.314/298.15*[.A48])" office:value-type="float" office:value="21.4652856133616" calcext:value-type="float">
            <text:p>21.4652856134</text:p>
          </table:table-cell>
          <table:table-cell table:formula="of:=[.$G$2]*[.H48]" office:value-type="float" office:value="0.0000000000000214652856133616" calcext:value-type="float">
            <text:p>2.14652856133616E-014</text:p>
          </table:table-cell>
        </table:table-row>
        <table:table-row table:style-name="ro1">
          <table:table-cell office:value-type="float" office:value="0.236708542713568" calcext:value-type="float">
            <text:p>0.2367085427</text:p>
          </table:table-cell>
          <table:table-cell office:value-type="float" office:value="4.37405074183293" calcext:value-type="float">
            <text:p>4.3740507418</text:p>
          </table:table-cell>
          <table:table-cell table:formula="of:=([.B52]-[.B46])/([.A52]-[.A46])" office:value-type="float" office:value="-2.32395574627914" calcext:value-type="float">
            <text:p>-2.3239557463</text:p>
          </table:table-cell>
          <table:table-cell table:formula="of:=[.C49]*[.A49]*(1-[.A49])*96485/8.314/298.15" office:value-type="float" office:value="-16.3435785491557" calcext:value-type="float">
            <text:p>-16.3435785492</text:p>
          </table:table-cell>
          <table:table-cell table:formula="of:=ABS([.D49])" office:value-type="float" office:value="16.3435785491557" calcext:value-type="float">
            <text:p>16.34357854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49]*96485/8.314/298.15*[.A49])" office:value-type="float" office:value="21.4119762420224" calcext:value-type="float">
            <text:p>21.411976242</text:p>
          </table:table-cell>
          <table:table-cell table:formula="of:=[.$G$2]*[.H49]" office:value-type="float" office:value="0.0000000000000214119762420224" calcext:value-type="float">
            <text:p>2.14119762420224E-014</text:p>
          </table:table-cell>
        </table:table-row>
        <table:table-row table:style-name="ro1">
          <table:table-cell office:value-type="float" office:value="0.241723618090452" calcext:value-type="float">
            <text:p>0.2417236181</text:p>
          </table:table-cell>
          <table:table-cell office:value-type="float" office:value="4.36225603334268" calcext:value-type="float">
            <text:p>4.3622560333</text:p>
          </table:table-cell>
          <table:table-cell table:formula="of:=([.B53]-[.B47])/([.A53]-[.A47])" office:value-type="float" office:value="-2.26565839755412" calcext:value-type="float">
            <text:p>-2.2656583976</text:p>
          </table:table-cell>
          <table:table-cell table:formula="of:=[.C50]*[.A50]*(1-[.A50])*96485/8.314/298.15" office:value-type="float" office:value="-16.1642668988897" calcext:value-type="float">
            <text:p>-16.1642668989</text:p>
          </table:table-cell>
          <table:table-cell table:formula="of:=ABS([.D50])" office:value-type="float" office:value="16.1642668988897" calcext:value-type="float">
            <text:p>16.16426689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0]*96485/8.314/298.15*[.A50])" office:value-type="float" office:value="21.3171177218835" calcext:value-type="float">
            <text:p>21.3171177219</text:p>
          </table:table-cell>
          <table:table-cell table:formula="of:=[.$G$2]*[.H50]" office:value-type="float" office:value="0.0000000000000213171177218835" calcext:value-type="float">
            <text:p>2.13171177218835E-014</text:p>
          </table:table-cell>
        </table:table-row>
        <table:table-row table:style-name="ro1">
          <table:table-cell office:value-type="float" office:value="0.246738693467337" calcext:value-type="float">
            <text:p>0.2467386935</text:p>
          </table:table-cell>
          <table:table-cell office:value-type="float" office:value="4.35084468530965" calcext:value-type="float">
            <text:p>4.3508446853</text:p>
          </table:table-cell>
          <table:table-cell table:formula="of:=([.B54]-[.B48])/([.A54]-[.A48])" office:value-type="float" office:value="-2.21449828080637" calcext:value-type="float">
            <text:p>-2.2144982808</text:p>
          </table:table-cell>
          <table:table-cell table:formula="of:=[.C51]*[.A51]*(1-[.A51])*96485/8.314/298.15" office:value-type="float" office:value="-16.0203955475213" calcext:value-type="float">
            <text:p>-16.0203955475</text:p>
          </table:table-cell>
          <table:table-cell table:formula="of:=ABS([.D51])" office:value-type="float" office:value="16.0203955475213" calcext:value-type="float">
            <text:p>16.02039554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1]*96485/8.314/298.15*[.A51])" office:value-type="float" office:value="21.2680452435089" calcext:value-type="float">
            <text:p>21.2680452435</text:p>
          </table:table-cell>
          <table:table-cell table:formula="of:=[.$G$2]*[.H51]" office:value-type="float" office:value="0.0000000000000212680452435089" calcext:value-type="float">
            <text:p>2.12680452435089E-014</text:p>
          </table:table-cell>
        </table:table-row>
        <table:table-row table:style-name="ro1">
          <table:table-cell office:value-type="float" office:value="0.251753768844221" calcext:value-type="float">
            <text:p>0.2517537688</text:p>
          </table:table-cell>
          <table:table-cell office:value-type="float" office:value="4.34016301272544" calcext:value-type="float">
            <text:p>4.3401630127</text:p>
          </table:table-cell>
          <table:table-cell table:formula="of:=([.B55]-[.B49])/([.A55]-[.A49])" office:value-type="float" office:value="-2.17127398974374" calcext:value-type="float">
            <text:p>-2.1712739897</text:p>
          </table:table-cell>
          <table:table-cell table:formula="of:=[.C52]*[.A52]*(1-[.A52])*96485/8.314/298.15" office:value-type="float" office:value="-15.9202585316062" calcext:value-type="float">
            <text:p>-15.9202585316</text:p>
          </table:table-cell>
          <table:table-cell table:formula="of:=ABS([.D52])" office:value-type="float" office:value="15.9202585316062" calcext:value-type="float">
            <text:p>15.920258531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2]*96485/8.314/298.15*[.A52])" office:value-type="float" office:value="21.2767640767331" calcext:value-type="float">
            <text:p>21.2767640767</text:p>
          </table:table-cell>
          <table:table-cell table:formula="of:=[.$G$2]*[.H52]" office:value-type="float" office:value="0.0000000000000212767640767331" calcext:value-type="float">
            <text:p>2.12767640767331E-014</text:p>
          </table:table-cell>
        </table:table-row>
        <table:table-row table:style-name="ro1">
          <table:table-cell office:value-type="float" office:value="0.256768844221105" calcext:value-type="float">
            <text:p>0.2567688442</text:p>
          </table:table-cell>
          <table:table-cell office:value-type="float" office:value="4.3297245877754" calcext:value-type="float">
            <text:p>4.3297245878</text:p>
          </table:table-cell>
          <table:table-cell table:formula="of:=([.B56]-[.B50])/([.A56]-[.A50])" office:value-type="float" office:value="-2.14151490936419" calcext:value-type="float">
            <text:p>-2.1415149094</text:p>
          </table:table-cell>
          <table:table-cell table:formula="of:=[.C53]*[.A53]*(1-[.A53])*96485/8.314/298.15" office:value-type="float" office:value="-15.9075135782796" calcext:value-type="float">
            <text:p>-15.9075135783</text:p>
          </table:table-cell>
          <table:table-cell table:formula="of:=ABS([.D53])" office:value-type="float" office:value="15.9075135782796" calcext:value-type="float">
            <text:p>15.90751357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3]*96485/8.314/298.15*[.A53])" office:value-type="float" office:value="21.4031845336311" calcext:value-type="float">
            <text:p>21.4031845336</text:p>
          </table:table-cell>
          <table:table-cell table:formula="of:=[.$G$2]*[.H53]" office:value-type="float" office:value="0.0000000000000214031845336311" calcext:value-type="float">
            <text:p>2.14031845336311E-014</text:p>
          </table:table-cell>
        </table:table-row>
        <table:table-row table:style-name="ro1">
          <table:table-cell office:value-type="float" office:value="0.26178391959799" calcext:value-type="float">
            <text:p>0.2617839196</text:p>
          </table:table-cell>
          <table:table-cell office:value-type="float" office:value="4.31930115723171" calcext:value-type="float">
            <text:p>4.3193011572</text:p>
          </table:table-cell>
          <table:table-cell table:formula="of:=([.B57]-[.B51])/([.A57]-[.A51])" office:value-type="float" office:value="-2.12651914318528" calcext:value-type="float">
            <text:p>-2.1265191432</text:p>
          </table:table-cell>
          <table:table-cell table:formula="of:=[.C54]*[.A54]*(1-[.A54])*96485/8.314/298.15" office:value-type="float" office:value="-15.9959755276759" calcext:value-type="float">
            <text:p>-15.9959755277</text:p>
          </table:table-cell>
          <table:table-cell table:formula="of:=ABS([.D54])" office:value-type="float" office:value="15.9959755276759" calcext:value-type="float">
            <text:p>15.99597552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4]*96485/8.314/298.15*[.A54])" office:value-type="float" office:value="21.6684192505871" calcext:value-type="float">
            <text:p>21.6684192506</text:p>
          </table:table-cell>
          <table:table-cell table:formula="of:=[.$G$2]*[.H54]" office:value-type="float" office:value="0.0000000000000216684192505871" calcext:value-type="float">
            <text:p>2.16684192505871E-014</text:p>
          </table:table-cell>
        </table:table-row>
        <table:table-row table:style-name="ro1">
          <table:table-cell office:value-type="float" office:value="0.266798994974874" calcext:value-type="float">
            <text:p>0.266798995</text:p>
          </table:table-cell>
          <table:table-cell office:value-type="float" office:value="4.30871612549833" calcext:value-type="float">
            <text:p>4.3087161255</text:p>
          </table:table-cell>
          <table:table-cell table:formula="of:=([.B58]-[.B52])/([.A58]-[.A52])" office:value-type="float" office:value="-2.12846957361542" calcext:value-type="float">
            <text:p>-2.1284695736</text:p>
          </table:table-cell>
          <table:table-cell table:formula="of:=[.C55]*[.A55]*(1-[.A55])*96485/8.314/298.15" office:value-type="float" office:value="-16.2065157096049" calcext:value-type="float">
            <text:p>-16.2065157096</text:p>
          </table:table-cell>
          <table:table-cell table:formula="of:=ABS([.D55])" office:value-type="float" office:value="16.2065157096049" calcext:value-type="float">
            <text:p>16.20651570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5]*96485/8.314/298.15*[.A55])" office:value-type="float" office:value="22.103782726061" calcext:value-type="float">
            <text:p>22.1037827261</text:p>
          </table:table-cell>
          <table:table-cell table:formula="of:=[.$G$2]*[.H55]" office:value-type="float" office:value="0.000000000000022103782726061" calcext:value-type="float">
            <text:p>2.2103782726061E-014</text:p>
          </table:table-cell>
        </table:table-row>
        <table:table-row table:style-name="ro1">
          <table:table-cell office:value-type="float" office:value="0.271814070351759" calcext:value-type="float">
            <text:p>0.2718140704</text:p>
          </table:table-cell>
          <table:table-cell office:value-type="float" office:value="4.29781688119558" calcext:value-type="float">
            <text:p>4.2978168812</text:p>
          </table:table-cell>
          <table:table-cell table:formula="of:=([.B59]-[.B53])/([.A59]-[.A53])" office:value-type="float" office:value="-2.10786749352819" calcext:value-type="float">
            <text:p>-2.1078674935</text:p>
          </table:table-cell>
          <table:table-cell table:formula="of:=[.C56]*[.A56]*(1-[.A56])*96485/8.314/298.15" office:value-type="float" office:value="-16.2394939160778" calcext:value-type="float">
            <text:p>-16.2394939161</text:p>
          </table:table-cell>
          <table:table-cell table:formula="of:=ABS([.D56])" office:value-type="float" office:value="16.2394939160778" calcext:value-type="float">
            <text:p>16.23949391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6]*96485/8.314/298.15*[.A56])" office:value-type="float" office:value="22.3013014326196" calcext:value-type="float">
            <text:p>22.3013014326</text:p>
          </table:table-cell>
          <table:table-cell table:formula="of:=[.$G$2]*[.H56]" office:value-type="float" office:value="0.0000000000000223013014326196" calcext:value-type="float">
            <text:p>2.23013014326196E-014</text:p>
          </table:table-cell>
        </table:table-row>
        <table:table-row table:style-name="ro1">
          <table:table-cell office:value-type="float" office:value="0.276829145728643" calcext:value-type="float">
            <text:p>0.2768291457</text:p>
          </table:table-cell>
          <table:table-cell office:value-type="float" office:value="4.28685676254888" calcext:value-type="float">
            <text:p>4.2868567625</text:p>
          </table:table-cell>
          <table:table-cell table:formula="of:=([.B60]-[.B54])/([.A60]-[.A54])" office:value-type="float" office:value="-2.06247108545871" calcext:value-type="float">
            <text:p>-2.0624710855</text:p>
          </table:table-cell>
          <table:table-cell table:formula="of:=[.C57]*[.A57]*(1-[.A57])*96485/8.314/298.15" office:value-type="float" office:value="-16.0714685652311" calcext:value-type="float">
            <text:p>-16.0714685652</text:p>
          </table:table-cell>
          <table:table-cell table:formula="of:=ABS([.D57])" office:value-type="float" office:value="16.0714685652311" calcext:value-type="float">
            <text:p>16.07146856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7]*96485/8.314/298.15*[.A57])" office:value-type="float" office:value="22.2236121247228" calcext:value-type="float">
            <text:p>22.2236121247</text:p>
          </table:table-cell>
          <table:table-cell table:formula="of:=[.$G$2]*[.H57]" office:value-type="float" office:value="0.0000000000000222236121247228" calcext:value-type="float">
            <text:p>2.22236121247228E-014</text:p>
          </table:table-cell>
        </table:table-row>
        <table:table-row table:style-name="ro1">
          <table:table-cell office:value-type="float" office:value="0.281844221105528" calcext:value-type="float">
            <text:p>0.2818442211</text:p>
          </table:table-cell>
          <table:table-cell office:value-type="float" office:value="4.27611640063092" calcext:value-type="float">
            <text:p>4.2761164006</text:p>
          </table:table-cell>
          <table:table-cell table:formula="of:=([.B61]-[.B55])/([.A61]-[.A55])" office:value-type="float" office:value="-2.0065630232587" calcext:value-type="float">
            <text:p>-2.0065630233</text:p>
          </table:table-cell>
          <table:table-cell table:formula="of:=[.C58]*[.A58]*(1-[.A58])*96485/8.314/298.15" office:value-type="float" office:value="-15.808678460447" calcext:value-type="float">
            <text:p>-15.8086784604</text:p>
          </table:table-cell>
          <table:table-cell table:formula="of:=ABS([.D58])" office:value-type="float" office:value="15.808678460447" calcext:value-type="float">
            <text:p>15.80867846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8]*96485/8.314/298.15*[.A58])" office:value-type="float" office:value="22.0128820585178" calcext:value-type="float">
            <text:p>22.0128820585</text:p>
          </table:table-cell>
          <table:table-cell table:formula="of:=[.$G$2]*[.H58]" office:value-type="float" office:value="0.0000000000000220128820585178" calcext:value-type="float">
            <text:p>2.20128820585178E-014</text:p>
          </table:table-cell>
        </table:table-row>
        <table:table-row table:style-name="ro1">
          <table:table-cell office:value-type="float" office:value="0.286859296482412" calcext:value-type="float">
            <text:p>0.2868592965</text:p>
          </table:table-cell>
          <table:table-cell office:value-type="float" office:value="4.26629790158823" calcext:value-type="float">
            <text:p>4.2662979016</text:p>
          </table:table-cell>
          <table:table-cell table:formula="of:=([.B62]-[.B56])/([.A62]-[.A56])" office:value-type="float" office:value="-1.9420237126334" calcext:value-type="float">
            <text:p>-1.9420237126</text:p>
          </table:table-cell>
          <table:table-cell table:formula="of:=[.C59]*[.A59]*(1-[.A59])*96485/8.314/298.15" office:value-type="float" office:value="-15.4637083399906" calcext:value-type="float">
            <text:p>-15.46370834</text:p>
          </table:table-cell>
          <table:table-cell table:formula="of:=ABS([.D59])" office:value-type="float" office:value="15.4637083399906" calcext:value-type="float">
            <text:p>15.463708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59]*96485/8.314/298.15*[.A59])" office:value-type="float" office:value="21.6839513769378" calcext:value-type="float">
            <text:p>21.6839513769</text:p>
          </table:table-cell>
          <table:table-cell table:formula="of:=[.$G$2]*[.H59]" office:value-type="float" office:value="0.0000000000000216839513769378" calcext:value-type="float">
            <text:p>2.16839513769378E-014</text:p>
          </table:table-cell>
        </table:table-row>
        <table:table-row table:style-name="ro1">
          <table:table-cell office:value-type="float" office:value="0.291874371859296" calcext:value-type="float">
            <text:p>0.2918743719</text:p>
          </table:table-cell>
          <table:table-cell office:value-type="float" office:value="4.25724046949439" calcext:value-type="float">
            <text:p>4.2572404695</text:p>
          </table:table-cell>
          <table:table-cell table:formula="of:=([.B63]-[.B57])/([.A63]-[.A57])" office:value-type="float" office:value="-1.88951417814386" calcext:value-type="float">
            <text:p>-1.8895141781</text:p>
          </table:table-cell>
          <table:table-cell table:formula="of:=[.C60]*[.A60]*(1-[.A60])*96485/8.314/298.15" office:value-type="float" office:value="-15.2009733662742" calcext:value-type="float">
            <text:p>-15.2009733663</text:p>
          </table:table-cell>
          <table:table-cell table:formula="of:=ABS([.D60])" office:value-type="float" office:value="15.2009733662742" calcext:value-type="float">
            <text:p>15.20097336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0]*96485/8.314/298.15*[.A60])" office:value-type="float" office:value="21.4664923315751" calcext:value-type="float">
            <text:p>21.4664923316</text:p>
          </table:table-cell>
          <table:table-cell table:formula="of:=[.$G$2]*[.H60]" office:value-type="float" office:value="0.0000000000000214664923315751" calcext:value-type="float">
            <text:p>2.14664923315751E-014</text:p>
          </table:table-cell>
        </table:table-row>
        <table:table-row table:style-name="ro1">
          <table:table-cell office:value-type="float" office:value="0.296889447236181" calcext:value-type="float">
            <text:p>0.2968894472</text:p>
          </table:table-cell>
          <table:table-cell office:value-type="float" office:value="4.24833773663766" calcext:value-type="float">
            <text:p>4.2483377366</text:p>
          </table:table-cell>
          <table:table-cell table:formula="of:=([.B64]-[.B58])/([.A64]-[.A58])" office:value-type="float" office:value="-1.86979669439965" calcext:value-type="float">
            <text:p>-1.8697966944</text:p>
          </table:table-cell>
          <table:table-cell table:formula="of:=[.C61]*[.A61]*(1-[.A61])*96485/8.314/298.15" office:value-type="float" office:value="-15.1924470816315" calcext:value-type="float">
            <text:p>-15.1924470816</text:p>
          </table:table-cell>
          <table:table-cell table:formula="of:=ABS([.D61])" office:value-type="float" office:value="15.1924470816315" calcext:value-type="float">
            <text:p>15.192447081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1]*96485/8.314/298.15*[.A61])" office:value-type="float" office:value="21.6074798222163" calcext:value-type="float">
            <text:p>21.6074798222</text:p>
          </table:table-cell>
          <table:table-cell table:formula="of:=[.$G$2]*[.H61]" office:value-type="float" office:value="0.0000000000000216074798222163" calcext:value-type="float">
            <text:p>2.16074798222163E-014</text:p>
          </table:table-cell>
        </table:table-row>
        <table:table-row table:style-name="ro1">
          <table:table-cell office:value-type="float" office:value="0.301904522613065" calcext:value-type="float">
            <text:p>0.3019045226</text:p>
          </table:table-cell>
          <table:table-cell office:value-type="float" office:value="4.23938050938026" calcext:value-type="float">
            <text:p>4.2393805094</text:p>
          </table:table-cell>
          <table:table-cell table:formula="of:=([.B65]-[.B59])/([.A65]-[.A59])" office:value-type="float" office:value="-1.88786080341461" calcext:value-type="float">
            <text:p>-1.8878608034</text:p>
          </table:table-cell>
          <table:table-cell table:formula="of:=[.C62]*[.A62]*(1-[.A62])*96485/8.314/298.15" office:value-type="float" office:value="-15.4870742406603" calcext:value-type="float">
            <text:p>-15.4870742407</text:p>
          </table:table-cell>
          <table:table-cell table:formula="of:=ABS([.D62])" office:value-type="float" office:value="15.4870742406603" calcext:value-type="float">
            <text:p>15.48707424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2]*96485/8.314/298.15*[.A62])" office:value-type="float" office:value="22.1847508576198" calcext:value-type="float">
            <text:p>22.1847508576</text:p>
          </table:table-cell>
          <table:table-cell table:formula="of:=[.$G$2]*[.H62]" office:value-type="float" office:value="0.0000000000000221847508576199" calcext:value-type="float">
            <text:p>2.21847508576199E-014</text:p>
          </table:table-cell>
        </table:table-row>
        <table:table-row table:style-name="ro1">
          <table:table-cell office:value-type="float" office:value="0.30691959798995" calcext:value-type="float">
            <text:p>0.306919598</text:p>
          </table:table-cell>
          <table:table-cell office:value-type="float" office:value="4.23000042637438" calcext:value-type="float">
            <text:p>4.2300004264</text:p>
          </table:table-cell>
          <table:table-cell table:formula="of:=([.B66]-[.B60])/([.A66]-[.A60])" office:value-type="float" office:value="-1.92647130128387" calcext:value-type="float">
            <text:p>-1.9264713013</text:p>
          </table:table-cell>
          <table:table-cell table:formula="of:=[.C63]*[.A63]*(1-[.A63])*96485/8.314/298.15" office:value-type="float" office:value="-15.9509204940061" calcext:value-type="float">
            <text:p>-15.950920494</text:p>
          </table:table-cell>
          <table:table-cell table:formula="of:=ABS([.D63])" office:value-type="float" office:value="15.9509204940061" calcext:value-type="float">
            <text:p>15.9509204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3]*96485/8.314/298.15*[.A63])" office:value-type="float" office:value="23.0145311391662" calcext:value-type="float">
            <text:p>23.0145311392</text:p>
          </table:table-cell>
          <table:table-cell table:formula="of:=[.$G$2]*[.H63]" office:value-type="float" office:value="0.0000000000000230145311391662" calcext:value-type="float">
            <text:p>2.30145311391662E-014</text:p>
          </table:table-cell>
        </table:table-row>
        <table:table-row table:style-name="ro1">
          <table:table-cell office:value-type="float" office:value="0.311934673366834" calcext:value-type="float">
            <text:p>0.3119346734</text:p>
          </table:table-cell>
          <table:table-cell office:value-type="float" office:value="4.21985337245974" calcext:value-type="float">
            <text:p>4.2198533725</text:p>
          </table:table-cell>
          <table:table-cell table:formula="of:=([.B67]-[.B61])/([.A67]-[.A61])" office:value-type="float" office:value="-1.95157026232578" calcext:value-type="float">
            <text:p>-1.9515702623</text:p>
          </table:table-cell>
          <table:table-cell table:formula="of:=[.C64]*[.A64]*(1-[.A64])*96485/8.314/298.15" office:value-type="float" office:value="-16.3039368355291" calcext:value-type="float">
            <text:p>-16.3039368355</text:p>
          </table:table-cell>
          <table:table-cell table:formula="of:=ABS([.D64])" office:value-type="float" office:value="16.3039368355291" calcext:value-type="float">
            <text:p>16.30393683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4]*96485/8.314/298.15*[.A64])" office:value-type="float" office:value="23.6953327023575" calcext:value-type="float">
            <text:p>23.6953327024</text:p>
          </table:table-cell>
          <table:table-cell table:formula="of:=[.$G$2]*[.H64]" office:value-type="float" office:value="0.0000000000000236953327023575" calcext:value-type="float">
            <text:p>2.36953327023575E-014</text:p>
          </table:table-cell>
        </table:table-row>
        <table:table-row table:style-name="ro1">
          <table:table-cell office:value-type="float" office:value="0.316949748743719" calcext:value-type="float">
            <text:p>0.3169497487</text:p>
          </table:table-cell>
          <table:table-cell office:value-type="float" office:value="4.20949131620709" calcext:value-type="float">
            <text:p>4.2094913162</text:p>
          </table:table-cell>
          <table:table-cell table:formula="of:=([.B68]-[.B62])/([.A68]-[.A62])" office:value-type="float" office:value="-1.96501459151556" calcext:value-type="float">
            <text:p>-1.9650145915</text:p>
          </table:table-cell>
          <table:table-cell table:formula="of:=[.C65]*[.A65]*(1-[.A65])*96485/8.314/298.15" office:value-type="float" office:value="-16.5586075892014" calcext:value-type="float">
            <text:p>-16.5586075892</text:p>
          </table:table-cell>
          <table:table-cell table:formula="of:=ABS([.D65])" office:value-type="float" office:value="16.5586075892014" calcext:value-type="float">
            <text:p>16.55860758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5]*96485/8.314/298.15*[.A65])" office:value-type="float" office:value="24.2421513772178" calcext:value-type="float">
            <text:p>24.2421513772</text:p>
          </table:table-cell>
          <table:table-cell table:formula="of:=[.$G$2]*[.H65]" office:value-type="float" office:value="0.0000000000000242421513772178" calcext:value-type="float">
            <text:p>2.42421513772178E-014</text:p>
          </table:table-cell>
        </table:table-row>
        <table:table-row table:style-name="ro1">
          <table:table-cell office:value-type="float" office:value="0.321964824120603" calcext:value-type="float">
            <text:p>0.3219648241</text:p>
          </table:table-cell>
          <table:table-cell office:value-type="float" office:value="4.19927207677033" calcext:value-type="float">
            <text:p>4.1992720768</text:p>
          </table:table-cell>
          <table:table-cell table:formula="of:=([.B69]-[.B63])/([.A69]-[.A63])" office:value-type="float" office:value="-1.9635531996253" calcext:value-type="float">
            <text:p>-1.9635531996</text:p>
          </table:table-cell>
          <table:table-cell table:formula="of:=[.C66]*[.A66]*(1-[.A66])*96485/8.314/298.15" office:value-type="float" office:value="-16.6846957243307" calcext:value-type="float">
            <text:p>-16.6846957243</text:p>
          </table:table-cell>
          <table:table-cell table:formula="of:=ABS([.D66])" office:value-type="float" office:value="16.6846957243307" calcext:value-type="float">
            <text:p>16.68469572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6]*96485/8.314/298.15*[.A66])" office:value-type="float" office:value="24.6074190807152" calcext:value-type="float">
            <text:p>24.6074190807</text:p>
          </table:table-cell>
          <table:table-cell table:formula="of:=[.$G$2]*[.H66]" office:value-type="float" office:value="0.0000000000000246074190807152" calcext:value-type="float">
            <text:p>2.46074190807152E-014</text:p>
          </table:table-cell>
        </table:table-row>
        <table:table-row table:style-name="ro1">
          <table:table-cell office:value-type="float" office:value="0.326979899497488" calcext:value-type="float">
            <text:p>0.3269798995</text:p>
          </table:table-cell>
          <table:table-cell office:value-type="float" office:value="4.18961410482456" calcext:value-type="float">
            <text:p>4.1896141048</text:p>
          </table:table-cell>
          <table:table-cell table:formula="of:=([.B70]-[.B64])/([.A70]-[.A64])" office:value-type="float" office:value="-1.94231637927137" calcext:value-type="float">
            <text:p>-1.9423163793</text:p>
          </table:table-cell>
          <table:table-cell table:formula="of:=[.C67]*[.A67]*(1-[.A67])*96485/8.314/298.15" office:value-type="float" office:value="-16.6373453266811" calcext:value-type="float">
            <text:p>-16.6373453267</text:p>
          </table:table-cell>
          <table:table-cell table:formula="of:=ABS([.D67])" office:value-type="float" office:value="16.6373453266811" calcext:value-type="float">
            <text:p>16.637345326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7]*96485/8.314/298.15*[.A67])" office:value-type="float" office:value="24.7204285789664" calcext:value-type="float">
            <text:p>24.720428579</text:p>
          </table:table-cell>
          <table:table-cell table:formula="of:=[.$G$2]*[.H67]" office:value-type="float" office:value="0.0000000000000247204285789664" calcext:value-type="float">
            <text:p>2.47204285789664E-014</text:p>
          </table:table-cell>
        </table:table-row>
        <table:table-row table:style-name="ro1">
          <table:table-cell office:value-type="float" office:value="0.331994974874372" calcext:value-type="float">
            <text:p>0.3319949749</text:p>
          </table:table-cell>
          <table:table-cell office:value-type="float" office:value="4.18025233162149" calcext:value-type="float">
            <text:p>4.1802523316</text:p>
          </table:table-cell>
          <table:table-cell table:formula="of:=([.B71]-[.B65])/([.A71]-[.A65])" office:value-type="float" office:value="-1.93163917616927" calcext:value-type="float">
            <text:p>-1.9316391762</text:p>
          </table:table-cell>
          <table:table-cell table:formula="of:=[.C68]*[.A68]*(1-[.A68])*96485/8.314/298.15" office:value-type="float" office:value="-16.6744766504787" calcext:value-type="float">
            <text:p>-16.6744766505</text:p>
          </table:table-cell>
          <table:table-cell table:formula="of:=ABS([.D68])" office:value-type="float" office:value="16.6744766504787" calcext:value-type="float">
            <text:p>16.67447665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8]*96485/8.314/298.15*[.A68])" office:value-type="float" office:value="24.9616036156956" calcext:value-type="float">
            <text:p>24.9616036157</text:p>
          </table:table-cell>
          <table:table-cell table:formula="of:=[.$G$2]*[.H68]" office:value-type="float" office:value="0.0000000000000249616036156956" calcext:value-type="float">
            <text:p>2.49616036156956E-014</text:p>
          </table:table-cell>
        </table:table-row>
        <table:table-row table:style-name="ro1">
          <table:table-cell office:value-type="float" office:value="0.337010050251256" calcext:value-type="float">
            <text:p>0.3370100503</text:p>
          </table:table-cell>
          <table:table-cell office:value-type="float" office:value="4.17091622255852" calcext:value-type="float">
            <text:p>4.1709162226</text:p>
          </table:table-cell>
          <table:table-cell table:formula="of:=([.B72]-[.B66])/([.A72]-[.A66])" office:value-type="float" office:value="-1.9344974202143" calcext:value-type="float">
            <text:p>-1.9344974202</text:p>
          </table:table-cell>
          <table:table-cell table:formula="of:=[.C69]*[.A69]*(1-[.A69])*96485/8.314/298.15" office:value-type="float" office:value="-16.8241417863589" calcext:value-type="float">
            <text:p>-16.8241417864</text:p>
          </table:table-cell>
          <table:table-cell table:formula="of:=ABS([.D69])" office:value-type="float" office:value="16.8241417863589" calcext:value-type="float">
            <text:p>16.82414178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69]*96485/8.314/298.15*[.A69])" office:value-type="float" office:value="25.3761641375331" calcext:value-type="float">
            <text:p>25.3761641375</text:p>
          </table:table-cell>
          <table:table-cell table:formula="of:=[.$G$2]*[.H69]" office:value-type="float" office:value="0.0000000000000253761641375331" calcext:value-type="float">
            <text:p>2.53761641375331E-014</text:p>
          </table:table-cell>
        </table:table-row>
        <table:table-row table:style-name="ro1">
          <table:table-cell office:value-type="float" office:value="0.342025125628141" calcext:value-type="float">
            <text:p>0.3420251256</text:p>
          </table:table-cell>
          <table:table-cell office:value-type="float" office:value="4.16140819417292" calcext:value-type="float">
            <text:p>4.1614081942</text:p>
          </table:table-cell>
          <table:table-cell table:formula="of:=([.B73]-[.B67])/([.A73]-[.A67])" office:value-type="float" office:value="-1.95526066160317" calcext:value-type="float">
            <text:p>-1.9552606616</text:p>
          </table:table-cell>
          <table:table-cell table:formula="of:=[.C70]*[.A70]*(1-[.A70])*96485/8.314/298.15" office:value-type="float" office:value="-17.1272229431534" calcext:value-type="float">
            <text:p>-17.1272229432</text:p>
          </table:table-cell>
          <table:table-cell table:formula="of:=ABS([.D70])" office:value-type="float" office:value="17.1272229431534" calcext:value-type="float">
            <text:p>17.12722294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0]*96485/8.314/298.15*[.A70])" office:value-type="float" office:value="26.0302081587904" calcext:value-type="float">
            <text:p>26.0302081588</text:p>
          </table:table-cell>
          <table:table-cell table:formula="of:=[.$G$2]*[.H70]" office:value-type="float" office:value="0.0000000000000260302081587904" calcext:value-type="float">
            <text:p>2.60302081587904E-014</text:p>
          </table:table-cell>
        </table:table-row>
        <table:table-row table:style-name="ro1">
          <table:table-cell office:value-type="float" office:value="0.347040201005025" calcext:value-type="float">
            <text:p>0.347040201</text:p>
          </table:table-cell>
          <table:table-cell office:value-type="float" office:value="4.1513674197905" calcext:value-type="float">
            <text:p>4.1513674198</text:p>
          </table:table-cell>
          <table:table-cell table:formula="of:=([.B74]-[.B68])/([.A74]-[.A68])" office:value-type="float" office:value="-1.97315890720523" calcext:value-type="float">
            <text:p>-1.9731589072</text:p>
          </table:table-cell>
          <table:table-cell table:formula="of:=[.C71]*[.A71]*(1-[.A71])*96485/8.314/298.15" office:value-type="float" office:value="-17.4037669690987" calcext:value-type="float">
            <text:p>-17.4037669691</text:p>
          </table:table-cell>
          <table:table-cell table:formula="of:=ABS([.D71])" office:value-type="float" office:value="17.4037669690987" calcext:value-type="float">
            <text:p>17.40376696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1]*96485/8.314/298.15*[.A71])" office:value-type="float" office:value="26.6536576920759" calcext:value-type="float">
            <text:p>26.6536576921</text:p>
          </table:table-cell>
          <table:table-cell table:formula="of:=[.$G$2]*[.H71]" office:value-type="float" office:value="0.0000000000000266536576920759" calcext:value-type="float">
            <text:p>2.66536576920759E-014</text:p>
          </table:table-cell>
        </table:table-row>
        <table:table-row table:style-name="ro1">
          <table:table-cell office:value-type="float" office:value="0.35205527638191" calcext:value-type="float">
            <text:p>0.3520552764</text:p>
          </table:table-cell>
          <table:table-cell office:value-type="float" office:value="4.14106217449775" calcext:value-type="float">
            <text:p>4.1410621745</text:p>
          </table:table-cell>
          <table:table-cell table:formula="of:=([.B75]-[.B69])/([.A75]-[.A69])" office:value-type="float" office:value="-1.96505851618336" calcext:value-type="float">
            <text:p>-1.9650585162</text:p>
          </table:table-cell>
          <table:table-cell table:formula="of:=[.C72]*[.A72]*(1-[.A72])*96485/8.314/298.15" office:value-type="float" office:value="-17.4477435821295" calcext:value-type="float">
            <text:p>-17.4477435821</text:p>
          </table:table-cell>
          <table:table-cell table:formula="of:=ABS([.D72])" office:value-type="float" office:value="17.4477435821295" calcext:value-type="float">
            <text:p>17.447743582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2]*96485/8.314/298.15*[.A72])" office:value-type="float" office:value="26.9278272453585" calcext:value-type="float">
            <text:p>26.9278272454</text:p>
          </table:table-cell>
          <table:table-cell table:formula="of:=[.$G$2]*[.H72]" office:value-type="float" office:value="0.0000000000000269278272453585" calcext:value-type="float">
            <text:p>2.69278272453585E-014</text:p>
          </table:table-cell>
        </table:table-row>
        <table:table-row table:style-name="ro1">
          <table:table-cell office:value-type="float" office:value="0.357070351758794" calcext:value-type="float">
            <text:p>0.3570703518</text:p>
          </table:table-cell>
          <table:table-cell office:value-type="float" office:value="4.13077942722818" calcext:value-type="float">
            <text:p>4.1307794272</text:p>
          </table:table-cell>
          <table:table-cell table:formula="of:=([.B76]-[.B70])/([.A76]-[.A70])" office:value-type="float" office:value="-1.94134615028164" calcext:value-type="float">
            <text:p>-1.9413461503</text:p>
          </table:table-cell>
          <table:table-cell table:formula="of:=[.C73]*[.A73]*(1-[.A73])*96485/8.314/298.15" office:value-type="float" office:value="-17.3474318873924" calcext:value-type="float">
            <text:p>-17.3474318874</text:p>
          </table:table-cell>
          <table:table-cell table:formula="of:=ABS([.D73])" office:value-type="float" office:value="17.3474318873924" calcext:value-type="float">
            <text:p>17.34743188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3]*96485/8.314/298.15*[.A73])" office:value-type="float" office:value="26.981850867895" calcext:value-type="float">
            <text:p>26.9818508679</text:p>
          </table:table-cell>
          <table:table-cell table:formula="of:=[.$G$2]*[.H73]" office:value-type="float" office:value="0.000000000000026981850867895" calcext:value-type="float">
            <text:p>2.6981850867895E-014</text:p>
          </table:table-cell>
        </table:table-row>
        <table:table-row table:style-name="ro1">
          <table:table-cell office:value-type="float" office:value="0.362085427135678" calcext:value-type="float">
            <text:p>0.3620854271</text:p>
          </table:table-cell>
          <table:table-cell office:value-type="float" office:value="4.12087908772026" calcext:value-type="float">
            <text:p>4.1208790877</text:p>
          </table:table-cell>
          <table:table-cell table:formula="of:=([.B77]-[.B71])/([.A77]-[.A71])" office:value-type="float" office:value="-1.89707568498775" calcext:value-type="float">
            <text:p>-1.897075685</text:p>
          </table:table-cell>
          <table:table-cell table:formula="of:=[.C74]*[.A74]*(1-[.A74])*96485/8.314/298.15" office:value-type="float" office:value="-17.0558431952871" calcext:value-type="float">
            <text:p>-17.0558431953</text:p>
          </table:table-cell>
          <table:table-cell table:formula="of:=ABS([.D74])" office:value-type="float" office:value="17.0558431952871" calcext:value-type="float">
            <text:p>17.05584319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4]*96485/8.314/298.15*[.A74])" office:value-type="float" office:value="26.7368765675066" calcext:value-type="float">
            <text:p>26.7368765675</text:p>
          </table:table-cell>
          <table:table-cell table:formula="of:=[.$G$2]*[.H74]" office:value-type="float" office:value="0.0000000000000267368765675066" calcext:value-type="float">
            <text:p>2.67368765675066E-014</text:p>
          </table:table-cell>
        </table:table-row>
        <table:table-row table:style-name="ro1">
          <table:table-cell office:value-type="float" office:value="0.367100502512563" calcext:value-type="float">
            <text:p>0.3671005025</text:p>
          </table:table-cell>
          <table:table-cell office:value-type="float" office:value="4.11178672308663" calcext:value-type="float">
            <text:p>4.1117867231</text:p>
          </table:table-cell>
          <table:table-cell table:formula="of:=([.B78]-[.B72])/([.A78]-[.A72])" office:value-type="float" office:value="-1.83927289517342" calcext:value-type="float">
            <text:p>-1.8392728952</text:p>
          </table:table-cell>
          <table:table-cell table:formula="of:=[.C75]*[.A75]*(1-[.A75])*96485/8.314/298.15" office:value-type="float" office:value="-16.6333937357748" calcext:value-type="float">
            <text:p>-16.6333937358</text:p>
          </table:table-cell>
          <table:table-cell table:formula="of:=ABS([.D75])" office:value-type="float" office:value="16.6333937357748" calcext:value-type="float">
            <text:p>16.63339373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5]*96485/8.314/298.15*[.A75])" office:value-type="float" office:value="26.2812560316577" calcext:value-type="float">
            <text:p>26.2812560317</text:p>
          </table:table-cell>
          <table:table-cell table:formula="of:=[.$G$2]*[.H75]" office:value-type="float" office:value="0.0000000000000262812560316577" calcext:value-type="float">
            <text:p>2.62812560316577E-014</text:p>
          </table:table-cell>
        </table:table-row>
        <table:table-row table:style-name="ro1">
          <table:table-cell office:value-type="float" office:value="0.372115577889447" calcext:value-type="float">
            <text:p>0.3721155779</text:p>
          </table:table-cell>
          <table:table-cell office:value-type="float" office:value="4.1029922105152" calcext:value-type="float">
            <text:p>4.1029922105</text:p>
          </table:table-cell>
          <table:table-cell table:formula="of:=([.B79]-[.B73])/([.A79]-[.A73])" office:value-type="float" office:value="-1.77338516827312" calcext:value-type="float">
            <text:p>-1.7733851683</text:p>
          </table:table-cell>
          <table:table-cell table:formula="of:=[.C76]*[.A76]*(1-[.A76])*96485/8.314/298.15" office:value-type="float" office:value="-16.1278174423889" calcext:value-type="float">
            <text:p>-16.1278174424</text:p>
          </table:table-cell>
          <table:table-cell table:formula="of:=ABS([.D76])" office:value-type="float" office:value="16.1278174423889" calcext:value-type="float">
            <text:p>16.12781744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6]*96485/8.314/298.15*[.A76])" office:value-type="float" office:value="25.6859652421018" calcext:value-type="float">
            <text:p>25.6859652421</text:p>
          </table:table-cell>
          <table:table-cell table:formula="of:=[.$G$2]*[.H76]" office:value-type="float" office:value="0.0000000000000256859652421018" calcext:value-type="float">
            <text:p>2.56859652421018E-014</text:p>
          </table:table-cell>
        </table:table-row>
        <table:table-row table:style-name="ro1">
          <table:table-cell office:value-type="float" office:value="0.377130653266332" calcext:value-type="float">
            <text:p>0.3771306533</text:p>
          </table:table-cell>
          <table:table-cell office:value-type="float" office:value="4.09428355445529" calcext:value-type="float">
            <text:p>4.0942835545</text:p>
          </table:table-cell>
          <table:table-cell table:formula="of:=([.B80]-[.B74])/([.A80]-[.A74])" office:value-type="float" office:value="-1.71720875072668" calcext:value-type="float">
            <text:p>-1.7172087507</text:p>
          </table:table-cell>
          <table:table-cell table:formula="of:=[.C77]*[.A77]*(1-[.A77])*96485/8.314/298.15" office:value-type="float" office:value="-15.7009833165902" calcext:value-type="float">
            <text:p>-15.7009833166</text:p>
          </table:table-cell>
          <table:table-cell table:formula="of:=ABS([.D77])" office:value-type="float" office:value="15.7009833165902" calcext:value-type="float">
            <text:p>15.70098331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7]*96485/8.314/298.15*[.A77])" office:value-type="float" office:value="25.207506837391" calcext:value-type="float">
            <text:p>25.2075068374</text:p>
          </table:table-cell>
          <table:table-cell table:formula="of:=[.$G$2]*[.H77]" office:value-type="float" office:value="0.000000000000025207506837391" calcext:value-type="float">
            <text:p>2.5207506837391E-014</text:p>
          </table:table-cell>
        </table:table-row>
        <table:table-row table:style-name="ro1">
          <table:table-cell office:value-type="float" office:value="0.382145728643216" calcext:value-type="float">
            <text:p>0.3821457286</text:p>
          </table:table-cell>
          <table:table-cell office:value-type="float" office:value="4.08571762125002" calcext:value-type="float">
            <text:p>4.0857176213</text:p>
          </table:table-cell>
          <table:table-cell table:formula="of:=([.B81]-[.B75])/([.A81]-[.A75])" office:value-type="float" office:value="-1.68793121906623" calcext:value-type="float">
            <text:p>-1.6879312191</text:p>
          </table:table-cell>
          <table:table-cell table:formula="of:=[.C78]*[.A78]*(1-[.A78])*96485/8.314/298.15" office:value-type="float" office:value="-15.5126065017251" calcext:value-type="float">
            <text:p>-15.5126065017</text:p>
          </table:table-cell>
          <table:table-cell table:formula="of:=ABS([.D78])" office:value-type="float" office:value="15.5126065017251" calcext:value-type="float">
            <text:p>15.512606501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8]*96485/8.314/298.15*[.A78])" office:value-type="float" office:value="25.1072254751271" calcext:value-type="float">
            <text:p>25.1072254751</text:p>
          </table:table-cell>
          <table:table-cell table:formula="of:=[.$G$2]*[.H78]" office:value-type="float" office:value="0.0000000000000251072254751271" calcext:value-type="float">
            <text:p>2.51072254751271E-014</text:p>
          </table:table-cell>
        </table:table-row>
        <table:table-row table:style-name="ro1">
          <table:table-cell office:value-type="float" office:value="0.3871608040201" calcext:value-type="float">
            <text:p>0.387160804</text:p>
          </table:table-cell>
          <table:table-cell office:value-type="float" office:value="4.07741746548135" calcext:value-type="float">
            <text:p>4.0774174655</text:p>
          </table:table-cell>
          <table:table-cell table:formula="of:=([.B82]-[.B76])/([.A82]-[.A76])" office:value-type="float" office:value="-1.67175189725663" calcext:value-type="float">
            <text:p>-1.6717518973</text:p>
          </table:table-cell>
          <table:table-cell table:formula="of:=[.C79]*[.A79]*(1-[.A79])*96485/8.314/298.15" office:value-type="float" office:value="-15.4391970203623" calcext:value-type="float">
            <text:p>-15.4391970204</text:p>
          </table:table-cell>
          <table:table-cell table:formula="of:=ABS([.D79])" office:value-type="float" office:value="15.4391970203623" calcext:value-type="float">
            <text:p>15.43919702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79]*96485/8.314/298.15*[.A79])" office:value-type="float" office:value="25.192900717905" calcext:value-type="float">
            <text:p>25.1929007179</text:p>
          </table:table-cell>
          <table:table-cell table:formula="of:=[.$G$2]*[.H79]" office:value-type="float" office:value="0.000000000000025192900717905" calcext:value-type="float">
            <text:p>2.5192900717905E-014</text:p>
          </table:table-cell>
        </table:table-row>
        <table:table-row table:style-name="ro1">
          <table:table-cell office:value-type="float" office:value="0.392175879396985" calcext:value-type="float">
            <text:p>0.3921758794</text:p>
          </table:table-cell>
          <table:table-cell office:value-type="float" office:value="4.06920749978382" calcext:value-type="float">
            <text:p>4.0692074998</text:p>
          </table:table-cell>
          <table:table-cell table:formula="of:=([.B83]-[.B77])/([.A83]-[.A77])" office:value-type="float" office:value="-1.66501612222545" calcext:value-type="float">
            <text:p>-1.6650161222</text:p>
          </table:table-cell>
          <table:table-cell table:formula="of:=[.C80]*[.A80]*(1-[.A80])*96485/8.314/298.15" office:value-type="float" office:value="-15.4487099698846" calcext:value-type="float">
            <text:p>-15.4487099699</text:p>
          </table:table-cell>
          <table:table-cell table:formula="of:=ABS([.D80])" office:value-type="float" office:value="15.4487099698846" calcext:value-type="float">
            <text:p>15.44870996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80]*96485/8.314/298.15*[.A80])" office:value-type="float" office:value="25.4164147920917" calcext:value-type="float">
            <text:p>25.4164147921</text:p>
          </table:table-cell>
          <table:table-cell table:formula="of:=[.$G$2]*[.H80]" office:value-type="float" office:value="0.0000000000000254164147920917" calcext:value-type="float">
            <text:p>2.54164147920917E-014</text:p>
          </table:table-cell>
        </table:table-row>
        <table:table-row table:style-name="ro1">
          <table:table-cell office:value-type="float" office:value="0.397190954773869" calcext:value-type="float">
            <text:p>0.3971909548</text:p>
          </table:table-cell>
          <table:table-cell office:value-type="float" office:value="4.06099610931895" calcext:value-type="float">
            <text:p>4.0609961093</text:p>
          </table:table-cell>
          <table:table-cell table:formula="of:=([.B84]-[.B78])/([.A84]-[.A78])" office:value-type="float" office:value="-1.66551028071765" calcext:value-type="float">
            <text:p>-1.6655102807</text:p>
          </table:table-cell>
          <table:table-cell table:formula="of:=[.C81]*[.A81]*(1-[.A81])*96485/8.314/298.15" office:value-type="float" office:value="-15.5217754114706" calcext:value-type="float">
            <text:p>-15.5217754115</text:p>
          </table:table-cell>
          <table:table-cell table:formula="of:=ABS([.D81])" office:value-type="float" office:value="15.5217754114706" calcext:value-type="float">
            <text:p>15.52177541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81]*96485/8.314/298.15*[.A81])" office:value-type="float" office:value="25.7490751580344" calcext:value-type="float">
            <text:p>25.749075158</text:p>
          </table:table-cell>
          <table:table-cell table:formula="of:=[.$G$2]*[.H81]" office:value-type="float" office:value="0.0000000000000257490751580344" calcext:value-type="float">
            <text:p>2.57490751580344E-014</text:p>
          </table:table-cell>
        </table:table-row>
        <table:table-row table:style-name="ro1">
          <table:table-cell office:value-type="float" office:value="0.402206030150754" calcext:value-type="float">
            <text:p>0.4022060302</text:p>
          </table:table-cell>
          <table:table-cell office:value-type="float" office:value="4.05268843985805" calcext:value-type="float">
            <text:p>4.0526884399</text:p>
          </table:table-cell>
          <table:table-cell table:formula="of:=([.B85]-[.B79])/([.A85]-[.A79])" office:value-type="float" office:value="-1.67629331545511" calcext:value-type="float">
            <text:p>-1.6762933155</text:p>
          </table:table-cell>
          <table:table-cell table:formula="of:=[.C82]*[.A82]*(1-[.A82])*96485/8.314/298.15" office:value-type="float" office:value="-15.6879099549779" calcext:value-type="float">
            <text:p>-15.687909955</text:p>
          </table:table-cell>
          <table:table-cell table:formula="of:=ABS([.D82])" office:value-type="float" office:value="15.6879099549779" calcext:value-type="float">
            <text:p>15.6879099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82]*96485/8.314/298.15*[.A82])" office:value-type="float" office:value="26.2430046909542" calcext:value-type="float">
            <text:p>26.243004691</text:p>
          </table:table-cell>
          <table:table-cell table:formula="of:=[.$G$2]*[.H82]" office:value-type="float" office:value="0.0000000000000262430046909542" calcext:value-type="float">
            <text:p>2.62430046909542E-014</text:p>
          </table:table-cell>
        </table:table-row>
        <table:table-row table:style-name="ro1">
          <table:table-cell office:value-type="float" office:value="0.407221105527638" calcext:value-type="float">
            <text:p>0.4072211055</text:p>
          </table:table-cell>
          <table:table-cell office:value-type="float" office:value="4.04418246631516" calcext:value-type="float">
            <text:p>4.0441824663</text:p>
          </table:table-cell>
          <table:table-cell table:formula="of:=([.B86]-[.B80])/([.A86]-[.A80])" office:value-type="float" office:value="-1.69415969621513" calcext:value-type="float">
            <text:p>-1.6941596962</text:p>
          </table:table-cell>
          <table:table-cell table:formula="of:=[.C83]*[.A83]*(1-[.A83])*96485/8.314/298.15" office:value-type="float" office:value="-15.9181401511435" calcext:value-type="float">
            <text:p>-15.9181401511</text:p>
          </table:table-cell>
          <table:table-cell table:formula="of:=ABS([.D83])" office:value-type="float" office:value="15.9181401511435" calcext:value-type="float">
            <text:p>15.91814015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" calcext:value-type="float">
            <text:p>2.00E-014</text:p>
          </table:table-cell>
          <table:table-cell table:formula="of:=ABS([.C83]*96485/8.314/298.15*[.A83])" office:value-type="float" office:value="26.8534192083751" calcext:value-type="float">
            <text:p>26.8534192084</text:p>
          </table:table-cell>
          <table:table-cell table:formula="of:=[.$G$2]*[.H83]" office:value-type="float" office:value="0.0000000000000268534192083751" calcext:value-type="float">
            <text:p>2.68534192083751E-014</text:p>
          </table:table-cell>
        </table:table-row>
        <table:table-row table:style-name="ro1">
          <table:table-cell office:value-type="float" office:value="0.412236180904523" calcext:value-type="float">
            <text:p>0.4122361809</text:p>
          </table:table-cell>
          <table:table-cell office:value-type="float" office:value="4.03560166365737" calcext:value-type="float">
            <text:p>4.0356016637</text:p>
          </table:table-cell>
          <table:table-cell table:formula="of:=([.B87]-[.B81])/([.A87]-[.A81])" office:value-type="float" office:value="-1.71539162693155" calcext:value-type="float">
            <text:p>-1.7153916269</text:p>
          </table:table-cell>
          <table:table-cell table:formula="of:=[.C84]*[.A84]*(1-[.A84])*96485/8.314/298.15" office:value-type="float" office:value="-16.1780885431448" calcext:value-type="float">
            <text:p>-16.1780885431</text:p>
          </table:table-cell>
          <table:table-cell table:formula="of:=ABS([.D84])" office:value-type="float" office:value="16.1780885431448" calcext:value-type="float">
            <text:p>16.17808854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95" calcext:value-type="float">
            <text:p>1.95E-014</text:p>
          </table:table-cell>
          <table:table-cell table:formula="of:=ABS([.C84]*96485/8.314/298.15*[.A84])" office:value-type="float" office:value="27.5248118675315" calcext:value-type="float">
            <text:p>27.5248118675</text:p>
          </table:table-cell>
          <table:table-cell table:formula="of:=[.$G$2]*[.H84]" office:value-type="float" office:value="0.0000000000000275248118675315" calcext:value-type="float">
            <text:p>2.75248118675315E-014</text:p>
          </table:table-cell>
        </table:table-row>
        <table:table-row table:style-name="ro1">
          <table:table-cell office:value-type="float" office:value="0.417251256281407" calcext:value-type="float">
            <text:p>0.4172512563</text:p>
          </table:table-cell>
          <table:table-cell office:value-type="float" office:value="4.0269770414967" calcext:value-type="float">
            <text:p>4.0269770415</text:p>
          </table:table-cell>
          <table:table-cell table:formula="of:=([.B88]-[.B82])/([.A88]-[.A82])" office:value-type="float" office:value="-1.73377520382594" calcext:value-type="float">
            <text:p>-1.7337752038</text:p>
          </table:table-cell>
          <table:table-cell table:formula="of:=[.C85]*[.A85]*(1-[.A85])*96485/8.314/298.15" office:value-type="float" office:value="-16.4091752641395" calcext:value-type="float">
            <text:p>-16.4091752641</text:p>
          </table:table-cell>
          <table:table-cell table:formula="of:=ABS([.D85])" office:value-type="float" office:value="16.4091752641395" calcext:value-type="float">
            <text:p>16.40917526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9" calcext:value-type="float">
            <text:p>1.90E-014</text:p>
          </table:table-cell>
          <table:table-cell table:formula="of:=ABS([.C85]*96485/8.314/298.15*[.A85])" office:value-type="float" office:value="28.1582336144228" calcext:value-type="float">
            <text:p>28.1582336144</text:p>
          </table:table-cell>
          <table:table-cell table:formula="of:=[.$G$2]*[.H85]" office:value-type="float" office:value="0.0000000000000281582336144228" calcext:value-type="float">
            <text:p>2.81582336144228E-014</text:p>
          </table:table-cell>
        </table:table-row>
        <table:table-row table:style-name="ro1">
          <table:table-cell office:value-type="float" office:value="0.422266331658291" calcext:value-type="float">
            <text:p>0.4222663317</text:p>
          </table:table-cell>
          <table:table-cell office:value-type="float" office:value="4.01822946832183" calcext:value-type="float">
            <text:p>4.0182294683</text:p>
          </table:table-cell>
          <table:table-cell table:formula="of:=([.B89]-[.B83])/([.A89]-[.A83])" office:value-type="float" office:value="-1.74356352903089" calcext:value-type="float">
            <text:p>-1.743563529</text:p>
          </table:table-cell>
          <table:table-cell table:formula="of:=[.C86]*[.A86]*(1-[.A86])*96485/8.314/298.15" office:value-type="float" office:value="-16.5564368258229" calcext:value-type="float">
            <text:p>-16.5564368258</text:p>
          </table:table-cell>
          <table:table-cell table:formula="of:=ABS([.D86])" office:value-type="float" office:value="16.5564368258229" calcext:value-type="float">
            <text:p>16.55643682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" calcext:value-type="float">
            <text:p>1.80E-014</text:p>
          </table:table-cell>
          <table:table-cell table:formula="of:=ABS([.C86]*96485/8.314/298.15*[.A86])" office:value-type="float" office:value="28.6575592406541" calcext:value-type="float">
            <text:p>28.6575592407</text:p>
          </table:table-cell>
          <table:table-cell table:formula="of:=[.$G$2]*[.H86]" office:value-type="float" office:value="0.0000000000000286575592406541" calcext:value-type="float">
            <text:p>2.86575592406541E-014</text:p>
          </table:table-cell>
        </table:table-row>
        <table:table-row table:style-name="ro1">
          <table:table-cell office:value-type="float" office:value="0.427281407035176" calcext:value-type="float">
            <text:p>0.427281407</text:p>
          </table:table-cell>
          <table:table-cell office:value-type="float" office:value="4.00937919945932" calcext:value-type="float">
            <text:p>4.0093791995</text:p>
          </table:table-cell>
          <table:table-cell table:formula="of:=([.B90]-[.B84])/([.A90]-[.A84])" office:value-type="float" office:value="-1.74017749011383" calcext:value-type="float">
            <text:p>-1.7401774901</text:p>
          </table:table-cell>
          <table:table-cell table:formula="of:=[.C87]*[.A87]*(1-[.A87])*96485/8.314/298.15" office:value-type="float" office:value="-16.5753913666941" calcext:value-type="float">
            <text:p>-16.5753913667</text:p>
          </table:table-cell>
          <table:table-cell table:formula="of:=ABS([.D87])" office:value-type="float" office:value="16.5753913666941" calcext:value-type="float">
            <text:p>16.5753913667</text:p>
          </table:table-cell>
          <table:table-cell office:value-type="float" office:value="1" calcext:value-type="float">
            <text:p>1</text:p>
          </table:table-cell>
          <table:table-cell table:style-name="Default" table:formula="of:=[.E87]*[.$G$2]*[.F87]" office:value-type="float" office:value="0.0000000000000165753913666941" calcext:value-type="float">
            <text:p>1.65753913666941E-014</text:p>
          </table:table-cell>
          <table:table-cell table:formula="of:=ABS([.C87]*96485/8.314/298.15*[.A87])" office:value-type="float" office:value="28.9415981431428" calcext:value-type="float">
            <text:p>28.9415981431</text:p>
          </table:table-cell>
          <table:table-cell table:formula="of:=[.$G$2]*[.H87]" office:value-type="float" office:value="0.0000000000000289415981431428" calcext:value-type="float">
            <text:p>2.89415981431428E-014</text:p>
          </table:table-cell>
        </table:table-row>
        <table:table-row table:style-name="ro1">
          <table:table-cell office:value-type="float" office:value="0.43229648241206" calcext:value-type="float">
            <text:p>0.4322964824</text:p>
          </table:table-cell>
          <table:table-cell office:value-type="float" office:value="4.00051835985549" calcext:value-type="float">
            <text:p>4.0005183599</text:p>
          </table:table-cell>
          <table:table-cell table:formula="of:=([.B91]-[.B85])/([.A91]-[.A85])" office:value-type="float" office:value="-1.70630733358309" calcext:value-type="float">
            <text:p>-1.7063073336</text:p>
          </table:table-cell>
          <table:table-cell table:formula="of:=[.C88]*[.A88]*(1-[.A88])*96485/8.314/298.15" office:value-type="float" office:value="-16.2995461366259" calcext:value-type="float">
            <text:p>-16.2995461366</text:p>
          </table:table-cell>
          <table:table-cell table:formula="of:=ABS([.D88])" office:value-type="float" office:value="16.2995461366259" calcext:value-type="float">
            <text:p>16.2995461366</text:p>
          </table:table-cell>
          <table:table-cell office:value-type="float" office:value="1" calcext:value-type="float">
            <text:p>1</text:p>
          </table:table-cell>
          <table:table-cell table:style-name="Default" table:formula="of:=[.E88]*[.$G$2]*[.F88]" office:value-type="float" office:value="0.0000000000000162995461366259" calcext:value-type="float">
            <text:p>1.62995461366259E-014</text:p>
          </table:table-cell>
          <table:table-cell table:formula="of:=ABS([.C88]*96485/8.314/298.15*[.A88])" office:value-type="float" office:value="28.711370692011" calcext:value-type="float">
            <text:p>28.711370692</text:p>
          </table:table-cell>
          <table:table-cell table:formula="of:=[.$G$2]*[.H88]" office:value-type="float" office:value="0.000000000000028711370692011" calcext:value-type="float">
            <text:p>2.8711370692011E-014</text:p>
          </table:table-cell>
        </table:table-row>
        <table:table-row table:style-name="ro1">
          <table:table-cell office:value-type="float" office:value="0.437311557788945" calcext:value-type="float">
            <text:p>0.4373115578</text:p>
          </table:table-cell>
          <table:table-cell office:value-type="float" office:value="3.9917178511803" calcext:value-type="float">
            <text:p>3.9917178512</text:p>
          </table:table-cell>
          <table:table-cell table:formula="of:=([.B92]-[.B86])/([.A92]-[.A86])" office:value-type="float" office:value="-1.65510869324292" calcext:value-type="float">
            <text:p>-1.6551086932</text:p>
          </table:table-cell>
          <table:table-cell table:formula="of:=[.C89]*[.A89]*(1-[.A89])*96485/8.314/298.15" office:value-type="float" office:value="-15.8525976600817" calcext:value-type="float">
            <text:p>-15.8525976601</text:p>
          </table:table-cell>
          <table:table-cell table:formula="of:=ABS([.D89])" office:value-type="float" office:value="15.8525976600817" calcext:value-type="float">
            <text:p>15.8525976601</text:p>
          </table:table-cell>
          <table:table-cell office:value-type="float" office:value="1" calcext:value-type="float">
            <text:p>1</text:p>
          </table:table-cell>
          <table:table-cell table:style-name="Default" table:formula="of:=[.E89]*[.$G$2]*[.F89]" office:value-type="float" office:value="0.0000000000000158525976600817" calcext:value-type="float">
            <text:p>1.58525976600817E-014</text:p>
          </table:table-cell>
          <table:table-cell table:formula="of:=ABS([.C89]*96485/8.314/298.15*[.A89])" office:value-type="float" office:value="28.1729576633736" calcext:value-type="float">
            <text:p>28.1729576634</text:p>
          </table:table-cell>
          <table:table-cell table:formula="of:=[.$G$2]*[.H89]" office:value-type="float" office:value="0.0000000000000281729576633736" calcext:value-type="float">
            <text:p>2.81729576633736E-014</text:p>
          </table:table-cell>
        </table:table-row>
        <table:table-row table:style-name="ro1">
          <table:table-cell office:value-type="float" office:value="0.442326633165829" calcext:value-type="float">
            <text:p>0.4423266332</text:p>
          </table:table-cell>
          <table:table-cell office:value-type="float" office:value="3.9832389359649" calcext:value-type="float">
            <text:p>3.983238936</text:p>
          </table:table-cell>
          <table:table-cell table:formula="of:=([.B93]-[.B87])/([.A93]-[.A87])" office:value-type="float" office:value="-1.59955600285688" calcext:value-type="float">
            <text:p>-1.5995560029</text:p>
          </table:table-cell>
          <table:table-cell table:formula="of:=[.C90]*[.A90]*(1-[.A90])*96485/8.314/298.15" office:value-type="float" office:value="-15.3580971733664" calcext:value-type="float">
            <text:p>-15.3580971734</text:p>
          </table:table-cell>
          <table:table-cell table:formula="of:=ABS([.D90])" office:value-type="float" office:value="15.3580971733664" calcext:value-type="float">
            <text:p>15.3580971734</text:p>
          </table:table-cell>
          <table:table-cell office:value-type="float" office:value="1" calcext:value-type="float">
            <text:p>1</text:p>
          </table:table-cell>
          <table:table-cell table:style-name="Default" table:formula="of:=[.E90]*[.$G$2]*[.F90]" office:value-type="float" office:value="0.0000000000000153580971733664" calcext:value-type="float">
            <text:p>1.53580971733664E-014</text:p>
          </table:table-cell>
          <table:table-cell table:formula="of:=ABS([.C90]*96485/8.314/298.15*[.A90])" office:value-type="float" office:value="27.539592325436" calcext:value-type="float">
            <text:p>27.5395923254</text:p>
          </table:table-cell>
          <table:table-cell table:formula="of:=[.$G$2]*[.H90]" office:value-type="float" office:value="0.000000000000027539592325436" calcext:value-type="float">
            <text:p>2.7539592325436E-014</text:p>
          </table:table-cell>
        </table:table-row>
        <table:table-row table:style-name="ro1">
          <table:table-cell office:value-type="float" office:value="0.447341708542714" calcext:value-type="float">
            <text:p>0.4473417085</text:p>
          </table:table-cell>
          <table:table-cell office:value-type="float" office:value="3.9756334821324" calcext:value-type="float">
            <text:p>3.9756334821</text:p>
          </table:table-cell>
          <table:table-cell table:formula="of:=([.B94]-[.B88])/([.A94]-[.A88])" office:value-type="float" office:value="-1.55218942057307" calcext:value-type="float">
            <text:p>-1.5521894206</text:p>
          </table:table-cell>
          <table:table-cell table:formula="of:=[.C91]*[.A91]*(1-[.A91])*96485/8.314/298.15" office:value-type="float" office:value="-14.9367381826307" calcext:value-type="float">
            <text:p>-14.9367381826</text:p>
          </table:table-cell>
          <table:table-cell table:formula="of:=ABS([.D91])" office:value-type="float" office:value="14.9367381826307" calcext:value-type="float">
            <text:p>14.9367381826</text:p>
          </table:table-cell>
          <table:table-cell office:value-type="float" office:value="1" calcext:value-type="float">
            <text:p>1</text:p>
          </table:table-cell>
          <table:table-cell table:style-name="Default" table:formula="of:=[.E91]*[.$G$2]*[.F91]" office:value-type="float" office:value="0.0000000000000149367381826307" calcext:value-type="float">
            <text:p>1.49367381826307E-014</text:p>
          </table:table-cell>
          <table:table-cell table:formula="of:=ABS([.C91]*96485/8.314/298.15*[.A91])" office:value-type="float" office:value="27.027076972363" calcext:value-type="float">
            <text:p>27.0270769724</text:p>
          </table:table-cell>
          <table:table-cell table:formula="of:=[.$G$2]*[.H91]" office:value-type="float" office:value="0.000000000000027027076972363" calcext:value-type="float">
            <text:p>2.7027076972363E-014</text:p>
          </table:table-cell>
        </table:table-row>
        <table:table-row table:style-name="ro1">
          <table:table-cell office:value-type="float" office:value="0.452356783919598" calcext:value-type="float">
            <text:p>0.4523567839</text:p>
          </table:table-cell>
          <table:table-cell office:value-type="float" office:value="3.96842649920053" calcext:value-type="float">
            <text:p>3.9684264992</text:p>
          </table:table-cell>
          <table:table-cell table:formula="of:=([.B95]-[.B89])/([.A95]-[.A89])" office:value-type="float" office:value="-1.53095078734455" calcext:value-type="float">
            <text:p>-1.5309507873</text:p>
          </table:table-cell>
          <table:table-cell table:formula="of:=[.C92]*[.A92]*(1-[.A92])*96485/8.314/298.15" office:value-type="float" office:value="-14.7623336830882" calcext:value-type="float">
            <text:p>-14.7623336831</text:p>
          </table:table-cell>
          <table:table-cell table:formula="of:=ABS([.D92])" office:value-type="float" office:value="14.7623336830882" calcext:value-type="float">
            <text:p>14.7623336831</text:p>
          </table:table-cell>
          <table:table-cell office:value-type="float" office:value="1" calcext:value-type="float">
            <text:p>1</text:p>
          </table:table-cell>
          <table:table-cell table:style-name="Default" table:formula="of:=[.E92]*[.$G$2]*[.F92]" office:value-type="float" office:value="0.0000000000000147623336830882" calcext:value-type="float">
            <text:p>1.47623336830882E-014</text:p>
          </table:table-cell>
          <table:table-cell table:formula="of:=ABS([.C92]*96485/8.314/298.15*[.A92])" office:value-type="float" office:value="26.9561153130779" calcext:value-type="float">
            <text:p>26.9561153131</text:p>
          </table:table-cell>
          <table:table-cell table:formula="of:=[.$G$2]*[.H92]" office:value-type="float" office:value="0.0000000000000269561153130779" calcext:value-type="float">
            <text:p>2.69561153130779E-014</text:p>
          </table:table-cell>
        </table:table-row>
        <table:table-row table:style-name="ro1">
          <table:table-cell office:value-type="float" office:value="0.457371859296482" calcext:value-type="float">
            <text:p>0.4573718593</text:p>
          </table:table-cell>
          <table:table-cell office:value-type="float" office:value="3.96124783591607" calcext:value-type="float">
            <text:p>3.9612478359</text:p>
          </table:table-cell>
          <table:table-cell table:formula="of:=([.B96]-[.B90])/([.A96]-[.A90])" office:value-type="float" office:value="-1.53051459409603" calcext:value-type="float">
            <text:p>-1.5305145941</text:p>
          </table:table-cell>
          <table:table-cell table:formula="of:=[.C93]*[.A93]*(1-[.A93])*96485/8.314/298.15" office:value-type="float" office:value="-14.7850975832032" calcext:value-type="float">
            <text:p>-14.7850975832</text:p>
          </table:table-cell>
          <table:table-cell table:formula="of:=ABS([.D93])" office:value-type="float" office:value="14.7850975832032" calcext:value-type="float">
            <text:p>14.7850975832</text:p>
          </table:table-cell>
          <table:table-cell office:value-type="float" office:value="1" calcext:value-type="float">
            <text:p>1</text:p>
          </table:table-cell>
          <table:table-cell table:style-name="Default" table:formula="of:=[.E93]*[.$G$2]*[.F93]" office:value-type="float" office:value="0.0000000000000147850975832032" calcext:value-type="float">
            <text:p>1.47850975832032E-014</text:p>
          </table:table-cell>
          <table:table-cell table:formula="of:=ABS([.C93]*96485/8.314/298.15*[.A93])" office:value-type="float" office:value="27.2472001987112" calcext:value-type="float">
            <text:p>27.2472001987</text:p>
          </table:table-cell>
          <table:table-cell table:formula="of:=[.$G$2]*[.H93]" office:value-type="float" office:value="0.0000000000000272472001987112" calcext:value-type="float">
            <text:p>2.72472001987112E-014</text:p>
          </table:table-cell>
        </table:table-row>
        <table:table-row table:style-name="ro1">
          <table:table-cell office:value-type="float" office:value="0.462386934673367" calcext:value-type="float">
            <text:p>0.4623869347</text:p>
          </table:table-cell>
          <table:table-cell office:value-type="float" office:value="3.95381227819523" calcext:value-type="float">
            <text:p>3.9538122782</text:p>
          </table:table-cell>
          <table:table-cell table:formula="of:=([.B97]-[.B91])/([.A97]-[.A91])" office:value-type="float" office:value="-1.55622090015565" calcext:value-type="float">
            <text:p>-1.5562209002</text:p>
          </table:table-cell>
          <table:table-cell table:formula="of:=[.C94]*[.A94]*(1-[.A94])*96485/8.314/298.15" office:value-type="float" office:value="-15.0578019113696" calcext:value-type="float">
            <text:p>-15.0578019114</text:p>
          </table:table-cell>
          <table:table-cell table:formula="of:=ABS([.D94])" office:value-type="float" office:value="15.0578019113696" calcext:value-type="float">
            <text:p>15.0578019114</text:p>
          </table:table-cell>
          <table:table-cell office:value-type="float" office:value="1" calcext:value-type="float">
            <text:p>1</text:p>
          </table:table-cell>
          <table:table-cell table:style-name="Default" table:formula="of:=[.E94]*[.$G$2]*[.F94]" office:value-type="float" office:value="0.0000000000000150578019113696" calcext:value-type="float">
            <text:p>1.50578019113696E-014</text:p>
          </table:table-cell>
          <table:table-cell table:formula="of:=ABS([.C94]*96485/8.314/298.15*[.A94])" office:value-type="float" office:value="28.0086234552746" calcext:value-type="float">
            <text:p>28.0086234553</text:p>
          </table:table-cell>
          <table:table-cell table:formula="of:=[.$G$2]*[.H94]" office:value-type="float" office:value="0.0000000000000280086234552746" calcext:value-type="float">
            <text:p>2.80086234552746E-014</text:p>
          </table:table-cell>
        </table:table-row>
        <table:table-row table:style-name="ro1">
          <table:table-cell office:value-type="float" office:value="0.467402010050251" calcext:value-type="float">
            <text:p>0.4674020101</text:p>
          </table:table-cell>
          <table:table-cell office:value-type="float" office:value="3.9456508495993" calcext:value-type="float">
            <text:p>3.9456508496</text:p>
          </table:table-cell>
          <table:table-cell table:formula="of:=([.B98]-[.B92])/([.A98]-[.A92])" office:value-type="float" office:value="-1.57213859310319" calcext:value-type="float">
            <text:p>-1.5721385931</text:p>
          </table:table-cell>
          <table:table-cell table:formula="of:=[.C95]*[.A95]*(1-[.A95])*96485/8.314/298.15" office:value-type="float" office:value="-15.2333666461468" calcext:value-type="float">
            <text:p>-15.2333666461</text:p>
          </table:table-cell>
          <table:table-cell table:formula="of:=ABS([.D95])" office:value-type="float" office:value="15.2333666461468" calcext:value-type="float">
            <text:p>15.2333666461</text:p>
          </table:table-cell>
          <table:table-cell office:value-type="float" office:value="1" calcext:value-type="float">
            <text:p>1</text:p>
          </table:table-cell>
          <table:table-cell table:style-name="Default" table:formula="of:=[.E95]*[.$G$2]*[.F95]" office:value-type="float" office:value="0.0000000000000152333666461468" calcext:value-type="float">
            <text:p>1.52333666461468E-014</text:p>
          </table:table-cell>
          <table:table-cell table:formula="of:=ABS([.C95]*96485/8.314/298.15*[.A95])" office:value-type="float" office:value="28.6019980052574" calcext:value-type="float">
            <text:p>28.6019980053</text:p>
          </table:table-cell>
          <table:table-cell table:formula="of:=[.$G$2]*[.H95]" office:value-type="float" office:value="0.0000000000000286019980052574" calcext:value-type="float">
            <text:p>2.86019980052574E-014</text:p>
          </table:table-cell>
        </table:table-row>
        <table:table-row table:style-name="ro1">
          <table:table-cell office:value-type="float" office:value="0.472417085427136" calcext:value-type="float">
            <text:p>0.4724170854</text:p>
          </table:table-cell>
          <table:table-cell office:value-type="float" office:value="3.93718505963602" calcext:value-type="float">
            <text:p>3.9371850596</text:p>
          </table:table-cell>
          <table:table-cell table:formula="of:=([.B99]-[.B93])/([.A99]-[.A93])" office:value-type="float" office:value="-1.56026209716466" calcext:value-type="float">
            <text:p>-1.5602620972</text:p>
          </table:table-cell>
          <table:table-cell table:formula="of:=[.C96]*[.A96]*(1-[.A96])*96485/8.314/298.15" office:value-type="float" office:value="-15.1366177776936" calcext:value-type="float">
            <text:p>-15.1366177777</text:p>
          </table:table-cell>
          <table:table-cell table:formula="of:=ABS([.D96])" office:value-type="float" office:value="15.1366177776936" calcext:value-type="float">
            <text:p>15.1366177777</text:p>
          </table:table-cell>
          <table:table-cell office:value-type="float" office:value="1" calcext:value-type="float">
            <text:p>1</text:p>
          </table:table-cell>
          <table:table-cell table:style-name="Default" table:formula="of:=[.E96]*[.$G$2]*[.F96]" office:value-type="float" office:value="0.0000000000000151366177776936" calcext:value-type="float">
            <text:p>1.51366177776936E-014</text:p>
          </table:table-cell>
          <table:table-cell table:formula="of:=ABS([.C96]*96485/8.314/298.15*[.A96])" office:value-type="float" office:value="28.6905003168049" calcext:value-type="float">
            <text:p>28.6905003168</text:p>
          </table:table-cell>
          <table:table-cell table:formula="of:=[.$G$2]*[.H96]" office:value-type="float" office:value="0.0000000000000286905003168049" calcext:value-type="float">
            <text:p>2.86905003168049E-014</text:p>
          </table:table-cell>
        </table:table-row>
        <table:table-row table:style-name="ro1">
          <table:table-cell office:value-type="float" office:value="0.47743216080402" calcext:value-type="float">
            <text:p>0.4774321608</text:p>
          </table:table-cell>
          <table:table-cell office:value-type="float" office:value="3.92880609142822" calcext:value-type="float">
            <text:p>3.9288060914</text:p>
          </table:table-cell>
          <table:table-cell table:formula="of:=([.B100]-[.B94])/([.A100]-[.A94])" office:value-type="float" office:value="-1.5329576130079" calcext:value-type="float">
            <text:p>-1.532957613</text:p>
          </table:table-cell>
          <table:table-cell table:formula="of:=[.C97]*[.A97]*(1-[.A97])*96485/8.314/298.15" office:value-type="float" office:value="-14.886735174292" calcext:value-type="float">
            <text:p>-14.8867351743</text:p>
          </table:table-cell>
          <table:table-cell table:formula="of:=ABS([.D97])" office:value-type="float" office:value="14.886735174292" calcext:value-type="float">
            <text:p>14.8867351743</text:p>
          </table:table-cell>
          <table:table-cell office:value-type="float" office:value="1" calcext:value-type="float">
            <text:p>1</text:p>
          </table:table-cell>
          <table:table-cell table:style-name="Default" table:formula="of:=[.E97]*[.$G$2]*[.F97]" office:value-type="float" office:value="0.000000000000014886735174292" calcext:value-type="float">
            <text:p>1.4886735174292E-014</text:p>
          </table:table-cell>
          <table:table-cell table:formula="of:=ABS([.C97]*96485/8.314/298.15*[.A97])" office:value-type="float" office:value="28.4876604675799" calcext:value-type="float">
            <text:p>28.4876604676</text:p>
          </table:table-cell>
          <table:table-cell table:formula="of:=[.$G$2]*[.H97]" office:value-type="float" office:value="0.0000000000000284876604675799" calcext:value-type="float">
            <text:p>2.84876604675799E-014</text:p>
          </table:table-cell>
        </table:table-row>
        <table:table-row table:style-name="ro1">
          <table:table-cell office:value-type="float" office:value="0.482447236180905" calcext:value-type="float">
            <text:p>0.4824472362</text:p>
          </table:table-cell>
          <table:table-cell office:value-type="float" office:value="3.9211201379166" calcext:value-type="float">
            <text:p>3.9211201379</text:p>
          </table:table-cell>
          <table:table-cell table:formula="of:=([.B101]-[.B95])/([.A101]-[.A95])" office:value-type="float" office:value="-1.48217691691359" calcext:value-type="float">
            <text:p>-1.4821769169</text:p>
          </table:table-cell>
          <table:table-cell table:formula="of:=[.C98]*[.A98]*(1-[.A98])*96485/8.314/298.15" office:value-type="float" office:value="-14.4052058137785" calcext:value-type="float">
            <text:p>-14.4052058138</text:p>
          </table:table-cell>
          <table:table-cell table:formula="of:=ABS([.D98])" office:value-type="float" office:value="14.4052058137785" calcext:value-type="float">
            <text:p>14.4052058138</text:p>
          </table:table-cell>
          <table:table-cell office:value-type="float" office:value="1" calcext:value-type="float">
            <text:p>1</text:p>
          </table:table-cell>
          <table:table-cell table:style-name="Default" table:formula="of:=[.E98]*[.$G$2]*[.F98]" office:value-type="float" office:value="0.0000000000000144052058137785" calcext:value-type="float">
            <text:p>1.44052058137785E-014</text:p>
          </table:table-cell>
          <table:table-cell table:formula="of:=ABS([.C98]*96485/8.314/298.15*[.A98])" office:value-type="float" office:value="27.833308641771" calcext:value-type="float">
            <text:p>27.8333086418</text:p>
          </table:table-cell>
          <table:table-cell table:formula="of:=[.$G$2]*[.H98]" office:value-type="float" office:value="0.000000000000027833308641771" calcext:value-type="float">
            <text:p>2.7833308641771E-014</text:p>
          </table:table-cell>
        </table:table-row>
        <table:table-row table:style-name="ro1">
          <table:table-cell office:value-type="float" office:value="0.487462311557789" calcext:value-type="float">
            <text:p>0.4874623116</text:p>
          </table:table-cell>
          <table:table-cell office:value-type="float" office:value="3.91429884376621" calcext:value-type="float">
            <text:p>3.9142988438</text:p>
          </table:table-cell>
          <table:table-cell table:formula="of:=([.B102]-[.B96])/([.A102]-[.A96])" office:value-type="float" office:value="-1.42562182920936" calcext:value-type="float">
            <text:p>-1.4256218292</text:p>
          </table:table-cell>
          <table:table-cell table:formula="of:=[.C99]*[.A99]*(1-[.A99])*96485/8.314/298.15" office:value-type="float" office:value="-13.8639235059168" calcext:value-type="float">
            <text:p>-13.8639235059</text:p>
          </table:table-cell>
          <table:table-cell table:formula="of:=ABS([.D99])" office:value-type="float" office:value="13.8639235059168" calcext:value-type="float">
            <text:p>13.8639235059</text:p>
          </table:table-cell>
          <table:table-cell office:value-type="float" office:value="1" calcext:value-type="float">
            <text:p>1</text:p>
          </table:table-cell>
          <table:table-cell table:style-name="Default" table:formula="of:=[.E99]*[.$G$2]*[.F99]" office:value-type="float" office:value="0.0000000000000138639235059168" calcext:value-type="float">
            <text:p>1.38639235059168E-014</text:p>
          </table:table-cell>
          <table:table-cell table:formula="of:=ABS([.C99]*96485/8.314/298.15*[.A99])" office:value-type="float" office:value="27.0495688776651" calcext:value-type="float">
            <text:p>27.0495688777</text:p>
          </table:table-cell>
          <table:table-cell table:formula="of:=[.$G$2]*[.H99]" office:value-type="float" office:value="0.0000000000000270495688776651" calcext:value-type="float">
            <text:p>2.70495688776651E-014</text:p>
          </table:table-cell>
        </table:table-row>
        <table:table-row table:style-name="ro1">
          <table:table-cell office:value-type="float" office:value="0.492477386934673" calcext:value-type="float">
            <text:p>0.4924773869</text:p>
          </table:table-cell>
          <table:table-cell office:value-type="float" office:value="3.90768489032241" calcext:value-type="float">
            <text:p>3.9076848903</text:p>
          </table:table-cell>
          <table:table-cell table:formula="of:=([.B103]-[.B97])/([.A103]-[.A97])" office:value-type="float" office:value="-1.37360473477424" calcext:value-type="float">
            <text:p>-1.3736047348</text:p>
          </table:table-cell>
          <table:table-cell table:formula="of:=[.C100]*[.A100]*(1-[.A100])*96485/8.314/298.15" office:value-type="float" office:value="-13.3634452176334" calcext:value-type="float">
            <text:p>-13.3634452176</text:p>
          </table:table-cell>
          <table:table-cell table:formula="of:=ABS([.D100])" office:value-type="float" office:value="13.3634452176334" calcext:value-type="float">
            <text:p>13.3634452176</text:p>
          </table:table-cell>
          <table:table-cell office:value-type="float" office:value="1" calcext:value-type="float">
            <text:p>1</text:p>
          </table:table-cell>
          <table:table-cell table:style-name="Default" table:formula="of:=[.E100]*[.$G$2]*[.F100]" office:value-type="float" office:value="0.0000000000000133634452176334" calcext:value-type="float">
            <text:p>1.33634452176334E-014</text:p>
          </table:table-cell>
          <table:table-cell table:formula="of:=ABS([.C100]*96485/8.314/298.15*[.A100])" office:value-type="float" office:value="26.3307385200457" calcext:value-type="float">
            <text:p>26.33073852</text:p>
          </table:table-cell>
          <table:table-cell table:formula="of:=[.$G$2]*[.H100]" office:value-type="float" office:value="0.0000000000000263307385200457" calcext:value-type="float">
            <text:p>2.63307385200457E-014</text:p>
          </table:table-cell>
        </table:table-row>
        <table:table-row table:style-name="ro1">
          <table:table-cell office:value-type="float" office:value="0.497492462311558" calcext:value-type="float">
            <text:p>0.4974924623</text:p>
          </table:table-cell>
          <table:table-cell office:value-type="float" office:value="3.9010514758381" calcext:value-type="float">
            <text:p>3.9010514758</text:p>
          </table:table-cell>
          <table:table-cell table:formula="of:=([.B104]-[.B98])/([.A104]-[.A98])" office:value-type="float" office:value="-1.34487813602717" calcext:value-type="float">
            <text:p>-1.344878136</text:p>
          </table:table-cell>
          <table:table-cell table:formula="of:=[.C101]*[.A101]*(1-[.A101])*96485/8.314/298.15" office:value-type="float" office:value="-13.0866047616205" calcext:value-type="float">
            <text:p>-13.0866047616</text:p>
          </table:table-cell>
          <table:table-cell table:formula="of:=ABS([.D101])" office:value-type="float" office:value="13.0866047616205" calcext:value-type="float">
            <text:p>13.0866047616</text:p>
          </table:table-cell>
          <table:table-cell office:value-type="float" office:value="1" calcext:value-type="float">
            <text:p>1</text:p>
          </table:table-cell>
          <table:table-cell table:style-name="Default" table:formula="of:=[.E101]*[.$G$2]*[.F101]" office:value-type="float" office:value="0.0000000000000130866047616205" calcext:value-type="float">
            <text:p>1.30866047616205E-014</text:p>
          </table:table-cell>
          <table:table-cell table:formula="of:=ABS([.C101]*96485/8.314/298.15*[.A101])" office:value-type="float" office:value="26.0426039016638" calcext:value-type="float">
            <text:p>26.0426039017</text:p>
          </table:table-cell>
          <table:table-cell table:formula="of:=[.$G$2]*[.H101]" office:value-type="float" office:value="0.0000000000000260426039016638" calcext:value-type="float">
            <text:p>2.60426039016638E-014</text:p>
          </table:table-cell>
        </table:table-row>
        <table:table-row table:style-name="ro1">
          <table:table-cell office:value-type="float" office:value="0.502507537688442" calcext:value-type="float">
            <text:p>0.5025075377</text:p>
          </table:table-cell>
          <table:table-cell office:value-type="float" office:value="3.89428745404152" calcext:value-type="float">
            <text:p>3.894287454</text:p>
          </table:table-cell>
          <table:table-cell table:formula="of:=([.B105]-[.B99])/([.A105]-[.A99])" office:value-type="float" office:value="-1.34457254425772" calcext:value-type="float">
            <text:p>-1.3445725443</text:p>
          </table:table-cell>
          <table:table-cell table:formula="of:=[.C102]*[.A102]*(1-[.A102])*96485/8.314/298.15" office:value-type="float" office:value="-13.0836311399978" calcext:value-type="float">
            <text:p>-13.08363114</text:p>
          </table:table-cell>
          <table:table-cell table:formula="of:=ABS([.D102])" office:value-type="float" office:value="13.0836311399978" calcext:value-type="float">
            <text:p>13.08363114</text:p>
          </table:table-cell>
          <table:table-cell office:value-type="float" office:value="1" calcext:value-type="float">
            <text:p>1</text:p>
          </table:table-cell>
          <table:table-cell table:style-name="Default" table:formula="of:=[.E102]*[.$G$2]*[.F102]" office:value-type="float" office:value="0.0000000000000130836311399978" calcext:value-type="float">
            <text:p>1.30836311399978E-014</text:p>
          </table:table-cell>
          <table:table-cell table:formula="of:=ABS([.C102]*96485/8.314/298.15*[.A102])" office:value-type="float" office:value="26.299154522273" calcext:value-type="float">
            <text:p>26.2991545223</text:p>
          </table:table-cell>
          <table:table-cell table:formula="of:=[.$G$2]*[.H102]" office:value-type="float" office:value="0.000000000000026299154522273" calcext:value-type="float">
            <text:p>2.6299154522273E-014</text:p>
          </table:table-cell>
        </table:table-row>
        <table:table-row table:style-name="ro1">
          <table:table-cell office:value-type="float" office:value="0.507522613065327" calcext:value-type="float">
            <text:p>0.5075226131</text:p>
          </table:table-cell>
          <table:table-cell office:value-type="float" office:value="3.88747370373059" calcext:value-type="float">
            <text:p>3.8874737037</text:p>
          </table:table-cell>
          <table:table-cell table:formula="of:=([.B106]-[.B100])/([.A106]-[.A100])" office:value-type="float" office:value="-1.34927768063287" calcext:value-type="float">
            <text:p>-1.3492776806</text:p>
          </table:table-cell>
          <table:table-cell table:formula="of:=[.C103]*[.A103]*(1-[.A103])*96485/8.314/298.15" office:value-type="float" office:value="-13.1267735994491" calcext:value-type="float">
            <text:p>-13.1267735994</text:p>
          </table:table-cell>
          <table:table-cell table:formula="of:=ABS([.D103])" office:value-type="float" office:value="13.1267735994491" calcext:value-type="float">
            <text:p>13.1267735994</text:p>
          </table:table-cell>
          <table:table-cell office:value-type="float" office:value="1" calcext:value-type="float">
            <text:p>1</text:p>
          </table:table-cell>
          <table:table-cell table:style-name="Default" table:formula="of:=[.E103]*[.$G$2]*[.F103]" office:value-type="float" office:value="0.0000000000000131267735994491" calcext:value-type="float">
            <text:p>1.31267735994491E-014</text:p>
          </table:table-cell>
          <table:table-cell table:formula="of:=ABS([.C103]*96485/8.314/298.15*[.A103])" office:value-type="float" office:value="26.6545712507819" calcext:value-type="float">
            <text:p>26.6545712508</text:p>
          </table:table-cell>
          <table:table-cell table:formula="of:=[.$G$2]*[.H103]" office:value-type="float" office:value="0.0000000000000266545712507819" calcext:value-type="float">
            <text:p>2.66545712507819E-014</text:p>
          </table:table-cell>
        </table:table-row>
        <table:table-row table:style-name="ro1">
          <table:table-cell office:value-type="float" office:value="0.512537688442211" calcext:value-type="float">
            <text:p>0.5125376884</text:p>
          </table:table-cell>
          <table:table-cell office:value-type="float" office:value="3.8806521465672" calcext:value-type="float">
            <text:p>3.8806521466</text:p>
          </table:table-cell>
          <table:table-cell table:formula="of:=([.B107]-[.B101])/([.A107]-[.A101])" office:value-type="float" office:value="-1.34836636006213" calcext:value-type="float">
            <text:p>-1.3483663601</text:p>
          </table:table-cell>
          <table:table-cell table:formula="of:=[.C104]*[.A104]*(1-[.A104])*96485/8.314/298.15" office:value-type="float" office:value="-13.112627550197" calcext:value-type="float">
            <text:p>-13.1126275502</text:p>
          </table:table-cell>
          <table:table-cell table:formula="of:=ABS([.D104])" office:value-type="float" office:value="13.112627550197" calcext:value-type="float">
            <text:p>13.1126275502</text:p>
          </table:table-cell>
          <table:table-cell office:value-type="float" office:value="1" calcext:value-type="float">
            <text:p>1</text:p>
          </table:table-cell>
          <table:table-cell table:style-name="Default" table:formula="of:=[.E104]*[.$G$2]*[.F104]" office:value-type="float" office:value="0.000000000000013112627550197" calcext:value-type="float">
            <text:p>1.3112627550197E-014</text:p>
          </table:table-cell>
          <table:table-cell table:formula="of:=ABS([.C104]*96485/8.314/298.15*[.A104])" office:value-type="float" office:value="26.8997771505511" calcext:value-type="float">
            <text:p>26.8997771506</text:p>
          </table:table-cell>
          <table:table-cell table:formula="of:=[.$G$2]*[.H104]" office:value-type="float" office:value="0.0000000000000268997771505511" calcext:value-type="float">
            <text:p>2.68997771505511E-014</text:p>
          </table:table-cell>
        </table:table-row>
        <table:table-row table:style-name="ro1">
          <table:table-cell office:value-type="float" office:value="0.517552763819095" calcext:value-type="float">
            <text:p>0.5175527638</text:p>
          </table:table-cell>
          <table:table-cell office:value-type="float" office:value="3.87384004781136" calcext:value-type="float">
            <text:p>3.8738400478</text:p>
          </table:table-cell>
          <table:table-cell table:formula="of:=([.B108]-[.B102])/([.A108]-[.A102])" office:value-type="float" office:value="-1.33958809668384" calcext:value-type="float">
            <text:p>-1.3395880967</text:p>
          </table:table-cell>
          <table:table-cell table:formula="of:=[.C105]*[.A105]*(1-[.A105])*96485/8.314/298.15" office:value-type="float" office:value="-13.0193919620619" calcext:value-type="float">
            <text:p>-13.0193919621</text:p>
          </table:table-cell>
          <table:table-cell table:formula="of:=ABS([.D105])" office:value-type="float" office:value="13.0193919620619" calcext:value-type="float">
            <text:p>13.0193919621</text:p>
          </table:table-cell>
          <table:table-cell office:value-type="float" office:value="1" calcext:value-type="float">
            <text:p>1</text:p>
          </table:table-cell>
          <table:table-cell table:style-name="Default" table:formula="of:=[.E105]*[.$G$2]*[.F105]" office:value-type="float" office:value="0.0000000000000130193919620619" calcext:value-type="float">
            <text:p>1.30193919620619E-014</text:p>
          </table:table-cell>
          <table:table-cell table:formula="of:=ABS([.C105]*96485/8.314/298.15*[.A105])" office:value-type="float" office:value="26.9861468481498" calcext:value-type="float">
            <text:p>26.9861468481</text:p>
          </table:table-cell>
          <table:table-cell table:formula="of:=[.$G$2]*[.H105]" office:value-type="float" office:value="0.0000000000000269861468481498" calcext:value-type="float">
            <text:p>2.69861468481498E-014</text:p>
          </table:table-cell>
        </table:table-row>
        <table:table-row table:style-name="ro1">
          <table:table-cell office:value-type="float" office:value="0.52256783919598" calcext:value-type="float">
            <text:p>0.5225678392</text:p>
          </table:table-cell>
          <table:table-cell office:value-type="float" office:value="3.86708451468608" calcext:value-type="float">
            <text:p>3.8670845147</text:p>
          </table:table-cell>
          <table:table-cell table:formula="of:=([.B109]-[.B103])/([.A109]-[.A103])" office:value-type="float" office:value="-1.32119737352611" calcext:value-type="float">
            <text:p>-1.3211973735</text:p>
          </table:table-cell>
          <table:table-cell table:formula="of:=[.C106]*[.A106]*(1-[.A106])*96485/8.314/298.15" office:value-type="float" office:value="-12.8303060996324" calcext:value-type="float">
            <text:p>-12.8303060996</text:p>
          </table:table-cell>
          <table:table-cell table:formula="of:=ABS([.D106])" office:value-type="float" office:value="12.8303060996324" calcext:value-type="float">
            <text:p>12.8303060996</text:p>
          </table:table-cell>
          <table:table-cell office:value-type="float" office:value="1" calcext:value-type="float">
            <text:p>1</text:p>
          </table:table-cell>
          <table:table-cell table:style-name="Default" table:formula="of:=[.E106]*[.$G$2]*[.F106]" office:value-type="float" office:value="0.0000000000000128303060996324" calcext:value-type="float">
            <text:p>1.28303060996324E-014</text:p>
          </table:table-cell>
          <table:table-cell table:formula="of:=ABS([.C106]*96485/8.314/298.15*[.A106])" office:value-type="float" office:value="26.8735689653281" calcext:value-type="float">
            <text:p>26.8735689653</text:p>
          </table:table-cell>
          <table:table-cell table:formula="of:=[.$G$2]*[.H106]" office:value-type="float" office:value="0.0000000000000268735689653281" calcext:value-type="float">
            <text:p>2.68735689653281E-014</text:p>
          </table:table-cell>
        </table:table-row>
        <table:table-row table:style-name="ro1">
          <table:table-cell office:value-type="float" office:value="0.527582914572864" calcext:value-type="float">
            <text:p>0.5275829146</text:p>
          </table:table-cell>
          <table:table-cell office:value-type="float" office:value="3.8604785222499" calcext:value-type="float">
            <text:p>3.8604785222</text:p>
          </table:table-cell>
          <table:table-cell table:formula="of:=([.B110]-[.B104])/([.A110]-[.A104])" office:value-type="float" office:value="-1.27405020003229" calcext:value-type="float">
            <text:p>-1.2740502</text:p>
          </table:table-cell>
          <table:table-cell table:formula="of:=[.C107]*[.A107]*(1-[.A107])*96485/8.314/298.15" office:value-type="float" office:value="-12.3599816611117" calcext:value-type="float">
            <text:p>-12.3599816611</text:p>
          </table:table-cell>
          <table:table-cell table:formula="of:=ABS([.D107])" office:value-type="float" office:value="12.3599816611117" calcext:value-type="float">
            <text:p>12.3599816611</text:p>
          </table:table-cell>
          <table:table-cell office:value-type="float" office:value="1" calcext:value-type="float">
            <text:p>1</text:p>
          </table:table-cell>
          <table:table-cell table:style-name="Default" table:formula="of:=[.E107]*[.$G$2]*[.F107]" office:value-type="float" office:value="0.0000000000000123599816611117" calcext:value-type="float">
            <text:p>1.23599816611117E-014</text:p>
          </table:table-cell>
          <table:table-cell table:formula="of:=ABS([.C107]*96485/8.314/298.15*[.A107])" office:value-type="float" office:value="26.1632824941892" calcext:value-type="float">
            <text:p>26.1632824942</text:p>
          </table:table-cell>
          <table:table-cell table:formula="of:=[.$G$2]*[.H107]" office:value-type="float" office:value="0.0000000000000261632824941892" calcext:value-type="float">
            <text:p>2.61632824941892E-014</text:p>
          </table:table-cell>
        </table:table-row>
        <table:table-row table:style-name="ro1">
          <table:table-cell office:value-type="float" office:value="0.532597989949749" calcext:value-type="float">
            <text:p>0.5325979899</text:p>
          </table:table-cell>
          <table:table-cell office:value-type="float" office:value="3.85397864236844" calcext:value-type="float">
            <text:p>3.8539786424</text:p>
          </table:table-cell>
          <table:table-cell table:formula="of:=([.B111]-[.B105])/([.A111]-[.A105])" office:value-type="float" office:value="-1.20551076482705" calcext:value-type="float">
            <text:p>-1.2055107648</text:p>
          </table:table-cell>
          <table:table-cell table:formula="of:=[.C108]*[.A108]*(1-[.A108])*96485/8.314/298.15" office:value-type="float" office:value="-11.6808960463462" calcext:value-type="float">
            <text:p>-11.6808960463</text:p>
          </table:table-cell>
          <table:table-cell table:formula="of:=ABS([.D108])" office:value-type="float" office:value="11.6808960463462" calcext:value-type="float">
            <text:p>11.6808960463</text:p>
          </table:table-cell>
          <table:table-cell office:value-type="float" office:value="1" calcext:value-type="float">
            <text:p>1</text:p>
          </table:table-cell>
          <table:table-cell table:style-name="Default" table:formula="of:=[.E108]*[.$G$2]*[.F108]" office:value-type="float" office:value="0.0000000000000116808960463462" calcext:value-type="float">
            <text:p>1.16808960463462E-014</text:p>
          </table:table-cell>
          <table:table-cell table:formula="of:=ABS([.C108]*96485/8.314/298.15*[.A108])" office:value-type="float" office:value="24.9911121372593" calcext:value-type="float">
            <text:p>24.9911121373</text:p>
          </table:table-cell>
          <table:table-cell table:formula="of:=[.$G$2]*[.H108]" office:value-type="float" office:value="0.0000000000000249911121372593" calcext:value-type="float">
            <text:p>2.49911121372593E-014</text:p>
          </table:table-cell>
        </table:table-row>
        <table:table-row table:style-name="ro1">
          <table:table-cell office:value-type="float" office:value="0.537613065326633" calcext:value-type="float">
            <text:p>0.5376130653</text:p>
          </table:table-cell>
          <table:table-cell office:value-type="float" office:value="3.84771827723474" calcext:value-type="float">
            <text:p>3.8477182772</text:p>
          </table:table-cell>
          <table:table-cell table:formula="of:=([.B112]-[.B106])/([.A112]-[.A106])" office:value-type="float" office:value="-1.13377096681927" calcext:value-type="float">
            <text:p>-1.1337709668</text:p>
          </table:table-cell>
          <table:table-cell table:formula="of:=[.C109]*[.A109]*(1-[.A109])*96485/8.314/298.15" office:value-type="float" office:value="-10.9702283458082" calcext:value-type="float">
            <text:p>-10.9702283458</text:p>
          </table:table-cell>
          <table:table-cell table:formula="of:=ABS([.D109])" office:value-type="float" office:value="10.9702283458082" calcext:value-type="float">
            <text:p>10.9702283458</text:p>
          </table:table-cell>
          <table:table-cell office:value-type="float" office:value="1" calcext:value-type="float">
            <text:p>1</text:p>
          </table:table-cell>
          <table:table-cell table:style-name="Default" table:formula="of:=[.E109]*[.$G$2]*[.F109]" office:value-type="float" office:value="0.0000000000000109702283458082" calcext:value-type="float">
            <text:p>1.09702283458082E-014</text:p>
          </table:table-cell>
          <table:table-cell table:formula="of:=ABS([.C109]*96485/8.314/298.15*[.A109])" office:value-type="float" office:value="23.725212637242" calcext:value-type="float">
            <text:p>23.7252126372</text:p>
          </table:table-cell>
          <table:table-cell table:formula="of:=[.$G$2]*[.H109]" office:value-type="float" office:value="0.000000000000023725212637242" calcext:value-type="float">
            <text:p>2.3725212637242E-014</text:p>
          </table:table-cell>
        </table:table-row>
        <table:table-row table:style-name="ro1">
          <table:table-cell office:value-type="float" office:value="0.542628140703518" calcext:value-type="float">
            <text:p>0.5426281407</text:p>
          </table:table-cell>
          <table:table-cell office:value-type="float" office:value="3.84231539984462" calcext:value-type="float">
            <text:p>3.8423153998</text:p>
          </table:table-cell>
          <table:table-cell table:formula="of:=([.B113]-[.B107])/([.A113]-[.A107])" office:value-type="float" office:value="-1.06431006516778" calcext:value-type="float">
            <text:p>-1.0643100652</text:p>
          </table:table-cell>
          <table:table-cell table:formula="of:=[.C110]*[.A110]*(1-[.A110])*96485/8.314/298.15" office:value-type="float" office:value="-10.2814623480184" calcext:value-type="float">
            <text:p>-10.281462348</text:p>
          </table:table-cell>
          <table:table-cell table:formula="of:=ABS([.D110])" office:value-type="float" office:value="10.2814623480184" calcext:value-type="float">
            <text:p>10.281462348</text:p>
          </table:table-cell>
          <table:table-cell office:value-type="float" office:value="1" calcext:value-type="float">
            <text:p>1</text:p>
          </table:table-cell>
          <table:table-cell table:style-name="Default" table:formula="of:=[.E110]*[.$G$2]*[.F110]" office:value-type="float" office:value="0.0000000000000102814623480184" calcext:value-type="float">
            <text:p>1.02814623480184E-014</text:p>
          </table:table-cell>
          <table:table-cell table:formula="of:=ABS([.C110]*96485/8.314/298.15*[.A110])" office:value-type="float" office:value="22.4794379869219" calcext:value-type="float">
            <text:p>22.4794379869</text:p>
          </table:table-cell>
          <table:table-cell table:formula="of:=[.$G$2]*[.H110]" office:value-type="float" office:value="0.0000000000000224794379869219" calcext:value-type="float">
            <text:p>2.24794379869219E-014</text:p>
          </table:table-cell>
        </table:table-row>
        <table:table-row table:style-name="ro1">
          <table:table-cell office:value-type="float" office:value="0.547643216080402" calcext:value-type="float">
            <text:p>0.5476432161</text:p>
          </table:table-cell>
          <table:table-cell office:value-type="float" office:value="3.83756568369184" calcext:value-type="float">
            <text:p>3.8375656837</text:p>
          </table:table-cell>
          <table:table-cell table:formula="of:=([.B114]-[.B108])/([.A114]-[.A108])" office:value-type="float" office:value="-0.995773948505936" calcext:value-type="float">
            <text:p>-0.9957739485</text:p>
          </table:table-cell>
          <table:table-cell table:formula="of:=[.C111]*[.A111]*(1-[.A111])*96485/8.314/298.15" office:value-type="float" office:value="-9.60184182423529" calcext:value-type="float">
            <text:p>-9.6018418242</text:p>
          </table:table-cell>
          <table:table-cell table:formula="of:=ABS([.D111])" office:value-type="float" office:value="9.60184182423529" calcext:value-type="float">
            <text:p>9.6018418242</text:p>
          </table:table-cell>
          <table:table-cell office:value-type="float" office:value="1" calcext:value-type="float">
            <text:p>1</text:p>
          </table:table-cell>
          <table:table-cell table:style-name="Default" table:formula="of:=[.E111]*[.$G$2]*[.F111]" office:value-type="float" office:value="9.60184182423529E-015" calcext:value-type="float">
            <text:p>9.60184182423529E-015</text:p>
          </table:table-cell>
          <table:table-cell table:formula="of:=ABS([.C111]*96485/8.314/298.15*[.A111])" office:value-type="float" office:value="21.2262580457773" calcext:value-type="float">
            <text:p>21.2262580458</text:p>
          </table:table-cell>
          <table:table-cell table:formula="of:=[.$G$2]*[.H111]" office:value-type="float" office:value="0.0000000000000212262580457773" calcext:value-type="float">
            <text:p>2.12262580457773E-014</text:p>
          </table:table-cell>
        </table:table-row>
        <table:table-row table:style-name="ro1">
          <table:table-cell office:value-type="float" office:value="0.552658291457286" calcext:value-type="float">
            <text:p>0.5526582915</text:p>
          </table:table-cell>
          <table:table-cell office:value-type="float" office:value="3.83296883353375" calcext:value-type="float">
            <text:p>3.8329688335</text:p>
          </table:table-cell>
          <table:table-cell table:formula="of:=([.B115]-[.B109])/([.A115]-[.A109])" office:value-type="float" office:value="-0.934467082432236" calcext:value-type="float">
            <text:p>-0.9344670824</text:p>
          </table:table-cell>
          <table:table-cell table:formula="of:=[.C112]*[.A112]*(1-[.A112])*96485/8.314/298.15" office:value-type="float" office:value="-8.99238840670867" calcext:value-type="float">
            <text:p>-8.9923884067</text:p>
          </table:table-cell>
          <table:table-cell table:formula="of:=ABS([.D112])" office:value-type="float" office:value="8.99238840670867" calcext:value-type="float">
            <text:p>8.9923884067</text:p>
          </table:table-cell>
          <table:table-cell office:value-type="float" office:value="1" calcext:value-type="float">
            <text:p>1</text:p>
          </table:table-cell>
          <table:table-cell table:style-name="Default" table:formula="of:=[.E112]*[.$G$2]*[.F112]" office:value-type="float" office:value="8.99238840670867E-015" calcext:value-type="float">
            <text:p>8.99238840670867E-015</text:p>
          </table:table-cell>
          <table:table-cell table:formula="of:=ABS([.C112]*96485/8.314/298.15*[.A112])" office:value-type="float" office:value="20.1018331959316" calcext:value-type="float">
            <text:p>20.1018331959</text:p>
          </table:table-cell>
          <table:table-cell table:formula="of:=[.$G$2]*[.H112]" office:value-type="float" office:value="0.0000000000000201018331959316" calcext:value-type="float">
            <text:p>2.01018331959316E-014</text:p>
          </table:table-cell>
        </table:table-row>
        <table:table-row table:style-name="ro1">
          <table:table-cell office:value-type="float" office:value="0.557673366834171" calcext:value-type="float">
            <text:p>0.5576733668</text:p>
          </table:table-cell>
          <table:table-cell office:value-type="float" office:value="3.82845295104274" calcext:value-type="float">
            <text:p>3.828452951</text:p>
          </table:table-cell>
          <table:table-cell table:formula="of:=([.B116]-[.B110])/([.A116]-[.A110])" office:value-type="float" office:value="-0.901367477837721" calcext:value-type="float">
            <text:p>-0.9013674778</text:p>
          </table:table-cell>
          <table:table-cell table:formula="of:=[.C113]*[.A113]*(1-[.A113])*96485/8.314/298.15" office:value-type="float" office:value="-8.65445741744533" calcext:value-type="float">
            <text:p>-8.6544574174</text:p>
          </table:table-cell>
          <table:table-cell table:formula="of:=ABS([.D113])" office:value-type="float" office:value="8.65445741744533" calcext:value-type="float">
            <text:p>8.6544574174</text:p>
          </table:table-cell>
          <table:table-cell office:value-type="float" office:value="1" calcext:value-type="float">
            <text:p>1</text:p>
          </table:table-cell>
          <table:table-cell table:style-name="Default" table:formula="of:=[.E113]*[.$G$2]*[.F113]" office:value-type="float" office:value="8.65445741744533E-015" calcext:value-type="float">
            <text:p>8.65445741744533E-015</text:p>
          </table:table-cell>
          <table:table-cell table:formula="of:=ABS([.C113]*96485/8.314/298.15*[.A113])" office:value-type="float" office:value="19.5657615176899" calcext:value-type="float">
            <text:p>19.5657615177</text:p>
          </table:table-cell>
          <table:table-cell table:formula="of:=[.$G$2]*[.H113]" office:value-type="float" office:value="0.0000000000000195657615176899" calcext:value-type="float">
            <text:p>1.95657615176899E-014</text:p>
          </table:table-cell>
        </table:table-row>
        <table:table-row table:style-name="ro1">
          <table:table-cell office:value-type="float" office:value="0.562688442211055" calcext:value-type="float">
            <text:p>0.5626884422</text:p>
          </table:table-cell>
          <table:table-cell office:value-type="float" office:value="3.82401535390787" calcext:value-type="float">
            <text:p>3.8240153539</text:p>
          </table:table-cell>
          <table:table-cell table:formula="of:=([.B117]-[.B111])/([.A117]-[.A111])" office:value-type="float" office:value="-0.889211750894695" calcext:value-type="float">
            <text:p>-0.8892117509</text:p>
          </table:table-cell>
          <table:table-cell table:formula="of:=[.C114]*[.A114]*(1-[.A114])*96485/8.314/298.15" office:value-type="float" office:value="-8.51685220378546" calcext:value-type="float">
            <text:p>-8.5168522038</text:p>
          </table:table-cell>
          <table:table-cell table:formula="of:=ABS([.D114])" office:value-type="float" office:value="8.51685220378546" calcext:value-type="float">
            <text:p>8.5168522038</text:p>
          </table:table-cell>
          <table:table-cell office:value-type="float" office:value="1" calcext:value-type="float">
            <text:p>1</text:p>
          </table:table-cell>
          <table:table-cell table:style-name="Default" table:formula="of:=[.E114]*[.$G$2]*[.F114]" office:value-type="float" office:value="8.51685220378546E-015" calcext:value-type="float">
            <text:p>8.51685220378546E-015</text:p>
          </table:table-cell>
          <table:table-cell table:formula="of:=ABS([.C114]*96485/8.314/298.15*[.A114])" office:value-type="float" office:value="19.4754793283919" calcext:value-type="float">
            <text:p>19.4754793284</text:p>
          </table:table-cell>
          <table:table-cell table:formula="of:=[.$G$2]*[.H114]" office:value-type="float" office:value="0.0000000000000194754793283919" calcext:value-type="float">
            <text:p>1.94754793283919E-014</text:p>
          </table:table-cell>
        </table:table-row>
        <table:table-row table:style-name="ro1">
          <table:table-cell office:value-type="float" office:value="0.56770351758794" calcext:value-type="float">
            <text:p>0.5677035176</text:p>
          </table:table-cell>
          <table:table-cell office:value-type="float" office:value="3.81959974010105" calcext:value-type="float">
            <text:p>3.8195997401</text:p>
          </table:table-cell>
          <table:table-cell table:formula="of:=([.B118]-[.B112])/([.A118]-[.A112])" office:value-type="float" office:value="-0.880000204930437" calcext:value-type="float">
            <text:p>-0.8800002049</text:p>
          </table:table-cell>
          <table:table-cell table:formula="of:=[.C115]*[.A115]*(1-[.A115])*96485/8.314/298.15" office:value-type="float" office:value="-8.40622533713414" calcext:value-type="float">
            <text:p>-8.4062253371</text:p>
          </table:table-cell>
          <table:table-cell table:formula="of:=ABS([.D115])" office:value-type="float" office:value="8.40622533713414" calcext:value-type="float">
            <text:p>8.4062253371</text:p>
          </table:table-cell>
          <table:table-cell office:value-type="float" office:value="1" calcext:value-type="float">
            <text:p>1</text:p>
          </table:table-cell>
          <table:table-cell table:style-name="Default" table:formula="of:=[.E115]*[.$G$2]*[.F115]" office:value-type="float" office:value="8.40622533713414E-015" calcext:value-type="float">
            <text:p>8.40622533713414E-015</text:p>
          </table:table-cell>
          <table:table-cell table:formula="of:=ABS([.C115]*96485/8.314/298.15*[.A115])" office:value-type="float" office:value="19.4455094573761" calcext:value-type="float">
            <text:p>19.4455094574</text:p>
          </table:table-cell>
          <table:table-cell table:formula="of:=[.$G$2]*[.H115]" office:value-type="float" office:value="0.0000000000000194455094573761" calcext:value-type="float">
            <text:p>1.94455094573761E-014</text:p>
          </table:table-cell>
        </table:table-row>
        <table:table-row table:style-name="ro1">
          <table:table-cell office:value-type="float" office:value="0.572718592964824" calcext:value-type="float">
            <text:p>0.572718593</text:p>
          </table:table-cell>
          <table:table-cell office:value-type="float" office:value="3.81519284478285" calcext:value-type="float">
            <text:p>3.8151928448</text:p>
          </table:table-cell>
          <table:table-cell table:formula="of:=([.B119]-[.B113])/([.A119]-[.A113])" office:value-type="float" office:value="-0.871741442055734" calcext:value-type="float">
            <text:p>-0.8717414421</text:p>
          </table:table-cell>
          <table:table-cell table:formula="of:=[.C116]*[.A116]*(1-[.A116])*96485/8.314/298.15" office:value-type="float" office:value="-8.30343781294111" calcext:value-type="float">
            <text:p>-8.3034378129</text:p>
          </table:table-cell>
          <table:table-cell table:formula="of:=ABS([.D116])" office:value-type="float" office:value="8.30343781294111" calcext:value-type="float">
            <text:p>8.3034378129</text:p>
          </table:table-cell>
          <table:table-cell office:value-type="float" office:value="1" calcext:value-type="float">
            <text:p>1</text:p>
          </table:table-cell>
          <table:table-cell table:style-name="Default" table:formula="of:=[.E116]*[.$G$2]*[.F116]" office:value-type="float" office:value="8.30343781294111E-015" calcext:value-type="float">
            <text:p>8.30343781294111E-015</text:p>
          </table:table-cell>
          <table:table-cell table:formula="of:=ABS([.C116]*96485/8.314/298.15*[.A116])" office:value-type="float" office:value="19.4331830878322" calcext:value-type="float">
            <text:p>19.4331830878</text:p>
          </table:table-cell>
          <table:table-cell table:formula="of:=[.$G$2]*[.H116]" office:value-type="float" office:value="0.0000000000000194331830878322" calcext:value-type="float">
            <text:p>1.94331830878322E-014</text:p>
          </table:table-cell>
        </table:table-row>
        <table:table-row table:style-name="ro1">
          <table:table-cell office:value-type="float" office:value="0.577733668341709" calcext:value-type="float">
            <text:p>0.5777336683</text:p>
          </table:table-cell>
          <table:table-cell office:value-type="float" office:value="3.81080889995135" calcext:value-type="float">
            <text:p>3.8108089</text:p>
          </table:table-cell>
          <table:table-cell table:formula="of:=([.B120]-[.B114])/([.A120]-[.A114])" office:value-type="float" office:value="-0.862116353425093" calcext:value-type="float">
            <text:p>-0.8621163534</text:p>
          </table:table-cell>
          <table:table-cell table:formula="of:=[.C117]*[.A117]*(1-[.A117])*96485/8.314/298.15" office:value-type="float" office:value="-8.18643812188762" calcext:value-type="float">
            <text:p>-8.1864381219</text:p>
          </table:table-cell>
          <table:table-cell table:formula="of:=ABS([.D117])" office:value-type="float" office:value="8.18643812188762" calcext:value-type="float">
            <text:p>8.1864381219</text:p>
          </table:table-cell>
          <table:table-cell office:value-type="float" office:value="1" calcext:value-type="float">
            <text:p>1</text:p>
          </table:table-cell>
          <table:table-cell table:style-name="Default" table:formula="of:=[.E117]*[.$G$2]*[.F117]" office:value-type="float" office:value="8.18643812188762E-015" calcext:value-type="float">
            <text:p>8.18643812188762E-015</text:p>
          </table:table-cell>
          <table:table-cell table:formula="of:=ABS([.C117]*96485/8.314/298.15*[.A117])" office:value-type="float" office:value="19.3869070492513" calcext:value-type="float">
            <text:p>19.3869070493</text:p>
          </table:table-cell>
          <table:table-cell table:formula="of:=[.$G$2]*[.H117]" office:value-type="float" office:value="0.0000000000000193869070492513" calcext:value-type="float">
            <text:p>1.93869070492513E-014</text:p>
          </table:table-cell>
        </table:table-row>
        <table:table-row table:style-name="ro1">
          <table:table-cell office:value-type="float" office:value="0.582748743718593" calcext:value-type="float">
            <text:p>0.5827487437</text:p>
          </table:table-cell>
          <table:table-cell office:value-type="float" office:value="3.80648922937735" calcext:value-type="float">
            <text:p>3.8064892294</text:p>
          </table:table-cell>
          <table:table-cell table:formula="of:=([.B121]-[.B115])/([.A121]-[.A115])" office:value-type="float" office:value="-0.836039501790393" calcext:value-type="float">
            <text:p>-0.8360395018</text:p>
          </table:table-cell>
          <table:table-cell table:formula="of:=[.C118]*[.A118]*(1-[.A118])*96485/8.314/298.15" office:value-type="float" office:value="-7.91262828211479" calcext:value-type="float">
            <text:p>-7.9126282821</text:p>
          </table:table-cell>
          <table:table-cell table:formula="of:=ABS([.D118])" office:value-type="float" office:value="7.91262828211479" calcext:value-type="float">
            <text:p>7.9126282821</text:p>
          </table:table-cell>
          <table:table-cell office:value-type="float" office:value="1" calcext:value-type="float">
            <text:p>1</text:p>
          </table:table-cell>
          <table:table-cell table:style-name="Default" table:formula="of:=[.E118]*[.$G$2]*[.F118]" office:value-type="float" office:value="7.91262828211479E-015" calcext:value-type="float">
            <text:p>7.91262828211479E-015</text:p>
          </table:table-cell>
          <table:table-cell table:formula="of:=ABS([.C118]*96485/8.314/298.15*[.A118])" office:value-type="float" office:value="18.9637015179608" calcext:value-type="float">
            <text:p>18.963701518</text:p>
          </table:table-cell>
          <table:table-cell table:formula="of:=[.$G$2]*[.H118]" office:value-type="float" office:value="0.0000000000000189637015179608" calcext:value-type="float">
            <text:p>1.89637015179608E-014</text:p>
          </table:table-cell>
        </table:table-row>
        <table:table-row table:style-name="ro1">
          <table:table-cell office:value-type="float" office:value="0.587763819095477" calcext:value-type="float">
            <text:p>0.5877638191</text:p>
          </table:table-cell>
          <table:table-cell office:value-type="float" office:value="3.80222185679636" calcext:value-type="float">
            <text:p>3.8022218568</text:p>
          </table:table-cell>
          <table:table-cell table:formula="of:=([.B122]-[.B116])/([.A122]-[.A116])" office:value-type="float" office:value="-0.787646919979215" calcext:value-type="float">
            <text:p>-0.78764692</text:p>
          </table:table-cell>
          <table:table-cell table:formula="of:=[.C119]*[.A119]*(1-[.A119])*96485/8.314/298.15" office:value-type="float" office:value="-7.42840376045949" calcext:value-type="float">
            <text:p>-7.4284037605</text:p>
          </table:table-cell>
          <table:table-cell table:formula="of:=ABS([.D119])" office:value-type="float" office:value="7.42840376045949" calcext:value-type="float">
            <text:p>7.4284037605</text:p>
          </table:table-cell>
          <table:table-cell office:value-type="float" office:value="1" calcext:value-type="float">
            <text:p>1</text:p>
          </table:table-cell>
          <table:table-cell table:style-name="Default" table:formula="of:=[.E119]*[.$G$2]*[.F119]" office:value-type="float" office:value="7.42840376045949E-015" calcext:value-type="float">
            <text:p>7.42840376045949E-015</text:p>
          </table:table-cell>
          <table:table-cell table:formula="of:=ABS([.C119]*96485/8.314/298.15*[.A119])" office:value-type="float" office:value="18.0197762946479" calcext:value-type="float">
            <text:p>18.0197762946</text:p>
          </table:table-cell>
          <table:table-cell table:formula="of:=[.$G$2]*[.H119]" office:value-type="float" office:value="0.0000000000000180197762946479" calcext:value-type="float">
            <text:p>1.80197762946479E-014</text:p>
          </table:table-cell>
        </table:table-row>
        <table:table-row table:style-name="ro1">
          <table:table-cell office:value-type="float" office:value="0.592778894472362" calcext:value-type="float">
            <text:p>0.5927788945</text:p>
          </table:table-cell>
          <table:table-cell office:value-type="float" office:value="3.79807388293144" calcext:value-type="float">
            <text:p>3.7980738829</text:p>
          </table:table-cell>
          <table:table-cell table:formula="of:=([.B123]-[.B117])/([.A123]-[.A117])" office:value-type="float" office:value="-0.734162923587481" calcext:value-type="float">
            <text:p>-0.7341629236</text:p>
          </table:table-cell>
          <table:table-cell table:formula="of:=[.C120]*[.A120]*(1-[.A120])*96485/8.314/298.15" office:value-type="float" office:value="-6.89811494013653" calcext:value-type="float">
            <text:p>-6.8981149401</text:p>
          </table:table-cell>
          <table:table-cell table:formula="of:=ABS([.D120])" office:value-type="float" office:value="6.89811494013653" calcext:value-type="float">
            <text:p>6.8981149401</text:p>
          </table:table-cell>
          <table:table-cell office:value-type="float" office:value="1" calcext:value-type="float">
            <text:p>1</text:p>
          </table:table-cell>
          <table:table-cell table:style-name="Default" table:formula="of:=[.E120]*[.$G$2]*[.F120]" office:value-type="float" office:value="6.89811494013653E-015" calcext:value-type="float">
            <text:p>6.89811494013653E-015</text:p>
          </table:table-cell>
          <table:table-cell table:formula="of:=ABS([.C120]*96485/8.314/298.15*[.A120])" office:value-type="float" office:value="16.9394828669271" calcext:value-type="float">
            <text:p>16.9394828669</text:p>
          </table:table-cell>
          <table:table-cell table:formula="of:=[.$G$2]*[.H120]" office:value-type="float" office:value="0.0000000000000169394828669271" calcext:value-type="float">
            <text:p>1.69394828669271E-014</text:p>
          </table:table-cell>
        </table:table-row>
        <table:table-row table:style-name="ro1">
          <table:table-cell office:value-type="float" office:value="0.597793969849246" calcext:value-type="float">
            <text:p>0.5977939698</text:p>
          </table:table-cell>
          <table:table-cell office:value-type="float" office:value="3.79444293338386" calcext:value-type="float">
            <text:p>3.7944429334</text:p>
          </table:table-cell>
          <table:table-cell table:formula="of:=([.B124]-[.B118])/([.A124]-[.A118])" office:value-type="float" office:value="-0.682910783052398" calcext:value-type="float">
            <text:p>-0.6829107831</text:p>
          </table:table-cell>
          <table:table-cell table:formula="of:=[.C121]*[.A121]*(1-[.A121])*96485/8.314/298.15" office:value-type="float" office:value="-6.39115050631863" calcext:value-type="float">
            <text:p>-6.3911505063</text:p>
          </table:table-cell>
          <table:table-cell table:formula="of:=ABS([.D121])" office:value-type="float" office:value="6.39115050631863" calcext:value-type="float">
            <text:p>6.3911505063</text:p>
          </table:table-cell>
          <table:table-cell office:value-type="float" office:value="1" calcext:value-type="float">
            <text:p>1</text:p>
          </table:table-cell>
          <table:table-cell table:style-name="Default" table:formula="of:=[.E121]*[.$G$2]*[.F121]" office:value-type="float" office:value="6.39115050631863E-015" calcext:value-type="float">
            <text:p>6.39115050631863E-015</text:p>
          </table:table-cell>
          <table:table-cell table:formula="of:=ABS([.C121]*96485/8.314/298.15*[.A121])" office:value-type="float" office:value="15.8902403922764" calcext:value-type="float">
            <text:p>15.8902403923</text:p>
          </table:table-cell>
          <table:table-cell table:formula="of:=[.$G$2]*[.H121]" office:value-type="float" office:value="0.0000000000000158902403922764" calcext:value-type="float">
            <text:p>1.58902403922764E-014</text:p>
          </table:table-cell>
        </table:table-row>
        <table:table-row table:style-name="ro1">
          <table:table-cell office:value-type="float" office:value="0.602809045226131" calcext:value-type="float">
            <text:p>0.6028090452</text:p>
          </table:table-cell>
          <table:table-cell office:value-type="float" office:value="3.79149219273845" calcext:value-type="float">
            <text:p>3.7914921927</text:p>
          </table:table-cell>
          <table:table-cell table:formula="of:=([.B125]-[.B119])/([.A125]-[.A119])" office:value-type="float" office:value="-0.639163621502655" calcext:value-type="float">
            <text:p>-0.6391636215</text:p>
          </table:table-cell>
          <table:table-cell table:formula="of:=[.C122]*[.A122]*(1-[.A122])*96485/8.314/298.15" office:value-type="float" office:value="-5.95670546078623" calcext:value-type="float">
            <text:p>-5.9567054608</text:p>
          </table:table-cell>
          <table:table-cell table:formula="of:=ABS([.D122])" office:value-type="float" office:value="5.95670546078623" calcext:value-type="float">
            <text:p>5.9567054608</text:p>
          </table:table-cell>
          <table:table-cell office:value-type="float" office:value="1" calcext:value-type="float">
            <text:p>1</text:p>
          </table:table-cell>
          <table:table-cell table:style-name="Default" table:formula="of:=[.E122]*[.$G$2]*[.F122]" office:value-type="float" office:value="5.95670546078623E-015" calcext:value-type="float">
            <text:p>5.95670546078623E-015</text:p>
          </table:table-cell>
          <table:table-cell table:formula="of:=ABS([.C122]*96485/8.314/298.15*[.A122])" office:value-type="float" office:value="14.997082358478" calcext:value-type="float">
            <text:p>14.9970823585</text:p>
          </table:table-cell>
          <table:table-cell table:formula="of:=[.$G$2]*[.H122]" office:value-type="float" office:value="0.000000000000014997082358478" calcext:value-type="float">
            <text:p>1.4997082358478E-014</text:p>
          </table:table-cell>
        </table:table-row>
        <table:table-row table:style-name="ro1">
          <table:table-cell office:value-type="float" office:value="0.607824120603015" calcext:value-type="float">
            <text:p>0.6078241206</text:p>
          </table:table-cell>
          <table:table-cell office:value-type="float" office:value="3.78871760554712" calcext:value-type="float">
            <text:p>3.7887176055</text:p>
          </table:table-cell>
          <table:table-cell table:formula="of:=([.B126]-[.B120])/([.A126]-[.A120])" office:value-type="float" office:value="-0.606985169386994" calcext:value-type="float">
            <text:p>-0.6069851694</text:p>
          </table:table-cell>
          <table:table-cell table:formula="of:=[.C123]*[.A123]*(1-[.A123])*96485/8.314/298.15" office:value-type="float" office:value="-5.63186008394173" calcext:value-type="float">
            <text:p>-5.6318600839</text:p>
          </table:table-cell>
          <table:table-cell table:formula="of:=ABS([.D123])" office:value-type="float" office:value="5.63186008394173" calcext:value-type="float">
            <text:p>5.6318600839</text:p>
          </table:table-cell>
          <table:table-cell office:value-type="float" office:value="1" calcext:value-type="float">
            <text:p>1</text:p>
          </table:table-cell>
          <table:table-cell table:style-name="Default" table:formula="of:=[.E123]*[.$G$2]*[.F123]" office:value-type="float" office:value="5.63186008394173E-015" calcext:value-type="float">
            <text:p>5.63186008394173E-015</text:p>
          </table:table-cell>
          <table:table-cell table:formula="of:=ABS([.C123]*96485/8.314/298.15*[.A123])" office:value-type="float" office:value="14.3605468357752" calcext:value-type="float">
            <text:p>14.3605468358</text:p>
          </table:table-cell>
          <table:table-cell table:formula="of:=[.$G$2]*[.H123]" office:value-type="float" office:value="0.0000000000000143605468357752" calcext:value-type="float">
            <text:p>1.43605468357752E-014</text:p>
          </table:table-cell>
        </table:table-row>
        <table:table-row table:style-name="ro1">
          <table:table-cell office:value-type="float" office:value="0.6128391959799" calcext:value-type="float">
            <text:p>0.612839196</text:p>
          </table:table-cell>
          <table:table-cell office:value-type="float" office:value="3.78594013506118" calcext:value-type="float">
            <text:p>3.7859401351</text:p>
          </table:table-cell>
          <table:table-cell table:formula="of:=([.B127]-[.B121])/([.A127]-[.A121])" office:value-type="float" office:value="-0.593278368079428" calcext:value-type="float">
            <text:p>-0.5932783681</text:p>
          </table:table-cell>
          <table:table-cell table:formula="of:=[.C124]*[.A124]*(1-[.A124])*96485/8.314/298.15" office:value-type="float" office:value="-5.47912739188668" calcext:value-type="float">
            <text:p>-5.4791273919</text:p>
          </table:table-cell>
          <table:table-cell table:formula="of:=ABS([.D124])" office:value-type="float" office:value="5.47912739188668" calcext:value-type="float">
            <text:p>5.4791273919</text:p>
          </table:table-cell>
          <table:table-cell office:value-type="float" office:value="1" calcext:value-type="float">
            <text:p>1</text:p>
          </table:table-cell>
          <table:table-cell table:style-name="Default" table:formula="of:=[.E124]*[.$G$2]*[.F124]" office:value-type="float" office:value="5.47912739188668E-015" calcext:value-type="float">
            <text:p>5.47912739188668E-015</text:p>
          </table:table-cell>
          <table:table-cell table:formula="of:=ABS([.C124]*96485/8.314/298.15*[.A124])" office:value-type="float" office:value="14.1520715294367" calcext:value-type="float">
            <text:p>14.1520715294</text:p>
          </table:table-cell>
          <table:table-cell table:formula="of:=[.$G$2]*[.H124]" office:value-type="float" office:value="0.0000000000000141520715294367" calcext:value-type="float">
            <text:p>1.41520715294367E-014</text:p>
          </table:table-cell>
        </table:table-row>
        <table:table-row table:style-name="ro1">
          <table:table-cell office:value-type="float" office:value="0.617854271356784" calcext:value-type="float">
            <text:p>0.6178542714</text:p>
          </table:table-cell>
          <table:table-cell office:value-type="float" office:value="3.78298913435637" calcext:value-type="float">
            <text:p>3.7829891344</text:p>
          </table:table-cell>
          <table:table-cell table:formula="of:=([.B128]-[.B122])/([.A128]-[.A122])" office:value-type="float" office:value="-0.598697392029107" calcext:value-type="float">
            <text:p>-0.598697392</text:p>
          </table:table-cell>
          <table:table-cell table:formula="of:=[.C125]*[.A125]*(1-[.A125])*96485/8.314/298.15" office:value-type="float" office:value="-5.50221297600882" calcext:value-type="float">
            <text:p>-5.502212976</text:p>
          </table:table-cell>
          <table:table-cell table:formula="of:=ABS([.D125])" office:value-type="float" office:value="5.50221297600882" calcext:value-type="float">
            <text:p>5.502212976</text:p>
          </table:table-cell>
          <table:table-cell office:value-type="float" office:value="1" calcext:value-type="float">
            <text:p>1</text:p>
          </table:table-cell>
          <table:table-cell table:style-name="Default" table:formula="of:=[.E125]*[.$G$2]*[.F125]" office:value-type="float" office:value="5.50221297600882E-015" calcext:value-type="float">
            <text:p>5.50221297600882E-015</text:p>
          </table:table-cell>
          <table:table-cell table:formula="of:=ABS([.C125]*96485/8.314/298.15*[.A125])" office:value-type="float" office:value="14.3982061386479" calcext:value-type="float">
            <text:p>14.3982061386</text:p>
          </table:table-cell>
          <table:table-cell table:formula="of:=[.$G$2]*[.H125]" office:value-type="float" office:value="0.0000000000000143982061386479" calcext:value-type="float">
            <text:p>1.43982061386479E-014</text:p>
          </table:table-cell>
        </table:table-row>
        <table:table-row table:style-name="ro1">
          <table:table-cell office:value-type="float" office:value="0.622869346733668" calcext:value-type="float">
            <text:p>0.6228693467</text:p>
          </table:table-cell>
          <table:table-cell office:value-type="float" office:value="3.77980942466868" calcext:value-type="float">
            <text:p>3.7798094247</text:p>
          </table:table-cell>
          <table:table-cell table:formula="of:=([.B129]-[.B123])/([.A129]-[.A123])" office:value-type="float" office:value="-0.601142924798451" calcext:value-type="float">
            <text:p>-0.6011429248</text:p>
          </table:table-cell>
          <table:table-cell table:formula="of:=[.C126]*[.A126]*(1-[.A126])*96485/8.314/298.15" office:value-type="float" office:value="-5.49644009742704" calcext:value-type="float">
            <text:p>-5.4964400974</text:p>
          </table:table-cell>
          <table:table-cell table:formula="of:=ABS([.D126])" office:value-type="float" office:value="5.49644009742704" calcext:value-type="float">
            <text:p>5.4964400974</text:p>
          </table:table-cell>
          <table:table-cell office:value-type="float" office:value="1" calcext:value-type="float">
            <text:p>1</text:p>
          </table:table-cell>
          <table:table-cell table:style-name="Default" table:formula="of:=[.E126]*[.$G$2]*[.F126]" office:value-type="float" office:value="5.49644009742704E-015" calcext:value-type="float">
            <text:p>5.49644009742704E-015</text:p>
          </table:table-cell>
          <table:table-cell table:formula="of:=ABS([.C126]*96485/8.314/298.15*[.A126])" office:value-type="float" office:value="14.5743658061797" calcext:value-type="float">
            <text:p>14.5743658062</text:p>
          </table:table-cell>
          <table:table-cell table:formula="of:=[.$G$2]*[.H126]" office:value-type="float" office:value="0.0000000000000145743658061797" calcext:value-type="float">
            <text:p>1.45743658061797E-014</text:p>
          </table:table-cell>
        </table:table-row>
        <table:table-row table:style-name="ro1">
          <table:table-cell office:value-type="float" office:value="0.627884422110553" calcext:value-type="float">
            <text:p>0.6278844221</text:p>
          </table:table-cell>
          <table:table-cell office:value-type="float" office:value="3.7765909189715" calcext:value-type="float">
            <text:p>3.776590919</text:p>
          </table:table-cell>
          <table:table-cell table:formula="of:=([.B130]-[.B124])/([.A130]-[.A124])" office:value-type="float" office:value="-0.600019430656316" calcext:value-type="float">
            <text:p>-0.6000194307</text:p>
          </table:table-cell>
          <table:table-cell table:formula="of:=[.C127]*[.A127]*(1-[.A127])*96485/8.314/298.15" office:value-type="float" office:value="-5.45679754891285" calcext:value-type="float">
            <text:p>-5.4567975489</text:p>
          </table:table-cell>
          <table:table-cell table:formula="of:=ABS([.D127])" office:value-type="float" office:value="5.45679754891285" calcext:value-type="float">
            <text:p>5.4567975489</text:p>
          </table:table-cell>
          <table:table-cell office:value-type="float" office:value="1" calcext:value-type="float">
            <text:p>1</text:p>
          </table:table-cell>
          <table:table-cell table:style-name="Default" table:formula="of:=[.E127]*[.$G$2]*[.F127]" office:value-type="float" office:value="5.45679754891285E-015" calcext:value-type="float">
            <text:p>5.45679754891285E-015</text:p>
          </table:table-cell>
          <table:table-cell table:formula="of:=ABS([.C127]*96485/8.314/298.15*[.A127])" office:value-type="float" office:value="14.6642545304406" calcext:value-type="float">
            <text:p>14.6642545304</text:p>
          </table:table-cell>
          <table:table-cell table:formula="of:=[.$G$2]*[.H127]" office:value-type="float" office:value="0.0000000000000146642545304406" calcext:value-type="float">
            <text:p>1.46642545304406E-014</text:p>
          </table:table-cell>
        </table:table-row>
        <table:table-row table:style-name="ro1">
          <table:table-cell office:value-type="float" office:value="0.632899497487437" calcext:value-type="float">
            <text:p>0.6328994975</text:p>
          </table:table-cell>
          <table:table-cell office:value-type="float" office:value="3.77347711744463" calcext:value-type="float">
            <text:p>3.7734771174</text:p>
          </table:table-cell>
          <table:table-cell table:formula="of:=([.B131]-[.B125])/([.A131]-[.A125])" office:value-type="float" office:value="-0.592356262683724" calcext:value-type="float">
            <text:p>-0.5923562627</text:p>
          </table:table-cell>
          <table:table-cell table:formula="of:=[.C128]*[.A128]*(1-[.A128])*96485/8.314/298.15" office:value-type="float" office:value="-5.35695109460166" calcext:value-type="float">
            <text:p>-5.3569510946</text:p>
          </table:table-cell>
          <table:table-cell table:formula="of:=ABS([.D128])" office:value-type="float" office:value="5.35695109460166" calcext:value-type="float">
            <text:p>5.3569510946</text:p>
          </table:table-cell>
          <table:table-cell office:value-type="float" office:value="1" calcext:value-type="float">
            <text:p>1</text:p>
          </table:table-cell>
          <table:table-cell table:style-name="Default" table:formula="of:=[.E128]*[.$G$2]*[.F128]" office:value-type="float" office:value="5.35695109460166E-015" calcext:value-type="float">
            <text:p>5.35695109460166E-015</text:p>
          </table:table-cell>
          <table:table-cell table:formula="of:=ABS([.C128]*96485/8.314/298.15*[.A128])" office:value-type="float" office:value="14.5926008216737" calcext:value-type="float">
            <text:p>14.5926008217</text:p>
          </table:table-cell>
          <table:table-cell table:formula="of:=[.$G$2]*[.H128]" office:value-type="float" office:value="0.0000000000000145926008216737" calcext:value-type="float">
            <text:p>1.45926008216737E-014</text:p>
          </table:table-cell>
        </table:table-row>
        <table:table-row table:style-name="ro1">
          <table:table-cell office:value-type="float" office:value="0.637914572864322" calcext:value-type="float">
            <text:p>0.6379145729</text:p>
          </table:table-cell>
          <table:table-cell office:value-type="float" office:value="3.77062894306625" calcext:value-type="float">
            <text:p>3.7706289431</text:p>
          </table:table-cell>
          <table:table-cell table:formula="of:=([.B132]-[.B126])/([.A132]-[.A126])" office:value-type="float" office:value="-0.576589134533216" calcext:value-type="float">
            <text:p>-0.5765891345</text:p>
          </table:table-cell>
          <table:table-cell table:formula="of:=[.C129]*[.A129]*(1-[.A129])*96485/8.314/298.15" office:value-type="float" office:value="-5.1838806140032" calcext:value-type="float">
            <text:p>-5.183880614</text:p>
          </table:table-cell>
          <table:table-cell table:formula="of:=ABS([.D129])" office:value-type="float" office:value="5.1838806140032" calcext:value-type="float">
            <text:p>5.183880614</text:p>
          </table:table-cell>
          <table:table-cell office:value-type="float" office:value="1" calcext:value-type="float">
            <text:p>1</text:p>
          </table:table-cell>
          <table:table-cell table:style-name="Default" table:formula="of:=[.E129]*[.$G$2]*[.F129]" office:value-type="float" office:value="5.1838806140032E-015" calcext:value-type="float">
            <text:p>5.1838806140032E-015</text:p>
          </table:table-cell>
          <table:table-cell table:formula="of:=ABS([.C129]*96485/8.314/298.15*[.A129])" office:value-type="float" office:value="14.3167336366198" calcext:value-type="float">
            <text:p>14.3167336366</text:p>
          </table:table-cell>
          <table:table-cell table:formula="of:=[.$G$2]*[.H129]" office:value-type="float" office:value="0.0000000000000143167336366198" calcext:value-type="float">
            <text:p>1.43167336366198E-014</text:p>
          </table:table-cell>
        </table:table-row>
        <table:table-row table:style-name="ro1">
          <table:table-cell office:value-type="float" office:value="0.642929648241206" calcext:value-type="float">
            <text:p>0.6429296482</text:p>
          </table:table-cell>
          <table:table-cell office:value-type="float" office:value="3.76788527902716" calcext:value-type="float">
            <text:p>3.767885279</text:p>
          </table:table-cell>
          <table:table-cell table:formula="of:=([.B133]-[.B127])/([.A133]-[.A127])" office:value-type="float" office:value="-0.558689649085725" calcext:value-type="float">
            <text:p>-0.5586896491</text:p>
          </table:table-cell>
          <table:table-cell table:formula="of:=[.C130]*[.A130]*(1-[.A130])*96485/8.314/298.15" office:value-type="float" office:value="-4.99232485268007" calcext:value-type="float">
            <text:p>-4.9923248527</text:p>
          </table:table-cell>
          <table:table-cell table:formula="of:=ABS([.D130])" office:value-type="float" office:value="4.99232485268007" calcext:value-type="float">
            <text:p>4.9923248527</text:p>
          </table:table-cell>
          <table:table-cell office:value-type="float" office:value="1" calcext:value-type="float">
            <text:p>1</text:p>
          </table:table-cell>
          <table:table-cell table:style-name="Default" table:formula="of:=[.E130]*[.$G$2]*[.F130]" office:value-type="float" office:value="4.99232485268007E-015" calcext:value-type="float">
            <text:p>4.99232485268007E-015</text:p>
          </table:table-cell>
          <table:table-cell table:formula="of:=ABS([.C130]*96485/8.314/298.15*[.A130])" office:value-type="float" office:value="13.9813480119247" calcext:value-type="float">
            <text:p>13.9813480119</text:p>
          </table:table-cell>
          <table:table-cell table:formula="of:=[.$G$2]*[.H130]" office:value-type="float" office:value="0.0000000000000139813480119247" calcext:value-type="float">
            <text:p>1.39813480119247E-014</text:p>
          </table:table-cell>
        </table:table-row>
        <table:table-row table:style-name="ro1">
          <table:table-cell office:value-type="float" office:value="0.64794472361809" calcext:value-type="float">
            <text:p>0.6479447236</text:p>
          </table:table-cell>
          <table:table-cell office:value-type="float" office:value="3.7651648665124" calcext:value-type="float">
            <text:p>3.7651648665</text:p>
          </table:table-cell>
          <table:table-cell table:formula="of:=([.B134]-[.B128])/([.A134]-[.A128])" office:value-type="float" office:value="-0.543926719819231" calcext:value-type="float">
            <text:p>-0.5439267198</text:p>
          </table:table-cell>
          <table:table-cell table:formula="of:=[.C131]*[.A131]*(1-[.A131])*96485/8.314/298.15" office:value-type="float" office:value="-4.8295223051715" calcext:value-type="float">
            <text:p>-4.8295223052</text:p>
          </table:table-cell>
          <table:table-cell table:formula="of:=ABS([.D131])" office:value-type="float" office:value="4.8295223051715" calcext:value-type="float">
            <text:p>4.8295223052</text:p>
          </table:table-cell>
          <table:table-cell office:value-type="float" office:value="1" calcext:value-type="float">
            <text:p>1</text:p>
          </table:table-cell>
          <table:table-cell table:style-name="Default" table:formula="of:=[.E131]*[.$G$2]*[.F131]" office:value-type="float" office:value="4.8295223051715E-015" calcext:value-type="float">
            <text:p>4.8295223051715E-015</text:p>
          </table:table-cell>
          <table:table-cell table:formula="of:=ABS([.C131]*96485/8.314/298.15*[.A131])" office:value-type="float" office:value="13.7180796004671" calcext:value-type="float">
            <text:p>13.7180796005</text:p>
          </table:table-cell>
          <table:table-cell table:formula="of:=[.$G$2]*[.H131]" office:value-type="float" office:value="0.0000000000000137180796004671" calcext:value-type="float">
            <text:p>1.37180796004671E-014</text:p>
          </table:table-cell>
        </table:table-row>
        <table:table-row table:style-name="ro1">
          <table:table-cell office:value-type="float" office:value="0.652959798994975" calcext:value-type="float">
            <text:p>0.652959799</text:p>
          </table:table-cell>
          <table:table-cell office:value-type="float" office:value="3.76245959684162" calcext:value-type="float">
            <text:p>3.7624595968</text:p>
          </table:table-cell>
          <table:table-cell table:formula="of:=([.B135]-[.B129])/([.A135]-[.A129])" office:value-type="float" office:value="-0.537792394080074" calcext:value-type="float">
            <text:p>-0.5377923941</text:p>
          </table:table-cell>
          <table:table-cell table:formula="of:=[.C132]*[.A132]*(1-[.A132])*96485/8.314/298.15" office:value-type="float" office:value="-4.74346666664583" calcext:value-type="float">
            <text:p>-4.7434666666</text:p>
          </table:table-cell>
          <table:table-cell table:formula="of:=ABS([.D132])" office:value-type="float" office:value="4.74346666664583" calcext:value-type="float">
            <text:p>4.7434666666</text:p>
          </table:table-cell>
          <table:table-cell office:value-type="float" office:value="1" calcext:value-type="float">
            <text:p>1</text:p>
          </table:table-cell>
          <table:table-cell table:style-name="Default" table:formula="of:=[.E132]*[.$G$2]*[.F132]" office:value-type="float" office:value="4.74346666664583E-015" calcext:value-type="float">
            <text:p>4.74346666664583E-015</text:p>
          </table:table-cell>
          <table:table-cell table:formula="of:=ABS([.C132]*96485/8.314/298.15*[.A132])" office:value-type="float" office:value="13.6683492370878" calcext:value-type="float">
            <text:p>13.6683492371</text:p>
          </table:table-cell>
          <table:table-cell table:formula="of:=[.$G$2]*[.H132]" office:value-type="float" office:value="0.0000000000000136683492370878" calcext:value-type="float">
            <text:p>1.36683492370878E-014</text:p>
          </table:table-cell>
        </table:table-row>
        <table:table-row table:style-name="ro1">
          <table:table-cell office:value-type="float" office:value="0.657974874371859" calcext:value-type="float">
            <text:p>0.6579748744</text:p>
          </table:table-cell>
          <table:table-cell office:value-type="float" office:value="3.7597796947568" calcext:value-type="float">
            <text:p>3.7597796948</text:p>
          </table:table-cell>
          <table:table-cell table:formula="of:=([.B136]-[.B130])/([.A136]-[.A130])" office:value-type="float" office:value="-0.534448295048041" calcext:value-type="float">
            <text:p>-0.534448295</text:p>
          </table:table-cell>
          <table:table-cell table:formula="of:=[.C133]*[.A133]*(1-[.A133])*96485/8.314/298.15" office:value-type="float" office:value="-4.68153186970515" calcext:value-type="float">
            <text:p>-4.6815318697</text:p>
          </table:table-cell>
          <table:table-cell table:formula="of:=ABS([.D133])" office:value-type="float" office:value="4.68153186970515" calcext:value-type="float">
            <text:p>4.6815318697</text:p>
          </table:table-cell>
          <table:table-cell office:value-type="float" office:value="1" calcext:value-type="float">
            <text:p>1</text:p>
          </table:table-cell>
          <table:table-cell table:style-name="Default" table:formula="of:=[.E133]*[.$G$2]*[.F133]" office:value-type="float" office:value="4.68153186970515E-015" calcext:value-type="float">
            <text:p>4.68153186970515E-015</text:p>
          </table:table-cell>
          <table:table-cell table:formula="of:=ABS([.C133]*96485/8.314/298.15*[.A133])" office:value-type="float" office:value="13.6876840878498" calcext:value-type="float">
            <text:p>13.6876840878</text:p>
          </table:table-cell>
          <table:table-cell table:formula="of:=[.$G$2]*[.H133]" office:value-type="float" office:value="0.0000000000000136876840878498" calcext:value-type="float">
            <text:p>1.36876840878498E-014</text:p>
          </table:table-cell>
        </table:table-row>
        <table:table-row table:style-name="ro1">
          <table:table-cell office:value-type="float" office:value="0.662989949748744" calcext:value-type="float">
            <text:p>0.6629899497</text:p>
          </table:table-cell>
          <table:table-cell office:value-type="float" office:value="3.75711011644826" calcext:value-type="float">
            <text:p>3.7571101164</text:p>
          </table:table-cell>
          <table:table-cell table:formula="of:=([.B137]-[.B131])/([.A137]-[.A131])" office:value-type="float" office:value="-0.528656060986668" calcext:value-type="float">
            <text:p>-0.528656061</text:p>
          </table:table-cell>
          <table:table-cell table:formula="of:=[.C134]*[.A134]*(1-[.A134])*96485/8.314/298.15" office:value-type="float" office:value="-4.59767194999538" calcext:value-type="float">
            <text:p>-4.59767195</text:p>
          </table:table-cell>
          <table:table-cell table:formula="of:=ABS([.D134])" office:value-type="float" office:value="4.59767194999538" calcext:value-type="float">
            <text:p>4.59767195</text:p>
          </table:table-cell>
          <table:table-cell office:value-type="float" office:value="1" calcext:value-type="float">
            <text:p>1</text:p>
          </table:table-cell>
          <table:table-cell table:style-name="Default" table:formula="of:=[.E134]*[.$G$2]*[.F134]" office:value-type="float" office:value="4.59767194999538E-015" calcext:value-type="float">
            <text:p>4.59767194999538E-015</text:p>
          </table:table-cell>
          <table:table-cell table:formula="of:=ABS([.C134]*96485/8.314/298.15*[.A134])" office:value-type="float" office:value="13.6425366144648" calcext:value-type="float">
            <text:p>13.6425366145</text:p>
          </table:table-cell>
          <table:table-cell table:formula="of:=[.$G$2]*[.H134]" office:value-type="float" office:value="0.0000000000000136425366144648" calcext:value-type="float">
            <text:p>1.36425366144648E-014</text:p>
          </table:table-cell>
        </table:table-row>
        <table:table-row table:style-name="ro1">
          <table:table-cell office:value-type="float" office:value="0.668005025125628" calcext:value-type="float">
            <text:p>0.6680050251</text:p>
          </table:table-cell>
          <table:table-cell office:value-type="float" office:value="3.75444652670569" calcext:value-type="float">
            <text:p>3.7544465267</text:p>
          </table:table-cell>
          <table:table-cell table:formula="of:=([.B138]-[.B132])/([.A138]-[.A132])" office:value-type="float" office:value="-0.517629290295816" calcext:value-type="float">
            <text:p>-0.5176292903</text:p>
          </table:table-cell>
          <table:table-cell table:formula="of:=[.C135]*[.A135]*(1-[.A135])*96485/8.314/298.15" office:value-type="float" office:value="-4.46832805066544" calcext:value-type="float">
            <text:p>-4.4683280507</text:p>
          </table:table-cell>
          <table:table-cell table:formula="of:=ABS([.D135])" office:value-type="float" office:value="4.46832805066544" calcext:value-type="float">
            <text:p>4.4683280507</text:p>
          </table:table-cell>
          <table:table-cell office:value-type="float" office:value="1" calcext:value-type="float">
            <text:p>1</text:p>
          </table:table-cell>
          <table:table-cell table:style-name="Default" table:formula="of:=[.E135]*[.$G$2]*[.F135]" office:value-type="float" office:value="4.46832805066544E-015" calcext:value-type="float">
            <text:p>4.46832805066544E-015</text:p>
          </table:table-cell>
          <table:table-cell table:formula="of:=ABS([.C135]*96485/8.314/298.15*[.A135])" office:value-type="float" office:value="13.4590231444204" calcext:value-type="float">
            <text:p>13.4590231444</text:p>
          </table:table-cell>
          <table:table-cell table:formula="of:=[.$G$2]*[.H135]" office:value-type="float" office:value="0.0000000000000134590231444204" calcext:value-type="float">
            <text:p>1.34590231444204E-014</text:p>
          </table:table-cell>
        </table:table-row>
        <table:table-row table:style-name="ro1">
          <table:table-cell office:value-type="float" office:value="0.673020100502513" calcext:value-type="float">
            <text:p>0.6730201005</text:p>
          </table:table-cell>
          <table:table-cell office:value-type="float" office:value="3.75180348811888" calcext:value-type="float">
            <text:p>3.7518034881</text:p>
          </table:table-cell>
          <table:table-cell table:formula="of:=([.B139]-[.B133])/([.A139]-[.A133])" office:value-type="float" office:value="-0.505767486405978" calcext:value-type="float">
            <text:p>-0.5057674864</text:p>
          </table:table-cell>
          <table:table-cell table:formula="of:=[.C136]*[.A136]*(1-[.A136])*96485/8.314/298.15" office:value-type="float" office:value="-4.33226451475448" calcext:value-type="float">
            <text:p>-4.3322645148</text:p>
          </table:table-cell>
          <table:table-cell table:formula="of:=ABS([.D136])" office:value-type="float" office:value="4.33226451475448" calcext:value-type="float">
            <text:p>4.3322645148</text:p>
          </table:table-cell>
          <table:table-cell office:value-type="float" office:value="1" calcext:value-type="float">
            <text:p>1</text:p>
          </table:table-cell>
          <table:table-cell table:style-name="Default" table:formula="of:=[.E136]*[.$G$2]*[.F136]" office:value-type="float" office:value="4.33226451475448E-015" calcext:value-type="float">
            <text:p>4.33226451475448E-015</text:p>
          </table:table-cell>
          <table:table-cell table:formula="of:=ABS([.C136]*96485/8.314/298.15*[.A136])" office:value-type="float" office:value="13.2493297643447" calcext:value-type="float">
            <text:p>13.2493297643</text:p>
          </table:table-cell>
          <table:table-cell table:formula="of:=[.$G$2]*[.H136]" office:value-type="float" office:value="0.0000000000000132493297643447" calcext:value-type="float">
            <text:p>1.32493297643447E-014</text:p>
          </table:table-cell>
        </table:table-row>
        <table:table-row table:style-name="ro1">
          <table:table-cell office:value-type="float" office:value="0.678035175879397" calcext:value-type="float">
            <text:p>0.6780351759</text:p>
          </table:table-cell>
          <table:table-cell office:value-type="float" office:value="3.74925736654663" calcext:value-type="float">
            <text:p>3.7492573665</text:p>
          </table:table-cell>
          <table:table-cell table:formula="of:=([.B140]-[.B134])/([.A140]-[.A134])" office:value-type="float" office:value="-0.494970398124667" calcext:value-type="float">
            <text:p>-0.4949703981</text:p>
          </table:table-cell>
          <table:table-cell table:formula="of:=[.C137]*[.A137]*(1-[.A137])*96485/8.314/298.15" office:value-type="float" office:value="-4.20586031834374" calcext:value-type="float">
            <text:p>-4.2058603183</text:p>
          </table:table-cell>
          <table:table-cell table:formula="of:=ABS([.D137])" office:value-type="float" office:value="4.20586031834374" calcext:value-type="float">
            <text:p>4.2058603183</text:p>
          </table:table-cell>
          <table:table-cell office:value-type="float" office:value="1" calcext:value-type="float">
            <text:p>1</text:p>
          </table:table-cell>
          <table:table-cell table:style-name="Default" table:formula="of:=[.E137]*[.$G$2]*[.F137]" office:value-type="float" office:value="4.20586031834374E-015" calcext:value-type="float">
            <text:p>4.20586031834374E-015</text:p>
          </table:table-cell>
          <table:table-cell table:formula="of:=ABS([.C137]*96485/8.314/298.15*[.A137])" office:value-type="float" office:value="13.0631050451906" calcext:value-type="float">
            <text:p>13.0631050452</text:p>
          </table:table-cell>
          <table:table-cell table:formula="of:=[.$G$2]*[.H137]" office:value-type="float" office:value="0.0000000000000130631050451906" calcext:value-type="float">
            <text:p>1.30631050451906E-014</text:p>
          </table:table-cell>
        </table:table-row>
        <table:table-row table:style-name="ro1">
          <table:table-cell office:value-type="float" office:value="0.683050251256281" calcext:value-type="float">
            <text:p>0.6830502513</text:p>
          </table:table-cell>
          <table:table-cell office:value-type="float" office:value="3.74688389739292" calcext:value-type="float">
            <text:p>3.7468838974</text:p>
          </table:table-cell>
          <table:table-cell table:formula="of:=([.B141]-[.B135])/([.A141]-[.A135])" office:value-type="float" office:value="-0.489161957066931" calcext:value-type="float">
            <text:p>-0.4891619571</text:p>
          </table:table-cell>
          <table:table-cell table:formula="of:=[.C138]*[.A138]*(1-[.A138])*96485/8.314/298.15" office:value-type="float" office:value="-4.12202582597106" calcext:value-type="float">
            <text:p>-4.122025826</text:p>
          </table:table-cell>
          <table:table-cell table:formula="of:=ABS([.D138])" office:value-type="float" office:value="4.12202582597106" calcext:value-type="float">
            <text:p>4.122025826</text:p>
          </table:table-cell>
          <table:table-cell office:value-type="float" office:value="1" calcext:value-type="float">
            <text:p>1</text:p>
          </table:table-cell>
          <table:table-cell table:style-name="Default" table:formula="of:=[.E138]*[.$G$2]*[.F138]" office:value-type="float" office:value="4.12202582597106E-015" calcext:value-type="float">
            <text:p>4.12202582597106E-015</text:p>
          </table:table-cell>
          <table:table-cell table:formula="of:=ABS([.C138]*96485/8.314/298.15*[.A138])" office:value-type="float" office:value="13.0052976609364" calcext:value-type="float">
            <text:p>13.0052976609</text:p>
          </table:table-cell>
          <table:table-cell table:formula="of:=[.$G$2]*[.H138]" office:value-type="float" office:value="0.0000000000000130052976609364" calcext:value-type="float">
            <text:p>1.30052976609364E-014</text:p>
          </table:table-cell>
        </table:table-row>
        <table:table-row table:style-name="ro1">
          <table:table-cell office:value-type="float" office:value="0.688065326633166" calcext:value-type="float">
            <text:p>0.6880653266</text:p>
          </table:table-cell>
          <table:table-cell office:value-type="float" office:value="3.74456092235178" calcext:value-type="float">
            <text:p>3.7445609224</text:p>
          </table:table-cell>
          <table:table-cell table:formula="of:=([.B142]-[.B136])/([.A142]-[.A136])" office:value-type="float" office:value="-0.489735632844239" calcext:value-type="float">
            <text:p>-0.4897356328</text:p>
          </table:table-cell>
          <table:table-cell table:formula="of:=[.C139]*[.A139]*(1-[.A139])*96485/8.314/298.15" office:value-type="float" office:value="-4.09138168281203" calcext:value-type="float">
            <text:p>-4.0913816828</text:p>
          </table:table-cell>
          <table:table-cell table:formula="of:=ABS([.D139])" office:value-type="float" office:value="4.09138168281203" calcext:value-type="float">
            <text:p>4.0913816828</text:p>
          </table:table-cell>
          <table:table-cell office:value-type="float" office:value="1" calcext:value-type="float">
            <text:p>1</text:p>
          </table:table-cell>
          <table:table-cell table:style-name="Default" table:formula="of:=[.E139]*[.$G$2]*[.F139]" office:value-type="float" office:value="4.09138168281203E-015" calcext:value-type="float">
            <text:p>4.09138168281203E-015</text:p>
          </table:table-cell>
          <table:table-cell table:formula="of:=ABS([.C139]*96485/8.314/298.15*[.A139])" office:value-type="float" office:value="13.1161490918984" calcext:value-type="float">
            <text:p>13.1161490919</text:p>
          </table:table-cell>
          <table:table-cell table:formula="of:=[.$G$2]*[.H139]" office:value-type="float" office:value="0.0000000000000131161490918984" calcext:value-type="float">
            <text:p>1.31161490918984E-014</text:p>
          </table:table-cell>
        </table:table-row>
        <table:table-row table:style-name="ro1">
          <table:table-cell office:value-type="float" office:value="0.69308040201005" calcext:value-type="float">
            <text:p>0.693080402</text:p>
          </table:table-cell>
          <table:table-cell office:value-type="float" office:value="3.74221623331273" calcext:value-type="float">
            <text:p>3.7422162333</text:p>
          </table:table-cell>
          <table:table-cell table:formula="of:=([.B143]-[.B137])/([.A143]-[.A137])" office:value-type="float" office:value="-0.494784087341732" calcext:value-type="float">
            <text:p>-0.4947840873</text:p>
          </table:table-cell>
          <table:table-cell table:formula="of:=[.C140]*[.A140]*(1-[.A140])*96485/8.314/298.15" office:value-type="float" office:value="-4.09674498323835" calcext:value-type="float">
            <text:p>-4.0967449832</text:p>
          </table:table-cell>
          <table:table-cell table:formula="of:=ABS([.D140])" office:value-type="float" office:value="4.09674498323835" calcext:value-type="float">
            <text:p>4.0967449832</text:p>
          </table:table-cell>
          <table:table-cell office:value-type="float" office:value="1" calcext:value-type="float">
            <text:p>1</text:p>
          </table:table-cell>
          <table:table-cell table:style-name="Default" table:formula="of:=[.E140]*[.$G$2]*[.F140]" office:value-type="float" office:value="4.09674498323835E-015" calcext:value-type="float">
            <text:p>4.09674498323835E-015</text:p>
          </table:table-cell>
          <table:table-cell table:formula="of:=ABS([.C140]*96485/8.314/298.15*[.A140])" office:value-type="float" office:value="13.34794196939" calcext:value-type="float">
            <text:p>13.3479419694</text:p>
          </table:table-cell>
          <table:table-cell table:formula="of:=[.$G$2]*[.H140]" office:value-type="float" office:value="0.00000000000001334794196939" calcext:value-type="float">
            <text:p>1.334794196939E-014</text:p>
          </table:table-cell>
        </table:table-row>
        <table:table-row table:style-name="ro1">
          <table:table-cell office:value-type="float" office:value="0.698095477386935" calcext:value-type="float">
            <text:p>0.6980954774</text:p>
          </table:table-cell>
          <table:table-cell office:value-type="float" office:value="3.73972742218852" calcext:value-type="float">
            <text:p>3.7397274222</text:p>
          </table:table-cell>
          <table:table-cell table:formula="of:=([.B144]-[.B138])/([.A144]-[.A138])" office:value-type="float" office:value="-0.504743358781953" calcext:value-type="float">
            <text:p>-0.5047433588</text:p>
          </table:table-cell>
          <table:table-cell table:formula="of:=[.C141]*[.A141]*(1-[.A141])*96485/8.314/298.15" office:value-type="float" office:value="-4.14066432005878" calcext:value-type="float">
            <text:p>-4.1406643201</text:p>
          </table:table-cell>
          <table:table-cell table:formula="of:=ABS([.D141])" office:value-type="float" office:value="4.14066432005878" calcext:value-type="float">
            <text:p>4.1406643201</text:p>
          </table:table-cell>
          <table:table-cell office:value-type="float" office:value="1" calcext:value-type="float">
            <text:p>1</text:p>
          </table:table-cell>
          <table:table-cell table:style-name="Default" table:formula="of:=[.E141]*[.$G$2]*[.F141]" office:value-type="float" office:value="4.14066432005878E-015" calcext:value-type="float">
            <text:p>4.14066432005878E-015</text:p>
          </table:table-cell>
          <table:table-cell table:formula="of:=ABS([.C141]*96485/8.314/298.15*[.A141])" office:value-type="float" office:value="13.715145053874" calcext:value-type="float">
            <text:p>13.7151450539</text:p>
          </table:table-cell>
          <table:table-cell table:formula="of:=[.$G$2]*[.H141]" office:value-type="float" office:value="0.000000000000013715145053874" calcext:value-type="float">
            <text:p>1.3715145053874E-014</text:p>
          </table:table-cell>
        </table:table-row>
        <table:table-row table:style-name="ro1">
          <table:table-cell office:value-type="float" office:value="0.703110552763819" calcext:value-type="float">
            <text:p>0.7031105528</text:p>
          </table:table-cell>
          <table:table-cell office:value-type="float" office:value="3.73706712143812" calcext:value-type="float">
            <text:p>3.7370671214</text:p>
          </table:table-cell>
          <table:table-cell table:formula="of:=([.B145]-[.B139])/([.A145]-[.A139])" office:value-type="float" office:value="-0.511515680816553" calcext:value-type="float">
            <text:p>-0.5115156808</text:p>
          </table:table-cell>
          <table:table-cell table:formula="of:=[.C142]*[.A142]*(1-[.A142])*96485/8.314/298.15" office:value-type="float" office:value="-4.15616036519165" calcext:value-type="float">
            <text:p>-4.1561603652</text:p>
          </table:table-cell>
          <table:table-cell table:formula="of:=ABS([.D142])" office:value-type="float" office:value="4.15616036519165" calcext:value-type="float">
            <text:p>4.1561603652</text:p>
          </table:table-cell>
          <table:table-cell office:value-type="float" office:value="1" calcext:value-type="float">
            <text:p>1</text:p>
          </table:table-cell>
          <table:table-cell table:style-name="Default" table:formula="of:=[.E142]*[.$G$2]*[.F142]" office:value-type="float" office:value="4.15616036519165E-015" calcext:value-type="float">
            <text:p>4.15616036519165E-015</text:p>
          </table:table-cell>
          <table:table-cell table:formula="of:=ABS([.C142]*96485/8.314/298.15*[.A142])" office:value-type="float" office:value="13.9990168188274" calcext:value-type="float">
            <text:p>13.9990168188</text:p>
          </table:table-cell>
          <table:table-cell table:formula="of:=[.$G$2]*[.H142]" office:value-type="float" office:value="0.0000000000000139990168188274" calcext:value-type="float">
            <text:p>1.39990168188274E-014</text:p>
          </table:table-cell>
        </table:table-row>
        <table:table-row table:style-name="ro1">
          <table:table-cell office:value-type="float" office:value="0.708125628140703" calcext:value-type="float">
            <text:p>0.7081256281</text:p>
          </table:table-cell>
          <table:table-cell office:value-type="float" office:value="3.73436908958682" calcext:value-type="float">
            <text:p>3.7343690896</text:p>
          </table:table-cell>
          <table:table-cell table:formula="of:=([.B146]-[.B140])/([.A146]-[.A140])" office:value-type="float" office:value="-0.511938420161874" calcext:value-type="float">
            <text:p>-0.5119384202</text:p>
          </table:table-cell>
          <table:table-cell table:formula="of:=[.C143]*[.A143]*(1-[.A143])*96485/8.314/298.15" office:value-type="float" office:value="-4.11849901951923" calcext:value-type="float">
            <text:p>-4.1184990195</text:p>
          </table:table-cell>
          <table:table-cell table:formula="of:=ABS([.D143])" office:value-type="float" office:value="4.11849901951923" calcext:value-type="float">
            <text:p>4.1184990195</text:p>
          </table:table-cell>
          <table:table-cell office:value-type="float" office:value="1" calcext:value-type="float">
            <text:p>1</text:p>
          </table:table-cell>
          <table:table-cell table:style-name="Default" table:formula="of:=[.E143]*[.$G$2]*[.F143]" office:value-type="float" office:value="4.11849901951923E-015" calcext:value-type="float">
            <text:p>4.11849901951923E-015</text:p>
          </table:table-cell>
          <table:table-cell table:formula="of:=ABS([.C143]*96485/8.314/298.15*[.A143])" office:value-type="float" office:value="14.110519513185" calcext:value-type="float">
            <text:p>14.1105195132</text:p>
          </table:table-cell>
          <table:table-cell table:formula="of:=[.$G$2]*[.H143]" office:value-type="float" office:value="0.000000000000014110519513185" calcext:value-type="float">
            <text:p>1.4110519513185E-014</text:p>
          </table:table-cell>
        </table:table-row>
        <table:table-row table:style-name="ro1">
          <table:table-cell office:value-type="float" office:value="0.713140703517588" calcext:value-type="float">
            <text:p>0.7131407035</text:p>
          </table:table-cell>
          <table:table-cell office:value-type="float" office:value="3.73169594145128" calcext:value-type="float">
            <text:p>3.7316959415</text:p>
          </table:table-cell>
          <table:table-cell table:formula="of:=([.B147]-[.B141])/([.A147]-[.A141])" office:value-type="float" office:value="-0.506446707427404" calcext:value-type="float">
            <text:p>-0.5064467074</text:p>
          </table:table-cell>
          <table:table-cell table:formula="of:=[.C144]*[.A144]*(1-[.A144])*96485/8.314/298.15" office:value-type="float" office:value="-4.03267175496344" calcext:value-type="float">
            <text:p>-4.032671755</text:p>
          </table:table-cell>
          <table:table-cell table:formula="of:=ABS([.D144])" office:value-type="float" office:value="4.03267175496344" calcext:value-type="float">
            <text:p>4.032671755</text:p>
          </table:table-cell>
          <table:table-cell office:value-type="float" office:value="1" calcext:value-type="float">
            <text:p>1</text:p>
          </table:table-cell>
          <table:table-cell table:style-name="Default" table:formula="of:=[.E144]*[.$G$2]*[.F144]" office:value-type="float" office:value="4.03267175496344E-015" calcext:value-type="float">
            <text:p>4.03267175496344E-015</text:p>
          </table:table-cell>
          <table:table-cell table:formula="of:=ABS([.C144]*96485/8.314/298.15*[.A144])" office:value-type="float" office:value="14.0580131249492" calcext:value-type="float">
            <text:p>14.0580131249</text:p>
          </table:table-cell>
          <table:table-cell table:formula="of:=[.$G$2]*[.H144]" office:value-type="float" office:value="0.0000000000000140580131249492" calcext:value-type="float">
            <text:p>1.40580131249492E-014</text:p>
          </table:table-cell>
        </table:table-row>
        <table:table-row table:style-name="ro1">
          <table:table-cell office:value-type="float" office:value="0.718155778894472" calcext:value-type="float">
            <text:p>0.7181557789</text:p>
          </table:table-cell>
          <table:table-cell office:value-type="float" office:value="3.72916918417726" calcext:value-type="float">
            <text:p>3.7291691842</text:p>
          </table:table-cell>
          <table:table-cell table:formula="of:=([.B148]-[.B142])/([.A148]-[.A142])" office:value-type="float" office:value="-0.496592544616708" calcext:value-type="float">
            <text:p>-0.4965925446</text:p>
          </table:table-cell>
          <table:table-cell table:formula="of:=[.C145]*[.A145]*(1-[.A145])*96485/8.314/298.15" office:value-type="float" office:value="-3.91239735443314" calcext:value-type="float">
            <text:p>-3.9123973544</text:p>
          </table:table-cell>
          <table:table-cell table:formula="of:=ABS([.D145])" office:value-type="float" office:value="3.91239735443314" calcext:value-type="float">
            <text:p>3.9123973544</text:p>
          </table:table-cell>
          <table:table-cell office:value-type="float" office:value="1" calcext:value-type="float">
            <text:p>1</text:p>
          </table:table-cell>
          <table:table-cell table:style-name="Default" table:formula="of:=[.E145]*[.$G$2]*[.F145]" office:value-type="float" office:value="3.91239735443314E-015" calcext:value-type="float">
            <text:p>3.91239735443314E-015</text:p>
          </table:table-cell>
          <table:table-cell table:formula="of:=ABS([.C145]*96485/8.314/298.15*[.A145])" office:value-type="float" office:value="13.8814176820332" calcext:value-type="float">
            <text:p>13.881417682</text:p>
          </table:table-cell>
          <table:table-cell table:formula="of:=[.$G$2]*[.H145]" office:value-type="float" office:value="0.0000000000000138814176820332" calcext:value-type="float">
            <text:p>1.38814176820332E-014</text:p>
          </table:table-cell>
        </table:table-row>
        <table:table-row table:style-name="ro1">
          <table:table-cell office:value-type="float" office:value="0.723170854271357" calcext:value-type="float">
            <text:p>0.7231708543</text:p>
          </table:table-cell>
          <table:table-cell office:value-type="float" office:value="3.72681177472012" calcext:value-type="float">
            <text:p>3.7268117747</text:p>
          </table:table-cell>
          <table:table-cell table:formula="of:=([.B149]-[.B143])/([.A149]-[.A143])" office:value-type="float" office:value="-0.491435232598851" calcext:value-type="float">
            <text:p>-0.4914352326</text:p>
          </table:table-cell>
          <table:table-cell table:formula="of:=[.C146]*[.A146]*(1-[.A146])*96485/8.314/298.15" office:value-type="float" office:value="-3.82942866362797" calcext:value-type="float">
            <text:p>-3.8294286636</text:p>
          </table:table-cell>
          <table:table-cell table:formula="of:=ABS([.D146])" office:value-type="float" office:value="3.82942866362797" calcext:value-type="float">
            <text:p>3.8294286636</text:p>
          </table:table-cell>
          <table:table-cell office:value-type="float" office:value="1" calcext:value-type="float">
            <text:p>1</text:p>
          </table:table-cell>
          <table:table-cell table:style-name="Default" table:formula="of:=[.E146]*[.$G$2]*[.F146]" office:value-type="float" office:value="3.82942866362797E-015" calcext:value-type="float">
            <text:p>3.82942866362797E-015</text:p>
          </table:table-cell>
          <table:table-cell table:formula="of:=ABS([.C146]*96485/8.314/298.15*[.A146])" office:value-type="float" office:value="13.8331845570253" calcext:value-type="float">
            <text:p>13.833184557</text:p>
          </table:table-cell>
          <table:table-cell table:formula="of:=[.$G$2]*[.H146]" office:value-type="float" office:value="0.0000000000000138331845570253" calcext:value-type="float">
            <text:p>1.38331845570253E-014</text:p>
          </table:table-cell>
        </table:table-row>
        <table:table-row table:style-name="ro1">
          <table:table-cell office:value-type="float" office:value="0.728185929648241" calcext:value-type="float">
            <text:p>0.7281859296</text:p>
          </table:table-cell>
          <table:table-cell office:value-type="float" office:value="3.72448821171578" calcext:value-type="float">
            <text:p>3.7244882117</text:p>
          </table:table-cell>
          <table:table-cell table:formula="of:=([.B150]-[.B144])/([.A150]-[.A144])" office:value-type="float" office:value="-0.491517732267471" calcext:value-type="float">
            <text:p>-0.4915177323</text:p>
          </table:table-cell>
          <table:table-cell table:formula="of:=[.C147]*[.A147]*(1-[.A147])*96485/8.314/298.15" office:value-type="float" office:value="-3.78676517727474" calcext:value-type="float">
            <text:p>-3.7867651773</text:p>
          </table:table-cell>
          <table:table-cell table:formula="of:=ABS([.D147])" office:value-type="float" office:value="3.78676517727474" calcext:value-type="float">
            <text:p>3.7867651773</text:p>
          </table:table-cell>
          <table:table-cell office:value-type="float" office:value="1" calcext:value-type="float">
            <text:p>1</text:p>
          </table:table-cell>
          <table:table-cell table:style-name="Default" table:formula="of:=[.E147]*[.$G$2]*[.F147]" office:value-type="float" office:value="3.78676517727474E-015" calcext:value-type="float">
            <text:p>3.78676517727474E-015</text:p>
          </table:table-cell>
          <table:table-cell table:formula="of:=ABS([.C147]*96485/8.314/298.15*[.A147])" office:value-type="float" office:value="13.9314538514295" calcext:value-type="float">
            <text:p>13.9314538514</text:p>
          </table:table-cell>
          <table:table-cell table:formula="of:=[.$G$2]*[.H147]" office:value-type="float" office:value="0.0000000000000139314538514295" calcext:value-type="float">
            <text:p>1.39314538514295E-014</text:p>
          </table:table-cell>
        </table:table-row>
        <table:table-row table:style-name="ro1">
          <table:table-cell office:value-type="float" office:value="0.733201005025126" calcext:value-type="float">
            <text:p>0.733201005</text:p>
          </table:table-cell>
          <table:table-cell office:value-type="float" office:value="3.72212442718101" calcext:value-type="float">
            <text:p>3.7221244272</text:p>
          </table:table-cell>
          <table:table-cell table:formula="of:=([.B151]-[.B145])/([.A151]-[.A145])" office:value-type="float" office:value="-0.496850667227567" calcext:value-type="float">
            <text:p>-0.4968506672</text:p>
          </table:table-cell>
          <table:table-cell table:formula="of:=[.C148]*[.A148]*(1-[.A148])*96485/8.314/298.15" office:value-type="float" office:value="-3.78310230203279" calcext:value-type="float">
            <text:p>-3.783102302</text:p>
          </table:table-cell>
          <table:table-cell table:formula="of:=ABS([.D148])" office:value-type="float" office:value="3.78310230203279" calcext:value-type="float">
            <text:p>3.783102302</text:p>
          </table:table-cell>
          <table:table-cell office:value-type="float" office:value="1" calcext:value-type="float">
            <text:p>1</text:p>
          </table:table-cell>
          <table:table-cell table:style-name="Default" table:formula="of:=[.E148]*[.$G$2]*[.F148]" office:value-type="float" office:value="3.78310230203279E-015" calcext:value-type="float">
            <text:p>3.78310230203279E-015</text:p>
          </table:table-cell>
          <table:table-cell table:formula="of:=ABS([.C148]*96485/8.314/298.15*[.A148])" office:value-type="float" office:value="14.1795972746789" calcext:value-type="float">
            <text:p>14.1795972747</text:p>
          </table:table-cell>
          <table:table-cell table:formula="of:=[.$G$2]*[.H148]" office:value-type="float" office:value="0.0000000000000141795972746789" calcext:value-type="float">
            <text:p>1.41795972746789E-014</text:p>
          </table:table-cell>
        </table:table-row>
        <table:table-row table:style-name="ro1">
          <table:table-cell office:value-type="float" office:value="0.73821608040201" calcext:value-type="float">
            <text:p>0.7382160804</text:p>
          </table:table-cell>
          <table:table-cell office:value-type="float" office:value="3.71958158118078" calcext:value-type="float">
            <text:p>3.7195815812</text:p>
          </table:table-cell>
          <table:table-cell table:formula="of:=([.B152]-[.B146])/([.A152]-[.A146])" office:value-type="float" office:value="-0.504982443629463" calcext:value-type="float">
            <text:p>-0.5049824436</text:p>
          </table:table-cell>
          <table:table-cell table:formula="of:=[.C149]*[.A149]*(1-[.A149])*96485/8.314/298.15" office:value-type="float" office:value="-3.79854883323712" calcext:value-type="float">
            <text:p>-3.7985488332</text:p>
          </table:table-cell>
          <table:table-cell table:formula="of:=ABS([.D149])" office:value-type="float" office:value="3.79854883323712" calcext:value-type="float">
            <text:p>3.7985488332</text:p>
          </table:table-cell>
          <table:table-cell office:value-type="float" office:value="1" calcext:value-type="float">
            <text:p>1</text:p>
          </table:table-cell>
          <table:table-cell table:style-name="Default" table:formula="of:=[.E149]*[.$G$2]*[.F149]" office:value-type="float" office:value="3.79854883323712E-015" calcext:value-type="float">
            <text:p>3.79854883323712E-015</text:p>
          </table:table-cell>
          <table:table-cell table:formula="of:=ABS([.C149]*96485/8.314/298.15*[.A149])" office:value-type="float" office:value="14.5102450871329" calcext:value-type="float">
            <text:p>14.5102450871</text:p>
          </table:table-cell>
          <table:table-cell table:formula="of:=[.$G$2]*[.H149]" office:value-type="float" office:value="0.0000000000000145102450871329" calcext:value-type="float">
            <text:p>1.45102450871329E-014</text:p>
          </table:table-cell>
        </table:table-row>
        <table:table-row table:style-name="ro1">
          <table:table-cell office:value-type="float" office:value="0.743231155778894" calcext:value-type="float">
            <text:p>0.7432311558</text:p>
          </table:table-cell>
          <table:table-cell office:value-type="float" office:value="3.7169059505929" calcext:value-type="float">
            <text:p>3.7169059506</text:p>
          </table:table-cell>
          <table:table-cell table:formula="of:=([.B153]-[.B147])/([.A153]-[.A147])" office:value-type="float" office:value="-0.503235280092534" calcext:value-type="float">
            <text:p>-0.5032352801</text:p>
          </table:table-cell>
          <table:table-cell table:formula="of:=[.C150]*[.A150]*(1-[.A150])*96485/8.314/298.15" office:value-type="float" office:value="-3.73811175263687" calcext:value-type="float">
            <text:p>-3.7381117526</text:p>
          </table:table-cell>
          <table:table-cell table:formula="of:=ABS([.D150])" office:value-type="float" office:value="3.73811175263687" calcext:value-type="float">
            <text:p>3.7381117526</text:p>
          </table:table-cell>
          <table:table-cell office:value-type="float" office:value="1" calcext:value-type="float">
            <text:p>1</text:p>
          </table:table-cell>
          <table:table-cell table:style-name="Default" table:formula="of:=[.E150]*[.$G$2]*[.F150]" office:value-type="float" office:value="3.73811175263687E-015" calcext:value-type="float">
            <text:p>3.73811175263687E-015</text:p>
          </table:table-cell>
          <table:table-cell table:formula="of:=ABS([.C150]*96485/8.314/298.15*[.A150])" office:value-type="float" office:value="14.5582761957597" calcext:value-type="float">
            <text:p>14.5582761958</text:p>
          </table:table-cell>
          <table:table-cell table:formula="of:=[.$G$2]*[.H150]" office:value-type="float" office:value="0.0000000000000145582761957597" calcext:value-type="float">
            <text:p>1.45582761957597E-014</text:p>
          </table:table-cell>
        </table:table-row>
        <table:table-row table:style-name="ro1">
          <table:table-cell office:value-type="float" office:value="0.748246231155779" calcext:value-type="float">
            <text:p>0.7482462312</text:p>
          </table:table-cell>
          <table:table-cell office:value-type="float" office:value="3.71421872289405" calcext:value-type="float">
            <text:p>3.7142187229</text:p>
          </table:table-cell>
          <table:table-cell table:formula="of:=([.B154]-[.B148])/([.A154]-[.A148])" office:value-type="float" office:value="-0.492421502476848" calcext:value-type="float">
            <text:p>-0.4924215025</text:p>
          </table:table-cell>
          <table:table-cell table:formula="of:=[.C151]*[.A151]*(1-[.A151])*96485/8.314/298.15" office:value-type="float" office:value="-3.61054277948525" calcext:value-type="float">
            <text:p>-3.6105427795</text:p>
          </table:table-cell>
          <table:table-cell table:formula="of:=ABS([.D151])" office:value-type="float" office:value="3.61054277948525" calcext:value-type="float">
            <text:p>3.6105427795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1]*96485/8.314/298.15*[.A151])" office:value-type="float" office:value="14.3415639656992" calcext:value-type="float">
            <text:p>14.3415639657</text:p>
          </table:table-cell>
          <table:table-cell table:formula="of:=[.$G$2]*[.H151]" office:value-type="float" office:value="0.0000000000000143415639656992" calcext:value-type="float">
            <text:p>1.43415639656992E-014</text:p>
          </table:table-cell>
        </table:table-row>
        <table:table-row table:style-name="ro1">
          <table:table-cell office:value-type="float" office:value="0.753261306532663" calcext:value-type="float">
            <text:p>0.7532613065</text:p>
          </table:table-cell>
          <table:table-cell office:value-type="float" office:value="3.71161662460729" calcext:value-type="float">
            <text:p>3.7116166246</text:p>
          </table:table-cell>
          <table:table-cell table:formula="of:=([.B155]-[.B149])/([.A155]-[.A149])" office:value-type="float" office:value="-0.476203843438589" calcext:value-type="float">
            <text:p>-0.4762038434</text:p>
          </table:table-cell>
          <table:table-cell table:formula="of:=[.C152]*[.A152]*(1-[.A152])*96485/8.314/298.15" office:value-type="float" office:value="-3.4450123530275" calcext:value-type="float">
            <text:p>-3.445012353</text:p>
          </table:table-cell>
          <table:table-cell table:formula="of:=ABS([.D152])" office:value-type="float" office:value="3.4450123530275" calcext:value-type="float">
            <text:p>3.445012353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2]*96485/8.314/298.15*[.A152])" office:value-type="float" office:value="13.9621893291882" calcext:value-type="float">
            <text:p>13.9621893292</text:p>
          </table:table-cell>
          <table:table-cell table:formula="of:=[.$G$2]*[.H152]" office:value-type="float" office:value="0.0000000000000139621893291882" calcext:value-type="float">
            <text:p>1.39621893291882E-014</text:p>
          </table:table-cell>
        </table:table-row>
        <table:table-row table:style-name="ro1">
          <table:table-cell office:value-type="float" office:value="0.758276381909548" calcext:value-type="float">
            <text:p>0.7582763819</text:p>
          </table:table-cell>
          <table:table-cell office:value-type="float" office:value="3.70934563454395" calcext:value-type="float">
            <text:p>3.7093456345</text:p>
          </table:table-cell>
          <table:table-cell table:formula="of:=([.B156]-[.B150])/([.A156]-[.A150])" office:value-type="float" office:value="-0.465885313224648" calcext:value-type="float">
            <text:p>-0.4658853132</text:p>
          </table:table-cell>
          <table:table-cell table:formula="of:=[.C153]*[.A153]*(1-[.A153])*96485/8.314/298.15" office:value-type="float" office:value="-3.32384376893082" calcext:value-type="float">
            <text:p>-3.3238437689</text:p>
          </table:table-cell>
          <table:table-cell table:formula="of:=ABS([.D153])" office:value-type="float" office:value="3.32384376893082" calcext:value-type="float">
            <text:p>3.3238437689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3]*96485/8.314/298.15*[.A153])" office:value-type="float" office:value="13.7505958051937" calcext:value-type="float">
            <text:p>13.7505958052</text:p>
          </table:table-cell>
          <table:table-cell table:formula="of:=[.$G$2]*[.H153]" office:value-type="float" office:value="0.0000000000000137505958051937" calcext:value-type="float">
            <text:p>1.37505958051937E-014</text:p>
          </table:table-cell>
        </table:table-row>
        <table:table-row table:style-name="ro1">
          <table:table-cell office:value-type="float" office:value="0.763291457286432" calcext:value-type="float">
            <text:p>0.7632914573</text:p>
          </table:table-cell>
          <table:table-cell office:value-type="float" office:value="3.70730724146829" calcext:value-type="float">
            <text:p>3.7073072415</text:p>
          </table:table-cell>
          <table:table-cell table:formula="of:=([.B157]-[.B151])/([.A157]-[.A151])" office:value-type="float" office:value="-0.469374600700891" calcext:value-type="float">
            <text:p>-0.4693746007</text:p>
          </table:table-cell>
          <table:table-cell table:formula="of:=[.C154]*[.A154]*(1-[.A154])*96485/8.314/298.15" office:value-type="float" office:value="-3.30094954166661" calcext:value-type="float">
            <text:p>-3.3009495417</text:p>
          </table:table-cell>
          <table:table-cell table:formula="of:=ABS([.D154])" office:value-type="float" office:value="3.30094954166661" calcext:value-type="float">
            <text:p>3.3009495417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4]*96485/8.314/298.15*[.A154])" office:value-type="float" office:value="13.9452066403069" calcext:value-type="float">
            <text:p>13.9452066403</text:p>
          </table:table-cell>
          <table:table-cell table:formula="of:=[.$G$2]*[.H154]" office:value-type="float" office:value="0.0000000000000139452066403069" calcext:value-type="float">
            <text:p>1.39452066403069E-014</text:p>
          </table:table-cell>
        </table:table-row>
        <table:table-row table:style-name="ro1">
          <table:table-cell office:value-type="float" office:value="0.768306532663317" calcext:value-type="float">
            <text:p>0.7683065327</text:p>
          </table:table-cell>
          <table:table-cell office:value-type="float" office:value="3.70525239216314" calcext:value-type="float">
            <text:p>3.7052523922</text:p>
          </table:table-cell>
          <table:table-cell table:formula="of:=([.B158]-[.B152])/([.A158]-[.A152])" office:value-type="float" office:value="-0.47966634604923" calcext:value-type="float">
            <text:p>-0.479666346</text:p>
          </table:table-cell>
          <table:table-cell table:formula="of:=[.C155]*[.A155]*(1-[.A155])*96485/8.314/298.15" office:value-type="float" office:value="-3.32355240511475" calcext:value-type="float">
            <text:p>-3.3235524051</text:p>
          </table:table-cell>
          <table:table-cell table:formula="of:=ABS([.D155])" office:value-type="float" office:value="3.32355240511475" calcext:value-type="float">
            <text:p>3.3235524051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5]*96485/8.314/298.15*[.A155])" office:value-type="float" office:value="14.3446098991007" calcext:value-type="float">
            <text:p>14.3446098991</text:p>
          </table:table-cell>
          <table:table-cell table:formula="of:=[.$G$2]*[.H155]" office:value-type="float" office:value="0.0000000000000143446098991007" calcext:value-type="float">
            <text:p>1.43446098991007E-014</text:p>
          </table:table-cell>
        </table:table-row>
        <table:table-row table:style-name="ro1">
          <table:table-cell office:value-type="float" office:value="0.773321608040201" calcext:value-type="float">
            <text:p>0.773321608</text:p>
          </table:table-cell>
          <table:table-cell office:value-type="float" office:value="3.70288725081607" calcext:value-type="float">
            <text:p>3.7028872508</text:p>
          </table:table-cell>
          <table:table-cell table:formula="of:=([.B159]-[.B153])/([.A159]-[.A153])" office:value-type="float" office:value="-0.502353236002975" calcext:value-type="float">
            <text:p>-0.502353236</text:p>
          </table:table-cell>
          <table:table-cell table:formula="of:=[.C156]*[.A156]*(1-[.A156])*96485/8.314/298.15" office:value-type="float" office:value="-3.42763398327288" calcext:value-type="float">
            <text:p>-3.4276339833</text:p>
          </table:table-cell>
          <table:table-cell table:formula="of:=ABS([.D156])" office:value-type="float" office:value="3.42763398327288" calcext:value-type="float">
            <text:p>3.4276339833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6]*96485/8.314/298.15*[.A156])" office:value-type="float" office:value="15.1211324274824" calcext:value-type="float">
            <text:p>15.1211324275</text:p>
          </table:table-cell>
          <table:table-cell table:formula="of:=[.$G$2]*[.H156]" office:value-type="float" office:value="0.0000000000000151211324274824" calcext:value-type="float">
            <text:p>1.51211324274824E-014</text:p>
          </table:table-cell>
        </table:table-row>
        <table:table-row table:style-name="ro1">
          <table:table-cell office:value-type="float" office:value="0.778336683417086" calcext:value-type="float">
            <text:p>0.7783366834</text:p>
          </table:table-cell>
          <table:table-cell office:value-type="float" office:value="3.70009502887899" calcext:value-type="float">
            <text:p>3.7000950289</text:p>
          </table:table-cell>
          <table:table-cell table:formula="of:=([.B160]-[.B154])/([.A160]-[.A154])" office:value-type="float" office:value="-0.53597226872021" calcext:value-type="float">
            <text:p>-0.5359722687</text:p>
          </table:table-cell>
          <table:table-cell table:formula="of:=[.C157]*[.A157]*(1-[.A157])*96485/8.314/298.15" office:value-type="float" office:value="-3.5993047005421" calcext:value-type="float">
            <text:p>-3.5993047005</text:p>
          </table:table-cell>
          <table:table-cell table:formula="of:=ABS([.D157])" office:value-type="float" office:value="3.5993047005421" calcext:value-type="float">
            <text:p>3.5993047005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7]*96485/8.314/298.15*[.A157])" office:value-type="float" office:value="16.2377102175847" calcext:value-type="float">
            <text:p>16.2377102176</text:p>
          </table:table-cell>
          <table:table-cell table:formula="of:=[.$G$2]*[.H157]" office:value-type="float" office:value="0.0000000000000162377102175847" calcext:value-type="float">
            <text:p>1.62377102175847E-014</text:p>
          </table:table-cell>
        </table:table-row>
        <table:table-row table:style-name="ro1">
          <table:table-cell office:value-type="float" office:value="0.78335175879397" calcext:value-type="float">
            <text:p>0.7833517588</text:p>
          </table:table-cell>
          <table:table-cell office:value-type="float" office:value="3.69718324732014" calcext:value-type="float">
            <text:p>3.6971832473</text:p>
          </table:table-cell>
          <table:table-cell table:formula="of:=([.B161]-[.B155])/([.A161]-[.A155])" office:value-type="float" office:value="-0.577457506246055" calcext:value-type="float">
            <text:p>-0.5774575062</text:p>
          </table:table-cell>
          <table:table-cell table:formula="of:=[.C158]*[.A158]*(1-[.A158])*96485/8.314/298.15" office:value-type="float" office:value="-3.81458229660069" calcext:value-type="float">
            <text:p>-3.8145822966</text:p>
          </table:table-cell>
          <table:table-cell table:formula="of:=ABS([.D158])" office:value-type="float" office:value="3.81458229660069" calcext:value-type="float">
            <text:p>3.8145822966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8]*96485/8.314/298.15*[.A158])" office:value-type="float" office:value="17.6072617777361" calcext:value-type="float">
            <text:p>17.6072617777</text:p>
          </table:table-cell>
          <table:table-cell table:formula="of:=[.$G$2]*[.H158]" office:value-type="float" office:value="0.0000000000000176072617777361" calcext:value-type="float">
            <text:p>1.76072617777361E-014</text:p>
          </table:table-cell>
        </table:table-row>
        <table:table-row table:style-name="ro1">
          <table:table-cell office:value-type="float" office:value="0.788366834170854" calcext:value-type="float">
            <text:p>0.7883668342</text:p>
          </table:table-cell>
          <table:table-cell office:value-type="float" office:value="3.69422959847769" calcext:value-type="float">
            <text:p>3.6942295985</text:p>
          </table:table-cell>
          <table:table-cell table:formula="of:=([.B162]-[.B156])/([.A162]-[.A156])" office:value-type="float" office:value="-0.612393598983742" calcext:value-type="float">
            <text:p>-0.612393599</text:p>
          </table:table-cell>
          <table:table-cell table:formula="of:=[.C159]*[.A159]*(1-[.A159])*96485/8.314/298.15" office:value-type="float" office:value="-3.9770191683888" calcext:value-type="float">
            <text:p>-3.9770191684</text:p>
          </table:table-cell>
          <table:table-cell table:formula="of:=ABS([.D159])" office:value-type="float" office:value="3.9770191683888" calcext:value-type="float">
            <text:p>3.9770191684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59]*96485/8.314/298.15*[.A159])" office:value-type="float" office:value="18.7920411850735" calcext:value-type="float">
            <text:p>18.7920411851</text:p>
          </table:table-cell>
          <table:table-cell table:formula="of:=[.$G$2]*[.H159]" office:value-type="float" office:value="0.0000000000000187920411850735" calcext:value-type="float">
            <text:p>1.87920411850735E-014</text:p>
          </table:table-cell>
        </table:table-row>
        <table:table-row table:style-name="ro1">
          <table:table-cell office:value-type="float" office:value="0.793381909547739" calcext:value-type="float">
            <text:p>0.7933819095</text:p>
          </table:table-cell>
          <table:table-cell office:value-type="float" office:value="3.69117959350298" calcext:value-type="float">
            <text:p>3.6911795935</text:p>
          </table:table-cell>
          <table:table-cell table:formula="of:=([.B163]-[.B157])/([.A163]-[.A157])" office:value-type="float" office:value="-0.632683178333974" calcext:value-type="float">
            <text:p>-0.6326831783</text:p>
          </table:table-cell>
          <table:table-cell table:formula="of:=[.C160]*[.A160]*(1-[.A160])*96485/8.314/298.15" office:value-type="float" office:value="-4.03693625825346" calcext:value-type="float">
            <text:p>-4.0369362583</text:p>
          </table:table-cell>
          <table:table-cell table:formula="of:=ABS([.D160])" office:value-type="float" office:value="4.03693625825346" calcext:value-type="float">
            <text:p>4.0369362583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0]*96485/8.314/298.15*[.A160])" office:value-type="float" office:value="19.5381549089778" calcext:value-type="float">
            <text:p>19.538154909</text:p>
          </table:table-cell>
          <table:table-cell table:formula="of:=[.$G$2]*[.H160]" office:value-type="float" office:value="0.0000000000000195381549089778" calcext:value-type="float">
            <text:p>1.95381549089778E-014</text:p>
          </table:table-cell>
        </table:table-row>
        <table:table-row table:style-name="ro1">
          <table:table-cell office:value-type="float" office:value="0.798396984924623" calcext:value-type="float">
            <text:p>0.7983969849</text:p>
          </table:table-cell>
          <table:table-cell office:value-type="float" office:value="3.68787643463851" calcext:value-type="float">
            <text:p>3.6878764346</text:p>
          </table:table-cell>
          <table:table-cell table:formula="of:=([.B164]-[.B158])/([.A164]-[.A158])" office:value-type="float" office:value="-0.642980198979909" calcext:value-type="float">
            <text:p>-0.642980199</text:p>
          </table:table-cell>
          <table:table-cell table:formula="of:=[.C161]*[.A161]*(1-[.A161])*96485/8.314/298.15" office:value-type="float" office:value="-4.02836187589457" calcext:value-type="float">
            <text:p>-4.0283618759</text:p>
          </table:table-cell>
          <table:table-cell table:formula="of:=ABS([.D161])" office:value-type="float" office:value="4.02836187589457" calcext:value-type="float">
            <text:p>4.0283618759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1]*96485/8.314/298.15*[.A161])" office:value-type="float" office:value="19.9816549092205" calcext:value-type="float">
            <text:p>19.9816549092</text:p>
          </table:table-cell>
          <table:table-cell table:formula="of:=[.$G$2]*[.H161]" office:value-type="float" office:value="0.0000000000000199816549092205" calcext:value-type="float">
            <text:p>1.99816549092205E-014</text:p>
          </table:table-cell>
        </table:table-row>
        <table:table-row table:style-name="ro1">
          <table:table-cell office:value-type="float" office:value="0.803412060301507" calcext:value-type="float">
            <text:p>0.8034120603</text:p>
          </table:table-cell>
          <table:table-cell office:value-type="float" office:value="3.68446005046072" calcext:value-type="float">
            <text:p>3.6844600505</text:p>
          </table:table-cell>
          <table:table-cell table:formula="of:=([.B165]-[.B159])/([.A165]-[.A159])" office:value-type="float" office:value="-0.640210513613369" calcext:value-type="float">
            <text:p>-0.6402105136</text:p>
          </table:table-cell>
          <table:table-cell table:formula="of:=[.C162]*[.A162]*(1-[.A162])*96485/8.314/298.15" office:value-type="float" office:value="-3.93579969002967" calcext:value-type="float">
            <text:p>-3.93579969</text:p>
          </table:table-cell>
          <table:table-cell table:formula="of:=ABS([.D162])" office:value-type="float" office:value="3.93579969002967" calcext:value-type="float">
            <text:p>3.93579969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2]*96485/8.314/298.15*[.A162])" office:value-type="float" office:value="20.0205551574832" calcext:value-type="float">
            <text:p>20.0205551575</text:p>
          </table:table-cell>
          <table:table-cell table:formula="of:=[.$G$2]*[.H162]" office:value-type="float" office:value="0.0000000000000200205551574832" calcext:value-type="float">
            <text:p>2.00205551574832E-014</text:p>
          </table:table-cell>
        </table:table-row>
        <table:table-row table:style-name="ro1">
          <table:table-cell office:value-type="float" office:value="0.808427135678392" calcext:value-type="float">
            <text:p>0.8084271357</text:p>
          </table:table-cell>
          <table:table-cell office:value-type="float" office:value="3.6810573059048" calcext:value-type="float">
            <text:p>3.6810573059</text:p>
          </table:table-cell>
          <table:table-cell table:formula="of:=([.B166]-[.B160])/([.A166]-[.A160])" office:value-type="float" office:value="-0.630661359999328" calcext:value-type="float">
            <text:p>-0.63066136</text:p>
          </table:table-cell>
          <table:table-cell table:formula="of:=[.C163]*[.A163]*(1-[.A163])*96485/8.314/298.15" office:value-type="float" office:value="-3.80177198132155" calcext:value-type="float">
            <text:p>-3.8017719813</text:p>
          </table:table-cell>
          <table:table-cell table:formula="of:=ABS([.D163])" office:value-type="float" office:value="3.80177198132155" calcext:value-type="float">
            <text:p>3.8017719813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3]*96485/8.314/298.15*[.A163])" office:value-type="float" office:value="19.8450443113866" calcext:value-type="float">
            <text:p>19.8450443114</text:p>
          </table:table-cell>
          <table:table-cell table:formula="of:=[.$G$2]*[.H163]" office:value-type="float" office:value="0.0000000000000198450443113866" calcext:value-type="float">
            <text:p>1.98450443113866E-014</text:p>
          </table:table-cell>
        </table:table-row>
        <table:table-row table:style-name="ro1">
          <table:table-cell office:value-type="float" office:value="0.813442211055276" calcext:value-type="float">
            <text:p>0.8134422111</text:p>
          </table:table-cell>
          <table:table-cell office:value-type="float" office:value="3.67783568233777" calcext:value-type="float">
            <text:p>3.6778356823</text:p>
          </table:table-cell>
          <table:table-cell table:formula="of:=([.B167]-[.B161])/([.A167]-[.A161])" office:value-type="float" office:value="-0.613822925744816" calcext:value-type="float">
            <text:p>-0.6138229257</text:p>
          </table:table-cell>
          <table:table-cell table:formula="of:=[.C164]*[.A164]*(1-[.A164])*96485/8.314/298.15" office:value-type="float" office:value="-3.62575256746423" calcext:value-type="float">
            <text:p>-3.6257525675</text:p>
          </table:table-cell>
          <table:table-cell table:formula="of:=ABS([.D164])" office:value-type="float" office:value="3.62575256746423" calcext:value-type="float">
            <text:p>3.6257525675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4]*96485/8.314/298.15*[.A164])" office:value-type="float" office:value="19.4350103952965" calcext:value-type="float">
            <text:p>19.4350103953</text:p>
          </table:table-cell>
          <table:table-cell table:formula="of:=[.$G$2]*[.H164]" office:value-type="float" office:value="0.0000000000000194350103952965" calcext:value-type="float">
            <text:p>1.94350103952965E-014</text:p>
          </table:table-cell>
        </table:table-row>
        <table:table-row table:style-name="ro1">
          <table:table-cell office:value-type="float" office:value="0.818457286432161" calcext:value-type="float">
            <text:p>0.8184572864</text:p>
          </table:table-cell>
          <table:table-cell office:value-type="float" office:value="3.67496537458062" calcext:value-type="float">
            <text:p>3.6749653746</text:p>
          </table:table-cell>
          <table:table-cell table:formula="of:=([.B168]-[.B162])/([.A168]-[.A162])" office:value-type="float" office:value="-0.602384658840383" calcext:value-type="float">
            <text:p>-0.6023846588</text:p>
          </table:table-cell>
          <table:table-cell table:formula="of:=[.C165]*[.A165]*(1-[.A165])*96485/8.314/298.15" office:value-type="float" office:value="-3.48388421005073" calcext:value-type="float">
            <text:p>-3.4838842101</text:p>
          </table:table-cell>
          <table:table-cell table:formula="of:=ABS([.D165])" office:value-type="float" office:value="3.48388421005073" calcext:value-type="float">
            <text:p>3.4838842101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5]*96485/8.314/298.15*[.A165])" office:value-type="float" office:value="19.1904381155395" calcext:value-type="float">
            <text:p>19.1904381155</text:p>
          </table:table-cell>
          <table:table-cell table:formula="of:=[.$G$2]*[.H165]" office:value-type="float" office:value="0.0000000000000191904381155395" calcext:value-type="float">
            <text:p>1.91904381155395E-014</text:p>
          </table:table-cell>
        </table:table-row>
        <table:table-row table:style-name="ro1">
          <table:table-cell office:value-type="float" office:value="0.823472361809045" calcext:value-type="float">
            <text:p>0.8234723618</text:p>
          </table:table-cell>
          <table:table-cell office:value-type="float" office:value="3.67220270795687" calcext:value-type="float">
            <text:p>3.672202708</text:p>
          </table:table-cell>
          <table:table-cell table:formula="of:=([.B169]-[.B163])/([.A169]-[.A163])" office:value-type="float" office:value="-0.60872520729953" calcext:value-type="float">
            <text:p>-0.6087252073</text:p>
          </table:table-cell>
          <table:table-cell table:formula="of:=[.C166]*[.A166]*(1-[.A166])*96485/8.314/298.15" office:value-type="float" office:value="-3.4442763675824" calcext:value-type="float">
            <text:p>-3.4442763676</text:p>
          </table:table-cell>
          <table:table-cell table:formula="of:=ABS([.D166])" office:value-type="float" office:value="3.4442763675824" calcext:value-type="float">
            <text:p>3.4442763676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6]*96485/8.314/298.15*[.A166])" office:value-type="float" office:value="19.5112584232087" calcext:value-type="float">
            <text:p>19.5112584232</text:p>
          </table:table-cell>
          <table:table-cell table:formula="of:=[.$G$2]*[.H166]" office:value-type="float" office:value="0.0000000000000195112584232087" calcext:value-type="float">
            <text:p>1.95112584232087E-014</text:p>
          </table:table-cell>
        </table:table-row>
        <table:table-row table:style-name="ro1">
          <table:table-cell office:value-type="float" office:value="0.82848743718593" calcext:value-type="float">
            <text:p>0.8284874372</text:p>
          </table:table-cell>
          <table:table-cell office:value-type="float" office:value="3.66940622519449" calcext:value-type="float">
            <text:p>3.6694062252</text:p>
          </table:table-cell>
          <table:table-cell table:formula="of:=([.B170]-[.B164])/([.A170]-[.A164])" office:value-type="float" office:value="-0.626840518376472" calcext:value-type="float">
            <text:p>-0.6268405184</text:p>
          </table:table-cell>
          <table:table-cell table:formula="of:=[.C167]*[.A167]*(1-[.A167])*96485/8.314/298.15" office:value-type="float" office:value="-3.46700040326362" calcext:value-type="float">
            <text:p>-3.4670004033</text:p>
          </table:table-cell>
          <table:table-cell table:formula="of:=ABS([.D167])" office:value-type="float" office:value="3.46700040326362" calcext:value-type="float">
            <text:p>3.4670004033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7]*96485/8.314/298.15*[.A167])" office:value-type="float" office:value="20.214265044958" calcext:value-type="float">
            <text:p>20.214265045</text:p>
          </table:table-cell>
          <table:table-cell table:formula="of:=[.$G$2]*[.H167]" office:value-type="float" office:value="0.000000000000020214265044958" calcext:value-type="float">
            <text:p>2.0214265044958E-014</text:p>
          </table:table-cell>
        </table:table-row>
        <table:table-row table:style-name="ro1">
          <table:table-cell office:value-type="float" office:value="0.833502512562814" calcext:value-type="float">
            <text:p>0.8335025126</text:p>
          </table:table-cell>
          <table:table-cell office:value-type="float" office:value="3.66633402364094" calcext:value-type="float">
            <text:p>3.6663340236</text:p>
          </table:table-cell>
          <table:table-cell table:formula="of:=([.B171]-[.B165])/([.A171]-[.A165])" office:value-type="float" office:value="-0.657794764247289" calcext:value-type="float">
            <text:p>-0.6577947642</text:p>
          </table:table-cell>
          <table:table-cell table:formula="of:=[.C168]*[.A168]*(1-[.A168])*96485/8.314/298.15" office:value-type="float" office:value="-3.55320264820855" calcext:value-type="float">
            <text:p>-3.5532026482</text:p>
          </table:table-cell>
          <table:table-cell table:formula="of:=ABS([.D168])" office:value-type="float" office:value="3.55320264820855" calcext:value-type="float">
            <text:p>3.5532026482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8]*96485/8.314/298.15*[.A168])" office:value-type="float" office:value="21.3408784895271" calcext:value-type="float">
            <text:p>21.3408784895</text:p>
          </table:table-cell>
          <table:table-cell table:formula="of:=[.$G$2]*[.H168]" office:value-type="float" office:value="0.0000000000000213408784895271" calcext:value-type="float">
            <text:p>2.13408784895271E-014</text:p>
          </table:table-cell>
        </table:table-row>
        <table:table-row table:style-name="ro1">
          <table:table-cell office:value-type="float" office:value="0.838517587939698" calcext:value-type="float">
            <text:p>0.8385175879</text:p>
          </table:table-cell>
          <table:table-cell office:value-type="float" office:value="3.6627404891143" calcext:value-type="float">
            <text:p>3.6627404891</text:p>
          </table:table-cell>
          <table:table-cell table:formula="of:=([.B172]-[.B166])/([.A172]-[.A166])" office:value-type="float" office:value="-0.692572676677166" calcext:value-type="float">
            <text:p>-0.6925726767</text:p>
          </table:table-cell>
          <table:table-cell table:formula="of:=[.C169]*[.A169]*(1-[.A169])*96485/8.314/298.15" office:value-type="float" office:value="-3.65020894774487" calcext:value-type="float">
            <text:p>-3.6502089477</text:p>
          </table:table-cell>
          <table:table-cell table:formula="of:=ABS([.D169])" office:value-type="float" office:value="3.65020894774487" calcext:value-type="float">
            <text:p>3.6502089477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69]*96485/8.314/298.15*[.A169])" office:value-type="float" office:value="22.6043746880731" calcext:value-type="float">
            <text:p>22.6043746881</text:p>
          </table:table-cell>
          <table:table-cell table:formula="of:=[.$G$2]*[.H169]" office:value-type="float" office:value="0.0000000000000226043746880731" calcext:value-type="float">
            <text:p>2.26043746880731E-014</text:p>
          </table:table-cell>
        </table:table-row>
        <table:table-row table:style-name="ro1">
          <table:table-cell office:value-type="float" office:value="0.843532663316583" calcext:value-type="float">
            <text:p>0.8435326633</text:p>
          </table:table-cell>
          <table:table-cell office:value-type="float" office:value="3.65897376764411" calcext:value-type="float">
            <text:p>3.6589737676</text:p>
          </table:table-cell>
          <table:table-cell table:formula="of:=([.B173]-[.B167])/([.A173]-[.A167])" office:value-type="float" office:value="-0.726334173530008" calcext:value-type="float">
            <text:p>-0.7263341735</text:p>
          </table:table-cell>
          <table:table-cell table:formula="of:=[.C170]*[.A170]*(1-[.A170])*96485/8.314/298.15" office:value-type="float" office:value="-3.73144495568134" calcext:value-type="float">
            <text:p>-3.7314449557</text:p>
          </table:table-cell>
          <table:table-cell table:formula="of:=ABS([.D170])" office:value-type="float" office:value="3.73144495568134" calcext:value-type="float">
            <text:p>3.7314449557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70]*96485/8.314/298.15*[.A170])" office:value-type="float" office:value="23.8480761210325" calcext:value-type="float">
            <text:p>23.848076121</text:p>
          </table:table-cell>
          <table:table-cell table:formula="of:=[.$G$2]*[.H170]" office:value-type="float" office:value="0.0000000000000238480761210325" calcext:value-type="float">
            <text:p>2.38480761210325E-014</text:p>
          </table:table-cell>
        </table:table-row>
        <table:table-row table:style-name="ro1">
          <table:table-cell office:value-type="float" office:value="0.848547738693467" calcext:value-type="float">
            <text:p>0.8485477387</text:p>
          </table:table-cell>
          <table:table-cell office:value-type="float" office:value="3.6551720326293" calcext:value-type="float">
            <text:p>3.6551720326</text:p>
          </table:table-cell>
          <table:table-cell table:formula="of:=([.B187]-[.B168])/([.A187]-[.A168])" office:value-type="float" office:value="-1.18840766740179" calcext:value-type="float">
            <text:p>-1.1884076674</text:p>
          </table:table-cell>
          <table:table-cell table:formula="of:=[.C171]*[.A171]*(1-[.A171])*96485/8.314/298.15" office:value-type="float" office:value="-5.94473438768111" calcext:value-type="float">
            <text:p>-5.9447343877</text:p>
          </table:table-cell>
          <table:table-cell table:formula="of:=ABS([.D171])" office:value-type="float" office:value="5.94473438768111" calcext:value-type="float">
            <text:p>5.9447343877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71]*96485/8.314/298.15*[.A171])" office:value-type="float" office:value="39.2515393061661" calcext:value-type="float">
            <text:p>39.2515393062</text:p>
          </table:table-cell>
          <table:table-cell table:formula="of:=[.$G$2]*[.H171]" office:value-type="float" office:value="0.0000000000000392515393061661" calcext:value-type="float">
            <text:p>3.92515393061661E-014</text:p>
          </table:table-cell>
        </table:table-row>
        <table:table-row table:style-name="ro1">
          <table:table-cell office:value-type="float" office:value="0.853562814070352" calcext:value-type="float">
            <text:p>0.8535628141</text:p>
          </table:table-cell>
          <table:table-cell office:value-type="float" office:value="3.65136288289183" calcext:value-type="float">
            <text:p>3.6513628829</text:p>
          </table:table-cell>
          <table:table-cell table:formula="of:=([.B188]-[.B169])/([.A188]-[.A169])" office:value-type="float" office:value="-1.36069353207132" calcext:value-type="float">
            <text:p>-1.3606935321</text:p>
          </table:table-cell>
          <table:table-cell table:formula="of:=[.C172]*[.A172]*(1-[.A172])*96485/8.314/298.15" office:value-type="float" office:value="-6.6200634017285" calcext:value-type="float">
            <text:p>-6.6200634017</text:p>
          </table:table-cell>
          <table:table-cell table:formula="of:=ABS([.D172])" office:value-type="float" office:value="6.6200634017285" calcext:value-type="float">
            <text:p>6.6200634017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72]*96485/8.314/298.15*[.A172])" office:value-type="float" office:value="45.207529492604" calcext:value-type="float">
            <text:p>45.2075294926</text:p>
          </table:table-cell>
          <table:table-cell table:formula="of:=[.$G$2]*[.H172]" office:value-type="float" office:value="0.000000000000045207529492604" calcext:value-type="float">
            <text:p>4.5207529492604E-014</text:p>
          </table:table-cell>
        </table:table-row>
        <table:table-row table:style-name="ro1">
          <table:table-cell office:value-type="float" office:value="0.858577889447236" calcext:value-type="float">
            <text:p>0.8585778894</text:p>
          </table:table-cell>
          <table:table-cell office:value-type="float" office:value="3.64755050142013" calcext:value-type="float">
            <text:p>3.6475505014</text:p>
          </table:table-cell>
          <table:table-cell table:formula="of:=([.B189]-[.B170])/([.A189]-[.A170])" office:value-type="float" office:value="-1.55498299518826" calcext:value-type="float">
            <text:p>-1.5549829952</text:p>
          </table:table-cell>
          <table:table-cell table:formula="of:=[.C173]*[.A173]*(1-[.A173])*96485/8.314/298.15" office:value-type="float" office:value="-7.34915870030229" calcext:value-type="float">
            <text:p>-7.3491587003</text:p>
          </table:table-cell>
          <table:table-cell table:formula="of:=ABS([.D173])" office:value-type="float" office:value="7.34915870030229" calcext:value-type="float">
            <text:p>7.3491587003</text:p>
          </table:table-cell>
          <table:table-cell office:value-type="float" office:value="1" calcext:value-type="float">
            <text:p>1</text:p>
          </table:table-cell>
          <table:table-cell office:value-type="float" office:value="3.62E-015" calcext:value-type="float">
            <text:p>3.62E-015</text:p>
          </table:table-cell>
          <table:table-cell table:formula="of:=ABS([.C173]*96485/8.314/298.15*[.A173])" office:value-type="float" office:value="51.9661223522778" calcext:value-type="float">
            <text:p>51.9661223523</text:p>
          </table:table-cell>
          <table:table-cell table:formula="of:=[.$G$2]*[.H173]" office:value-type="float" office:value="0.0000000000000519661223522778" calcext:value-type="float">
            <text:p>5.19661223522778E-014</text:p>
          </table:table-cell>
        </table:table-row>
        <table:table-row table:style-name="ro1">
          <table:table-cell office:value-type="float" office:value="0.863592964824121" calcext:value-type="float">
            <text:p>0.8635929648</text:p>
          </table:table-cell>
          <table:table-cell office:value-type="float" office:value="3.64372886840788" calcext:value-type="float">
            <text:p>3.6437288684</text:p>
          </table:table-cell>
          <table:table-cell table:formula="of:=([.B177]-[.B171])/([.A177]-[.A171])" office:value-type="float" office:value="-0.792794981897822" calcext:value-type="float">
            <text:p>-0.7927949819</text:p>
          </table:table-cell>
          <table:table-cell table:formula="of:=[.C174]*[.A174]*(1-[.A174])*96485/8.314/298.15" office:value-type="float" office:value="-3.63514488594343" calcext:value-type="float">
            <text:p>-3.6351448859</text:p>
          </table:table-cell>
          <table:table-cell table:formula="of:=ABS([.D174])" office:value-type="float" office:value="3.63514488594343" calcext:value-type="float">
            <text:p>3.6351448859</text:p>
          </table:table-cell>
          <table:table-cell office:value-type="float" office:value="1" calcext:value-type="float">
            <text:p>1</text:p>
          </table:table-cell>
          <table:table-cell table:style-name="Default" table:formula="of:=[.E174]*[.$G$2]*[.F174]" office:value-type="float" office:value="3.63514488594343E-015" calcext:value-type="float">
            <text:p>3.63514488594343E-015</text:p>
          </table:table-cell>
          <table:table-cell table:formula="of:=ABS([.C174]*96485/8.314/298.15*[.A174])" office:value-type="float" office:value="26.6492478284305" calcext:value-type="float">
            <text:p>26.6492478284</text:p>
          </table:table-cell>
          <table:table-cell table:formula="of:=[.$G$2]*[.H174]" office:value-type="float" office:value="0.0000000000000266492478284305" calcext:value-type="float">
            <text:p>2.66492478284305E-014</text:p>
          </table:table-cell>
        </table:table-row>
        <table:table-row table:style-name="ro1">
          <table:table-cell office:value-type="float" office:value="0.868608040201005" calcext:value-type="float">
            <text:p>0.8686080402</text:p>
          </table:table-cell>
          <table:table-cell office:value-type="float" office:value="3.63986276436759" calcext:value-type="float">
            <text:p>3.6398627644</text:p>
          </table:table-cell>
          <table:table-cell table:formula="of:=([.B178]-[.B172])/([.A178]-[.A172])" office:value-type="float" office:value="-0.819445297963432" calcext:value-type="float">
            <text:p>-0.819445298</text:p>
          </table:table-cell>
          <table:table-cell table:formula="of:=[.C175]*[.A175]*(1-[.A175])*96485/8.314/298.15" office:value-type="float" office:value="-3.64021948874342" calcext:value-type="float">
            <text:p>-3.6402194887</text:p>
          </table:table-cell>
          <table:table-cell table:formula="of:=ABS([.D175])" office:value-type="float" office:value="3.64021948874342" calcext:value-type="float">
            <text:p>3.6402194887</text:p>
          </table:table-cell>
          <table:table-cell office:value-type="float" office:value="1" calcext:value-type="float">
            <text:p>1</text:p>
          </table:table-cell>
          <table:table-cell table:style-name="Default" table:formula="of:=[.E175]*[.$G$2]*[.F175]" office:value-type="float" office:value="3.64021948874342E-015" calcext:value-type="float">
            <text:p>3.64021948874342E-015</text:p>
          </table:table-cell>
          <table:table-cell table:formula="of:=ABS([.C175]*96485/8.314/298.15*[.A175])" office:value-type="float" office:value="27.705039899795" calcext:value-type="float">
            <text:p>27.7050398998</text:p>
          </table:table-cell>
          <table:table-cell table:formula="of:=[.$G$2]*[.H175]" office:value-type="float" office:value="0.000000000000027705039899795" calcext:value-type="float">
            <text:p>2.7705039899795E-014</text:p>
          </table:table-cell>
        </table:table-row>
        <table:table-row table:style-name="ro1">
          <table:table-cell office:value-type="float" office:value="0.873623115577889" calcext:value-type="float">
            <text:p>0.8736231156</text:p>
          </table:table-cell>
          <table:table-cell office:value-type="float" office:value="3.63578238426784" calcext:value-type="float">
            <text:p>3.6357823843</text:p>
          </table:table-cell>
          <table:table-cell table:formula="of:=([.B179]-[.B173])/([.A179]-[.A173])" office:value-type="float" office:value="-0.850516724917069" calcext:value-type="float">
            <text:p>-0.8505167249</text:p>
          </table:table-cell>
          <table:table-cell table:formula="of:=[.C176]*[.A176]*(1-[.A176])*96485/8.314/298.15" office:value-type="float" office:value="-3.65501856047477" calcext:value-type="float">
            <text:p>-3.6550185605</text:p>
          </table:table-cell>
          <table:table-cell table:formula="of:=ABS([.D176])" office:value-type="float" office:value="3.65501856047477" calcext:value-type="float">
            <text:p>3.6550185605</text:p>
          </table:table-cell>
          <table:table-cell office:value-type="float" office:value="1" calcext:value-type="float">
            <text:p>1</text:p>
          </table:table-cell>
          <table:table-cell table:style-name="Default" table:formula="of:=[.E176]*[.$G$2]*[.F176]" office:value-type="float" office:value="3.65501856047477E-015" calcext:value-type="float">
            <text:p>3.65501856047477E-015</text:p>
          </table:table-cell>
          <table:table-cell table:formula="of:=ABS([.C176]*96485/8.314/298.15*[.A176])" office:value-type="float" office:value="28.9215751534644" calcext:value-type="float">
            <text:p>28.9215751535</text:p>
          </table:table-cell>
          <table:table-cell table:formula="of:=[.$G$2]*[.H176]" office:value-type="float" office:value="0.0000000000000289215751534645" calcext:value-type="float">
            <text:p>2.89215751534645E-014</text:p>
          </table:table-cell>
        </table:table-row>
        <table:table-row table:style-name="ro1">
          <table:table-cell office:value-type="float" office:value="0.878638190954774" calcext:value-type="float">
            <text:p>0.878638191</text:p>
          </table:table-cell>
          <table:table-cell office:value-type="float" office:value="3.6313164730735" calcext:value-type="float">
            <text:p>3.6313164731</text:p>
          </table:table-cell>
          <table:table-cell table:formula="of:=([.B180]-[.B174])/([.A180]-[.A174])" office:value-type="float" office:value="-0.897808278033417" calcext:value-type="float">
            <text:p>-0.897808278</text:p>
          </table:table-cell>
          <table:table-cell table:formula="of:=[.C177]*[.A177]*(1-[.A177])*96485/8.314/298.15" office:value-type="float" office:value="-3.72641046346513" calcext:value-type="float">
            <text:p>-3.7264104635</text:p>
          </table:table-cell>
          <table:table-cell table:formula="of:=ABS([.D177])" office:value-type="float" office:value="3.72641046346513" calcext:value-type="float">
            <text:p>3.7264104635</text:p>
          </table:table-cell>
          <table:table-cell office:value-type="float" office:value="1" calcext:value-type="float">
            <text:p>1</text:p>
          </table:table-cell>
          <table:table-cell table:style-name="Default" table:formula="of:=[.E177]*[.$G$2]*[.F177]" office:value-type="float" office:value="3.72641046346513E-015" calcext:value-type="float">
            <text:p>3.72641046346513E-015</text:p>
          </table:table-cell>
          <table:table-cell table:formula="of:=ABS([.C177]*96485/8.314/298.15*[.A177])" office:value-type="float" office:value="30.704968002549" calcext:value-type="float">
            <text:p>30.7049680025</text:p>
          </table:table-cell>
          <table:table-cell table:formula="of:=[.$G$2]*[.H177]" office:value-type="float" office:value="0.000000000000030704968002549" calcext:value-type="float">
            <text:p>3.0704968002549E-014</text:p>
          </table:table-cell>
        </table:table-row>
        <table:table-row table:style-name="ro1">
          <table:table-cell office:value-type="float" office:value="0.883653266331658" calcext:value-type="float">
            <text:p>0.8836532663</text:p>
          </table:table-cell>
          <table:table-cell office:value-type="float" office:value="3.62670540327271" calcext:value-type="float">
            <text:p>3.6267054033</text:p>
          </table:table-cell>
          <table:table-cell table:formula="of:=([.B181]-[.B175])/([.A181]-[.A175])" office:value-type="float" office:value="-0.963216653132516" calcext:value-type="float">
            <text:p>-0.9632166531</text:p>
          </table:table-cell>
          <table:table-cell table:formula="of:=[.C178]*[.A178]*(1-[.A178])*96485/8.314/298.15" office:value-type="float" office:value="-3.85456197090844" calcext:value-type="float">
            <text:p>-3.8545619709</text:p>
          </table:table-cell>
          <table:table-cell table:formula="of:=ABS([.D178])" office:value-type="float" office:value="3.85456197090844" calcext:value-type="float">
            <text:p>3.8545619709</text:p>
          </table:table-cell>
          <table:table-cell office:value-type="float" office:value="1" calcext:value-type="float">
            <text:p>1</text:p>
          </table:table-cell>
          <table:table-cell table:style-name="Default" table:formula="of:=[.E178]*[.$G$2]*[.F178]" office:value-type="float" office:value="3.85456197090844E-015" calcext:value-type="float">
            <text:p>3.85456197090844E-015</text:p>
          </table:table-cell>
          <table:table-cell table:formula="of:=ABS([.C178]*96485/8.314/298.15*[.A178])" office:value-type="float" office:value="33.1299543130816" calcext:value-type="float">
            <text:p>33.1299543131</text:p>
          </table:table-cell>
          <table:table-cell table:formula="of:=[.$G$2]*[.H178]" office:value-type="float" office:value="0.0000000000000331299543130816" calcext:value-type="float">
            <text:p>3.31299543130816E-014</text:p>
          </table:table-cell>
        </table:table-row>
        <table:table-row table:style-name="ro1">
          <table:table-cell office:value-type="float" office:value="0.888668341708543" calcext:value-type="float">
            <text:p>0.8886683417</text:p>
          </table:table-cell>
          <table:table-cell office:value-type="float" office:value="3.62195806851157" calcext:value-type="float">
            <text:p>3.6219580685</text:p>
          </table:table-cell>
          <table:table-cell table:formula="of:=([.B182]-[.B176])/([.A182]-[.A176])" office:value-type="float" office:value="-1.02912547752497" calcext:value-type="float">
            <text:p>-1.0291254775</text:p>
          </table:table-cell>
          <table:table-cell table:formula="of:=[.C179]*[.A179]*(1-[.A179])*96485/8.314/298.15" office:value-type="float" office:value="-3.96316071391205" calcext:value-type="float">
            <text:p>-3.9631607139</text:p>
          </table:table-cell>
          <table:table-cell table:formula="of:=ABS([.D179])" office:value-type="float" office:value="3.96316071391205" calcext:value-type="float">
            <text:p>3.9631607139</text:p>
          </table:table-cell>
          <table:table-cell office:value-type="float" office:value="1" calcext:value-type="float">
            <text:p>1</text:p>
          </table:table-cell>
          <table:table-cell table:style-name="Default" table:formula="of:=[.E179]*[.$G$2]*[.F179]" office:value-type="float" office:value="3.96316071391205E-015" calcext:value-type="float">
            <text:p>3.96316071391205E-015</text:p>
          </table:table-cell>
          <table:table-cell table:formula="of:=ABS([.C179]*96485/8.314/298.15*[.A179])" office:value-type="float" office:value="35.5977875002709" calcext:value-type="float">
            <text:p>35.5977875003</text:p>
          </table:table-cell>
          <table:table-cell table:formula="of:=[.$G$2]*[.H179]" office:value-type="float" office:value="0.0000000000000355977875002709" calcext:value-type="float">
            <text:p>3.55977875002709E-014</text:p>
          </table:table-cell>
        </table:table-row>
        <table:table-row table:style-name="ro1">
          <table:table-cell office:value-type="float" office:value="0.893683417085427" calcext:value-type="float">
            <text:p>0.8936834171</text:p>
          </table:table-cell>
          <table:table-cell office:value-type="float" office:value="3.61671341127791" calcext:value-type="float">
            <text:p>3.6167134113</text:p>
          </table:table-cell>
          <table:table-cell table:formula="of:=([.B183]-[.B177])/([.A183]-[.A177])" office:value-type="float" office:value="-1.09696253602694" calcext:value-type="float">
            <text:p>-1.096962536</text:p>
          </table:table-cell>
          <table:table-cell table:formula="of:=[.C180]*[.A180]*(1-[.A180])*96485/8.314/298.15" office:value-type="float" office:value="-4.05687355656279" calcext:value-type="float">
            <text:p>-4.0568735566</text:p>
          </table:table-cell>
          <table:table-cell table:formula="of:=ABS([.D180])" office:value-type="float" office:value="4.05687355656279" calcext:value-type="float">
            <text:p>4.0568735566</text:p>
          </table:table-cell>
          <table:table-cell office:value-type="float" office:value="1" calcext:value-type="float">
            <text:p>1</text:p>
          </table:table-cell>
          <table:table-cell table:style-name="Default" table:formula="of:=[.E180]*[.$G$2]*[.F180]" office:value-type="float" office:value="4.05687355656279E-015" calcext:value-type="float">
            <text:p>4.05687355656279E-015</text:p>
          </table:table-cell>
          <table:table-cell table:formula="of:=ABS([.C180]*96485/8.314/298.15*[.A180])" office:value-type="float" office:value="38.1584268920922" calcext:value-type="float">
            <text:p>38.1584268921</text:p>
          </table:table-cell>
          <table:table-cell table:formula="of:=[.$G$2]*[.H180]" office:value-type="float" office:value="0.0000000000000381584268920922" calcext:value-type="float">
            <text:p>3.81584268920922E-014</text:p>
          </table:table-cell>
        </table:table-row>
        <table:table-row table:style-name="ro1">
          <table:table-cell office:value-type="float" office:value="0.898698492462312" calcext:value-type="float">
            <text:p>0.8986984925</text:p>
          </table:table-cell>
          <table:table-cell office:value-type="float" office:value="3.61087913964921" calcext:value-type="float">
            <text:p>3.6108791396</text:p>
          </table:table-cell>
          <table:table-cell table:formula="of:=([.B184]-[.B178])/([.A184]-[.A178])" office:value-type="float" office:value="-1.22064110387234" calcext:value-type="float">
            <text:p>-1.2206411039</text:p>
          </table:table-cell>
          <table:table-cell table:formula="of:=[.C181]*[.A181]*(1-[.A181])*96485/8.314/298.15" office:value-type="float" office:value="-4.3254657671797" calcext:value-type="float">
            <text:p>-4.3254657672</text:p>
          </table:table-cell>
          <table:table-cell table:formula="of:=ABS([.D181])" office:value-type="float" office:value="4.3254657671797" calcext:value-type="float">
            <text:p>4.3254657672</text:p>
          </table:table-cell>
          <table:table-cell office:value-type="float" office:value="1" calcext:value-type="float">
            <text:p>1</text:p>
          </table:table-cell>
          <table:table-cell table:style-name="Default" table:formula="of:=[.E181]*[.$G$2]*[.F181]" office:value-type="float" office:value="4.3254657671797E-015" calcext:value-type="float">
            <text:p>4.3254657671797E-015</text:p>
          </table:table-cell>
          <table:table-cell table:formula="of:=ABS([.C181]*96485/8.314/298.15*[.A181])" office:value-type="float" office:value="42.6989279065809" calcext:value-type="float">
            <text:p>42.6989279066</text:p>
          </table:table-cell>
          <table:table-cell table:formula="of:=[.$G$2]*[.H181]" office:value-type="float" office:value="0.0000000000000426989279065809" calcext:value-type="float">
            <text:p>4.26989279065809E-014</text:p>
          </table:table-cell>
        </table:table-row>
        <table:table-row table:style-name="ro1">
          <table:table-cell office:value-type="float" office:value="0.903713567839196" calcext:value-type="float">
            <text:p>0.9037135678</text:p>
          </table:table-cell>
          <table:table-cell office:value-type="float" office:value="3.60481553321548" calcext:value-type="float">
            <text:p>3.6048155332</text:p>
          </table:table-cell>
          <table:table-cell table:formula="of:=([.B185]-[.B179])/([.A185]-[.A179])" office:value-type="float" office:value="-1.41219285681469" calcext:value-type="float">
            <text:p>-1.4121928568</text:p>
          </table:table-cell>
          <table:table-cell table:formula="of:=[.C182]*[.A182]*(1-[.A182])*96485/8.314/298.15" office:value-type="float" office:value="-4.78304949289204" calcext:value-type="float">
            <text:p>-4.7830494929</text:p>
          </table:table-cell>
          <table:table-cell table:formula="of:=ABS([.D182])" office:value-type="float" office:value="4.78304949289204" calcext:value-type="float">
            <text:p>4.7830494929</text:p>
          </table:table-cell>
          <table:table-cell office:value-type="float" office:value="1" calcext:value-type="float">
            <text:p>1</text:p>
          </table:table-cell>
          <table:table-cell table:style-name="Default" table:formula="of:=[.E182]*[.$G$2]*[.F182]" office:value-type="float" office:value="4.78304949289204E-015" calcext:value-type="float">
            <text:p>4.78304949289204E-015</text:p>
          </table:table-cell>
          <table:table-cell table:formula="of:=ABS([.C182]*96485/8.314/298.15*[.A182])" office:value-type="float" office:value="49.6752178427805" calcext:value-type="float">
            <text:p>49.6752178428</text:p>
          </table:table-cell>
          <table:table-cell table:formula="of:=[.$G$2]*[.H182]" office:value-type="float" office:value="0.0000000000000496752178427805" calcext:value-type="float">
            <text:p>4.96752178427805E-014</text:p>
          </table:table-cell>
        </table:table-row>
        <table:table-row table:style-name="ro1">
          <table:table-cell office:value-type="float" office:value="0.90872864321608" calcext:value-type="float">
            <text:p>0.9087286432</text:p>
          </table:table-cell>
          <table:table-cell office:value-type="float" office:value="3.59830837425074" calcext:value-type="float">
            <text:p>3.5983083743</text:p>
          </table:table-cell>
          <table:table-cell table:formula="of:=([.B186]-[.B180])/([.A186]-[.A180])" office:value-type="float" office:value="-1.62490669322981" calcext:value-type="float">
            <text:p>-1.6249066932</text:p>
          </table:table-cell>
          <table:table-cell table:formula="of:=[.C183]*[.A183]*(1-[.A183])*96485/8.314/298.15" office:value-type="float" office:value="-5.24580471040184" calcext:value-type="float">
            <text:p>-5.2458047104</text:p>
          </table:table-cell>
          <table:table-cell table:formula="of:=ABS([.D183])" office:value-type="float" office:value="5.24580471040184" calcext:value-type="float">
            <text:p>5.2458047104</text:p>
          </table:table-cell>
          <table:table-cell office:value-type="float" office:value="1" calcext:value-type="float">
            <text:p>1</text:p>
          </table:table-cell>
          <table:table-cell table:style-name="Default" table:formula="of:=[.E183]*[.$G$2]*[.F183]" office:value-type="float" office:value="5.24580471040184E-015" calcext:value-type="float">
            <text:p>5.24580471040184E-015</text:p>
          </table:table-cell>
          <table:table-cell table:formula="of:=ABS([.C183]*96485/8.314/298.15*[.A183])" office:value-type="float" office:value="57.4748189930056" calcext:value-type="float">
            <text:p>57.474818993</text:p>
          </table:table-cell>
          <table:table-cell table:formula="of:=[.$G$2]*[.H183]" office:value-type="float" office:value="0.0000000000000574748189930056" calcext:value-type="float">
            <text:p>5.74748189930056E-014</text:p>
          </table:table-cell>
        </table:table-row>
        <table:table-row table:style-name="ro1">
          <table:table-cell office:value-type="float" office:value="0.913743718592965" calcext:value-type="float">
            <text:p>0.9137437186</text:p>
          </table:table-cell>
          <table:table-cell office:value-type="float" office:value="3.58997576040845" calcext:value-type="float">
            <text:p>3.5899757604</text:p>
          </table:table-cell>
          <table:table-cell table:formula="of:=([.B187]-[.B181])/([.A187]-[.A181])" office:value-type="float" office:value="-1.92035141531709" calcext:value-type="float">
            <text:p>-1.9203514153</text:p>
          </table:table-cell>
          <table:table-cell table:formula="of:=[.C184]*[.A184]*(1-[.A184])*96485/8.314/298.15" office:value-type="float" office:value="-5.89129558198268" calcext:value-type="float">
            <text:p>-5.891295582</text:p>
          </table:table-cell>
          <table:table-cell table:formula="of:=ABS([.D184])" office:value-type="float" office:value="5.89129558198268" calcext:value-type="float">
            <text:p>5.891295582</text:p>
          </table:table-cell>
          <table:table-cell office:value-type="float" office:value="1" calcext:value-type="float">
            <text:p>1</text:p>
          </table:table-cell>
          <table:table-cell table:style-name="Default" table:formula="of:=[.E184]*[.$G$2]*[.F184]" office:value-type="float" office:value="5.89129558198268E-015" calcext:value-type="float">
            <text:p>5.89129558198268E-015</text:p>
          </table:table-cell>
          <table:table-cell table:formula="of:=ABS([.C184]*96485/8.314/298.15*[.A184])" office:value-type="float" office:value="68.2999021738745" calcext:value-type="float">
            <text:p>68.2999021739</text:p>
          </table:table-cell>
          <table:table-cell table:formula="of:=[.$G$2]*[.H184]" office:value-type="float" office:value="0.0000000000000682999021738745" calcext:value-type="float">
            <text:p>6.82999021738745E-014</text:p>
          </table:table-cell>
        </table:table-row>
        <table:table-row table:style-name="ro1">
          <table:table-cell office:value-type="float" office:value="0.918758793969849" calcext:value-type="float">
            <text:p>0.918758794</text:p>
          </table:table-cell>
          <table:table-cell office:value-type="float" office:value="3.57946454676983" calcext:value-type="float">
            <text:p>3.5794645468</text:p>
          </table:table-cell>
          <table:table-cell table:formula="of:=([.B188]-[.B182])/([.A188]-[.A182])" office:value-type="float" office:value="-2.38383509206267" calcext:value-type="float">
            <text:p>-2.3838350921</text:p>
          </table:table-cell>
          <table:table-cell table:formula="of:=[.C185]*[.A185]*(1-[.A185])*96485/8.314/298.15" office:value-type="float" office:value="-6.92578566114399" calcext:value-type="float">
            <text:p>-6.9257856611</text:p>
          </table:table-cell>
          <table:table-cell table:formula="of:=ABS([.D185])" office:value-type="float" office:value="6.92578566114399" calcext:value-type="float">
            <text:p>6.9257856611</text:p>
          </table:table-cell>
          <table:table-cell office:value-type="float" office:value="1" calcext:value-type="float">
            <text:p>1</text:p>
          </table:table-cell>
          <table:table-cell table:style-name="Default" table:formula="of:=[.E185]*[.$G$2]*[.F185]" office:value-type="float" office:value="6.92578566114399E-015" calcext:value-type="float">
            <text:p>6.92578566114399E-015</text:p>
          </table:table-cell>
          <table:table-cell table:formula="of:=ABS([.C185]*96485/8.314/298.15*[.A185])" office:value-type="float" office:value="85.2496657739624" calcext:value-type="float">
            <text:p>85.249665774</text:p>
          </table:table-cell>
          <table:table-cell table:formula="of:=[.$G$2]*[.H185]" office:value-type="float" office:value="0.0000000000000852496657739624" calcext:value-type="float">
            <text:p>8.52496657739624E-014</text:p>
          </table:table-cell>
        </table:table-row>
        <table:table-row table:style-name="ro1">
          <table:table-cell office:value-type="float" office:value="0.923773869346734" calcext:value-type="float">
            <text:p>0.9237738693</text:p>
          </table:table-cell>
          <table:table-cell office:value-type="float" office:value="3.5678192339962" calcext:value-type="float">
            <text:p>3.567819234</text:p>
          </table:table-cell>
          <table:table-cell table:formula="of:=([.B189]-[.B183])/([.A189]-[.A183])" office:value-type="float" office:value="-2.90801173504992" calcext:value-type="float">
            <text:p>-2.908011735</text:p>
          </table:table-cell>
          <table:table-cell table:formula="of:=[.C186]*[.A186]*(1-[.A186])*96485/8.314/298.15" office:value-type="float" office:value="-7.97041014816892" calcext:value-type="float">
            <text:p>-7.9704101482</text:p>
          </table:table-cell>
          <table:table-cell table:formula="of:=ABS([.D186])" office:value-type="float" office:value="7.97041014816892" calcext:value-type="float">
            <text:p>7.9704101482</text:p>
          </table:table-cell>
          <table:table-cell office:value-type="float" office:value="1" calcext:value-type="float">
            <text:p>1</text:p>
          </table:table-cell>
          <table:table-cell table:style-name="Default" table:formula="of:=[.E186]*[.$G$2]*[.F186]" office:value-type="float" office:value="7.97041014816892E-015" calcext:value-type="float">
            <text:p>7.97041014816892E-015</text:p>
          </table:table-cell>
          <table:table-cell table:formula="of:=ABS([.C186]*96485/8.314/298.15*[.A186])" office:value-type="float" office:value="104.562701528487" calcext:value-type="float">
            <text:p>104.5627015285</text:p>
          </table:table-cell>
          <table:table-cell table:formula="of:=[.$G$2]*[.H186]" office:value-type="float" office:value="0.000000000000104562701528487" calcext:value-type="float">
            <text:p>1.04562701528487E-013</text:p>
          </table:table-cell>
        </table:table-row>
        <table:table-row table:style-name="ro1">
          <table:table-cell office:value-type="float" office:value="0.928788944723618" calcext:value-type="float">
            <text:p>0.9287889447</text:p>
          </table:table-cell>
          <table:table-cell office:value-type="float" office:value="3.55309489706168" calcext:value-type="float">
            <text:p>3.5530948971</text:p>
          </table:table-cell>
          <table:table-cell table:formula="of:=([.B190]-[.B184])/([.A190]-[.A184])" office:value-type="float" office:value="-3.49084950280441" calcext:value-type="float">
            <text:p>-3.4908495028</text:p>
          </table:table-cell>
          <table:table-cell table:formula="of:=[.C187]*[.A187]*(1-[.A187])*96485/8.314/298.15" office:value-type="float" office:value="-8.986913308147" calcext:value-type="float">
            <text:p>-8.9869133081</text:p>
          </table:table-cell>
          <table:table-cell table:formula="of:=ABS([.D187])" office:value-type="float" office:value="8.986913308147" calcext:value-type="float">
            <text:p>8.9869133081</text:p>
          </table:table-cell>
          <table:table-cell office:value-type="float" office:value="1" calcext:value-type="float">
            <text:p>1</text:p>
          </table:table-cell>
          <table:table-cell table:style-name="Default" table:formula="of:=[.E187]*[.$G$2]*[.F187]" office:value-type="float" office:value="8.986913308147E-015" calcext:value-type="float">
            <text:p>8.986913308147E-015</text:p>
          </table:table-cell>
          <table:table-cell table:formula="of:=ABS([.C187]*96485/8.314/298.15*[.A187])" office:value-type="float" office:value="126.201097192947" calcext:value-type="float">
            <text:p>126.2010971929</text:p>
          </table:table-cell>
          <table:table-cell table:formula="of:=[.$G$2]*[.H187]" office:value-type="float" office:value="0.000000000000126201097192947" calcext:value-type="float">
            <text:p>1.26201097192947E-013</text:p>
          </table:table-cell>
        </table:table-row>
        <table:table-row table:style-name="ro1">
          <table:table-cell office:value-type="float" office:value="0.933804020100503" calcext:value-type="float">
            <text:p>0.9338040201</text:p>
          </table:table-cell>
          <table:table-cell office:value-type="float" office:value="3.53308485717894" calcext:value-type="float">
            <text:p>3.5330848572</text:p>
          </table:table-cell>
          <table:table-cell table:formula="of:=([.B191]-[.B185])/([.A191]-[.A185])" office:value-type="float" office:value="-4.38206199385062" calcext:value-type="float">
            <text:p>-4.3820619939</text:p>
          </table:table-cell>
          <table:table-cell table:formula="of:=[.C188]*[.A188]*(1-[.A188])*96485/8.314/298.15" office:value-type="float" office:value="-10.5434037884284" calcext:value-type="float">
            <text:p>-10.5434037884</text:p>
          </table:table-cell>
          <table:table-cell table:formula="of:=ABS([.D188])" office:value-type="float" office:value="10.5434037884284" calcext:value-type="float">
            <text:p>10.5434037884</text:p>
          </table:table-cell>
          <table:table-cell office:value-type="float" office:value="1" calcext:value-type="float">
            <text:p>1</text:p>
          </table:table-cell>
          <table:table-cell table:style-name="Default" table:formula="of:=[.E188]*[.$G$2]*[.F188]" office:value-type="float" office:value="0.0000000000000105434037884284" calcext:value-type="float">
            <text:p>1.05434037884284E-014</text:p>
          </table:table-cell>
          <table:table-cell table:formula="of:=ABS([.C188]*96485/8.314/298.15*[.A188])" office:value-type="float" office:value="159.275590518277" calcext:value-type="float">
            <text:p>159.2755905183</text:p>
          </table:table-cell>
          <table:table-cell table:formula="of:=[.$G$2]*[.H188]" office:value-type="float" office:value="0.000000000000159275590518277" calcext:value-type="float">
            <text:p>1.59275590518277E-013</text:p>
          </table:table-cell>
        </table:table-row>
        <table:table-row table:style-name="ro1">
          <table:table-cell office:value-type="float" office:value="0.938819095477387" calcext:value-type="float">
            <text:p>0.9388190955</text:p>
          </table:table-cell>
          <table:table-cell office:value-type="float" office:value="3.5108049859619" calcext:value-type="float">
            <text:p>3.510804986</text:p>
          </table:table-cell>
          <table:table-cell table:formula="of:=([.B192]-[.B186])/([.A192]-[.A186])" office:value-type="float" office:value="-5.6624487844157" calcext:value-type="float">
            <text:p>-5.6624487844</text:p>
          </table:table-cell>
          <table:table-cell table:formula="of:=[.C189]*[.A189]*(1-[.A189])*96485/8.314/298.15" office:value-type="float" office:value="-12.6595148416905" calcext:value-type="float">
            <text:p>-12.6595148417</text:p>
          </table:table-cell>
          <table:table-cell table:formula="of:=ABS([.D189])" office:value-type="float" office:value="12.6595148416905" calcext:value-type="float">
            <text:p>12.6595148417</text:p>
          </table:table-cell>
          <table:table-cell office:value-type="float" office:value="1" calcext:value-type="float">
            <text:p>1</text:p>
          </table:table-cell>
          <table:table-cell table:style-name="Default" table:formula="of:=[.E189]*[.$G$2]*[.F189]" office:value-type="float" office:value="0.0000000000000126595148416905" calcext:value-type="float">
            <text:p>1.26595148416905E-014</text:p>
          </table:table-cell>
          <table:table-cell table:formula="of:=ABS([.C189]*96485/8.314/298.15*[.A189])" office:value-type="float" office:value="206.919380163976" calcext:value-type="float">
            <text:p>206.919380164</text:p>
          </table:table-cell>
          <table:table-cell table:formula="of:=[.$G$2]*[.H189]" office:value-type="float" office:value="0.000000000000206919380163976" calcext:value-type="float">
            <text:p>2.06919380163976E-013</text:p>
          </table:table-cell>
        </table:table-row>
        <table:table-row table:style-name="ro1">
          <table:table-cell office:value-type="float" office:value="0.943834170854271" calcext:value-type="float">
            <text:p>0.9438341709</text:p>
          </table:table-cell>
          <table:table-cell office:value-type="float" office:value="3.48493452009291" calcext:value-type="float">
            <text:p>3.4849345201</text:p>
          </table:table-cell>
          <table:table-cell table:formula="of:=([.B193]-[.B187])/([.A193]-[.A187])" office:value-type="float" office:value="-7.60127271142201" calcext:value-type="float">
            <text:p>-7.6012727114</text:p>
          </table:table-cell>
          <table:table-cell table:formula="of:=[.C190]*[.A190]*(1-[.A190])*96485/8.314/298.15" office:value-type="float" office:value="-15.6844448868179" calcext:value-type="float">
            <text:p>-15.6844448868</text:p>
          </table:table-cell>
          <table:table-cell table:formula="of:=ABS([.D190])" office:value-type="float" office:value="15.6844448868179" calcext:value-type="float">
            <text:p>15.6844448868</text:p>
          </table:table-cell>
          <table:table-cell office:value-type="float" office:value="1" calcext:value-type="float">
            <text:p>1</text:p>
          </table:table-cell>
          <table:table-cell table:style-name="Default" table:formula="of:=[.E190]*[.$G$2]*[.F190]" office:value-type="float" office:value="0.0000000000000156844448868179" calcext:value-type="float">
            <text:p>1.56844448868179E-014</text:p>
          </table:table-cell>
          <table:table-cell table:formula="of:=ABS([.C190]*96485/8.314/298.15*[.A190])" office:value-type="float" office:value="279.252440948085" calcext:value-type="float">
            <text:p>279.2524409481</text:p>
          </table:table-cell>
          <table:table-cell table:formula="of:=[.$G$2]*[.H190]" office:value-type="float" office:value="0.000000000000279252440948085" calcext:value-type="float">
            <text:p>2.79252440948085E-013</text:p>
          </table:table-cell>
        </table:table-row>
        <table:table-row table:style-name="ro1">
          <table:table-cell office:value-type="float" office:value="0.948849246231156" calcext:value-type="float">
            <text:p>0.9488492462</text:p>
          </table:table-cell>
          <table:table-cell office:value-type="float" office:value="3.44760631953778" calcext:value-type="float">
            <text:p>3.4476063195</text:p>
          </table:table-cell>
          <table:table-cell table:formula="of:=([.B194]-[.B188])/([.A194]-[.A188])" office:value-type="float" office:value="-9.830180594856" calcext:value-type="float">
            <text:p>-9.8301805949</text:p>
          </table:table-cell>
          <table:table-cell table:formula="of:=[.C191]*[.A191]*(1-[.A191])*96485/8.314/298.15" office:value-type="float" office:value="-18.5705907252479" calcext:value-type="float">
            <text:p>-18.5705907252</text:p>
          </table:table-cell>
          <table:table-cell table:formula="of:=ABS([.D191])" office:value-type="float" office:value="18.5705907252479" calcext:value-type="float">
            <text:p>18.5705907252</text:p>
          </table:table-cell>
          <table:table-cell office:value-type="float" office:value="1" calcext:value-type="float">
            <text:p>1</text:p>
          </table:table-cell>
          <table:table-cell table:style-name="Default" table:formula="of:=[.E191]*[.$G$2]*[.F191]" office:value-type="float" office:value="0.0000000000000185705907252479" calcext:value-type="float">
            <text:p>1.85705907252479E-014</text:p>
          </table:table-cell>
          <table:table-cell table:formula="of:=ABS([.C191]*96485/8.314/298.15*[.A191])" office:value-type="float" office:value="363.056052099849" calcext:value-type="float">
            <text:p>363.0560520998</text:p>
          </table:table-cell>
          <table:table-cell table:formula="of:=[.$G$2]*[.H191]" office:value-type="float" office:value="0.000000000000363056052099849" calcext:value-type="float">
            <text:p>3.63056052099849E-013</text:p>
          </table:table-cell>
        </table:table-row>
        <table:table-row table:style-name="ro1">
          <table:table-cell office:value-type="float" office:value="0.95386432160804" calcext:value-type="float">
            <text:p>0.9538643216</text:p>
          </table:table-cell>
          <table:table-cell office:value-type="float" office:value="3.39743358916665" calcext:value-type="float">
            <text:p>3.3974335892</text:p>
          </table:table-cell>
          <table:table-cell table:formula="of:=([.B195]-[.B189])/([.A195]-[.A189])" office:value-type="float" office:value="-12.339631405508" calcext:value-type="float">
            <text:p>-12.3396314055</text:p>
          </table:table-cell>
          <table:table-cell table:formula="of:=[.C192]*[.A192]*(1-[.A192])*96485/8.314/298.15" office:value-type="float" office:value="-21.136869701737" calcext:value-type="float">
            <text:p>-21.1368697017</text:p>
          </table:table-cell>
          <table:table-cell table:formula="of:=ABS([.D192])" office:value-type="float" office:value="21.136869701737" calcext:value-type="float">
            <text:p>21.1368697017</text:p>
          </table:table-cell>
          <table:table-cell office:value-type="float" office:value="1" calcext:value-type="float">
            <text:p>1</text:p>
          </table:table-cell>
          <table:table-cell table:style-name="Default" table:formula="of:=[.E192]*[.$G$2]*[.F192]" office:value-type="float" office:value="0.000000000000021136869701737" calcext:value-type="float">
            <text:p>2.1136869701737E-014</text:p>
          </table:table-cell>
          <table:table-cell table:formula="of:=ABS([.C192]*96485/8.314/298.15*[.A192])" office:value-type="float" office:value="458.145852373996" calcext:value-type="float">
            <text:p>458.145852374</text:p>
          </table:table-cell>
          <table:table-cell table:formula="of:=[.$G$2]*[.H192]" office:value-type="float" office:value="0.000000000000458145852373996" calcext:value-type="float">
            <text:p>4.58145852373996E-013</text:p>
          </table:table-cell>
        </table:table-row>
        <table:table-row table:style-name="ro1">
          <table:table-cell office:value-type="float" office:value="0.958879396984925" calcext:value-type="float">
            <text:p>0.958879397</text:p>
          </table:table-cell>
          <table:table-cell office:value-type="float" office:value="3.32436916341346" calcext:value-type="float">
            <text:p>3.3243691634</text:p>
          </table:table-cell>
          <table:table-cell table:formula="of:=([.B196]-[.B190])/([.A196]-[.A190])" office:value-type="float" office:value="-15.5011598072897" calcext:value-type="float">
            <text:p>-15.5011598073</text:p>
          </table:table-cell>
          <table:table-cell table:formula="of:=[.C193]*[.A193]*(1-[.A193])*96485/8.314/298.15" office:value-type="float" office:value="-23.7904481410311" calcext:value-type="float">
            <text:p>-23.790448141</text:p>
          </table:table-cell>
          <table:table-cell table:formula="of:=ABS([.D193])" office:value-type="float" office:value="23.7904481410311" calcext:value-type="float">
            <text:p>23.790448141</text:p>
          </table:table-cell>
          <table:table-cell office:value-type="float" office:value="1" calcext:value-type="float">
            <text:p>1</text:p>
          </table:table-cell>
          <table:table-cell table:style-name="Default" table:formula="of:=[.E193]*[.$G$2]*[.F193]" office:value-type="float" office:value="0.0000000000000237904481410311" calcext:value-type="float">
            <text:p>2.37904481410311E-014</text:p>
          </table:table-cell>
          <table:table-cell table:formula="of:=ABS([.C193]*96485/8.314/298.15*[.A193])" office:value-type="float" office:value="578.552997686087" calcext:value-type="float">
            <text:p>578.5529976861</text:p>
          </table:table-cell>
          <table:table-cell table:formula="of:=[.$G$2]*[.H193]" office:value-type="float" office:value="0.000000000000578552997686087" calcext:value-type="float">
            <text:p>5.78552997686087E-013</text:p>
          </table:table-cell>
        </table:table-row>
        <table:table-row table:style-name="ro1">
          <table:table-cell office:value-type="float" office:value="0.963894472361809" calcext:value-type="float">
            <text:p>0.9638944724</text:p>
          </table:table-cell>
          <table:table-cell office:value-type="float" office:value="3.23729027726941" calcext:value-type="float">
            <text:p>3.2372902773</text:p>
          </table:table-cell>
          <table:table-cell table:formula="of:=([.B197]-[.B191])/([.A197]-[.A191])" office:value-type="float" office:value="-18.7614386081998" calcext:value-type="float">
            <text:p>-18.7614386082</text:p>
          </table:table-cell>
          <table:table-cell table:formula="of:=[.C194]*[.A194]*(1-[.A194])*96485/8.314/298.15" office:value-type="float" office:value="-25.4146591612243" calcext:value-type="float">
            <text:p>-25.4146591612</text:p>
          </table:table-cell>
          <table:table-cell table:formula="of:=ABS([.D194])" office:value-type="float" office:value="25.4146591612243" calcext:value-type="float">
            <text:p>25.4146591612</text:p>
          </table:table-cell>
          <table:table-cell office:value-type="float" office:value="1" calcext:value-type="float">
            <text:p>1</text:p>
          </table:table-cell>
          <table:table-cell table:style-name="Default" table:formula="of:=[.E194]*[.$G$2]*[.F194]" office:value-type="float" office:value="0.0000000000000254146591612243" calcext:value-type="float">
            <text:p>2.54146591612243E-014</text:p>
          </table:table-cell>
          <table:table-cell table:formula="of:=ABS([.C194]*96485/8.314/298.15*[.A194])" office:value-type="float" office:value="703.899397784778" calcext:value-type="float">
            <text:p>703.8993977848</text:p>
          </table:table-cell>
          <table:table-cell table:formula="of:=[.$G$2]*[.H194]" office:value-type="float" office:value="0.000000000000703899397784778" calcext:value-type="float">
            <text:p>7.03899397784778E-013</text:p>
          </table:table-cell>
        </table:table-row>
        <table:table-row table:style-name="ro1">
          <table:table-cell office:value-type="float" office:value="0.968909547738693" calcext:value-type="float">
            <text:p>0.9689095477</text:p>
          </table:table-cell>
          <table:table-cell office:value-type="float" office:value="3.13949989623235" calcext:value-type="float">
            <text:p>3.1394998962</text:p>
          </table:table-cell>
          <table:table-cell table:formula="of:=([.B198]-[.B192])/([.A198]-[.A192])" office:value-type="float" office:value="-22.1529486857608" calcext:value-type="float">
            <text:p>-22.1529486858</text:p>
          </table:table-cell>
          <table:table-cell table:formula="of:=[.C195]*[.A195]*(1-[.A195])*96485/8.314/298.15" office:value-type="float" office:value="-25.9750734308142" calcext:value-type="float">
            <text:p>-25.9750734308</text:p>
          </table:table-cell>
          <table:table-cell table:formula="of:=ABS([.D195])" office:value-type="float" office:value="25.9750734308142" calcext:value-type="float">
            <text:p>25.9750734308</text:p>
          </table:table-cell>
          <table:table-cell office:value-type="float" office:value="1" calcext:value-type="float">
            <text:p>1</text:p>
          </table:table-cell>
          <table:table-cell table:style-name="Default" table:formula="of:=[.E195]*[.$G$2]*[.F195]" office:value-type="float" office:value="0.0000000000000259750734308142" calcext:value-type="float">
            <text:p>2.59750734308142E-014</text:p>
          </table:table-cell>
          <table:table-cell table:formula="of:=ABS([.C195]*96485/8.314/298.15*[.A195])" office:value-type="float" office:value="835.46785400549" calcext:value-type="float">
            <text:p>835.4678540055</text:p>
          </table:table-cell>
          <table:table-cell table:formula="of:=[.$G$2]*[.H195]" office:value-type="float" office:value="0.00000000000083546785400549" calcext:value-type="float">
            <text:p>8.3546785400549E-013</text:p>
          </table:table-cell>
        </table:table-row>
        <table:table-row table:style-name="ro1">
          <table:table-cell office:value-type="float" office:value="0.973924623115578" calcext:value-type="float">
            <text:p>0.9739246231</text:p>
          </table:table-cell>
          <table:table-cell office:value-type="float" office:value="3.01849761091677" calcext:value-type="float">
            <text:p>3.0184976109</text:p>
          </table:table-cell>
          <table:table-cell table:formula="of:=([.B199]-[.B193])/([.A199]-[.A193])" office:value-type="float" office:value="-25.5101300978164" calcext:value-type="float">
            <text:p>-25.5101300978</text:p>
          </table:table-cell>
          <table:table-cell table:formula="of:=[.C196]*[.A196]*(1-[.A196])*96485/8.314/298.15" office:value-type="float" office:value="-25.2164288042421" calcext:value-type="float">
            <text:p>-25.2164288042</text:p>
          </table:table-cell>
          <table:table-cell table:formula="of:=ABS([.D196])" office:value-type="float" office:value="25.2164288042421" calcext:value-type="float">
            <text:p>25.2164288042</text:p>
          </table:table-cell>
          <table:table-cell office:value-type="float" office:value="1" calcext:value-type="float">
            <text:p>1</text:p>
          </table:table-cell>
          <table:table-cell table:style-name="Default" table:formula="of:=[.E196]*[.$G$2]*[.F196]" office:value-type="float" office:value="0.0000000000000252164288042421" calcext:value-type="float">
            <text:p>2.52164288042421E-014</text:p>
          </table:table-cell>
          <table:table-cell table:formula="of:=ABS([.C196]*96485/8.314/298.15*[.A196])" office:value-type="float" office:value="967.059034889998" calcext:value-type="float">
            <text:p>967.05903489</text:p>
          </table:table-cell>
          <table:table-cell table:formula="of:=[.$G$2]*[.H196]" office:value-type="float" office:value="0.000000000000967059034889998" calcext:value-type="float">
            <text:p>9.67059034889998E-013</text:p>
          </table:table-cell>
        </table:table-row>
        <table:table-row table:style-name="ro1">
          <table:table-cell office:value-type="float" office:value="0.978939698492462" calcext:value-type="float">
            <text:p>0.9789396985</text:p>
          </table:table-cell>
          <table:table-cell office:value-type="float" office:value="2.88306614674432" calcext:value-type="float">
            <text:p>2.8830661467</text:p>
          </table:table-cell>
          <table:table-cell table:formula="of:=([.B200]-[.B194])/([.A200]-[.A194])" office:value-type="float" office:value="-30.0579380546051" calcext:value-type="float">
            <text:p>-30.0579380546</text:p>
          </table:table-cell>
          <table:table-cell table:formula="of:=[.C197]*[.A197]*(1-[.A197])*96485/8.314/298.15" office:value-type="float" office:value="-24.1209649419927" calcext:value-type="float">
            <text:p>-24.120964942</text:p>
          </table:table-cell>
          <table:table-cell table:formula="of:=ABS([.D197])" office:value-type="float" office:value="24.1209649419927" calcext:value-type="float">
            <text:p>24.120964942</text:p>
          </table:table-cell>
          <table:table-cell office:value-type="float" office:value="1" calcext:value-type="float">
            <text:p>1</text:p>
          </table:table-cell>
          <table:table-cell table:style-name="Default" table:formula="of:=[.E197]*[.$G$2]*[.F197]" office:value-type="float" office:value="0.0000000000000241209649419927" calcext:value-type="float">
            <text:p>2.41209649419927E-014</text:p>
          </table:table-cell>
          <table:table-cell table:formula="of:=ABS([.C197]*96485/8.314/298.15*[.A197])" office:value-type="float" office:value="1145.32856679945" calcext:value-type="float">
            <text:p>1145.3285667995</text:p>
          </table:table-cell>
          <table:table-cell table:formula="of:=[.$G$2]*[.H197]" office:value-type="float" office:value="0.00000000000114532856679945" calcext:value-type="float">
            <text:p>1.14532856679945E-012</text:p>
          </table:table-cell>
        </table:table-row>
        <table:table-row table:style-name="ro1">
          <table:table-cell office:value-type="float" office:value="0.983954773869347" calcext:value-type="float">
            <text:p>0.9839547739</text:p>
          </table:table-cell>
          <table:table-cell office:value-type="float" office:value="2.73084134429058" calcext:value-type="float">
            <text:p>2.7308413443</text:p>
          </table:table-cell>
          <table:table-cell table:formula="of:=([.B201]-[.B195])/([.A201]-[.A195])" office:value-type="float" office:value="-35.4269005160619" calcext:value-type="float">
            <text:p>-35.4269005161</text:p>
          </table:table-cell>
          <table:table-cell table:formula="of:=[.C198]*[.A198]*(1-[.A198])*96485/8.314/298.15" office:value-type="float" office:value="-21.7705351313747" calcext:value-type="float">
            <text:p>-21.7705351314</text:p>
          </table:table-cell>
          <table:table-cell table:formula="of:=ABS([.D198])" office:value-type="float" office:value="21.7705351313747" calcext:value-type="float">
            <text:p>21.7705351314</text:p>
          </table:table-cell>
          <table:table-cell office:value-type="float" office:value="1" calcext:value-type="float">
            <text:p>1</text:p>
          </table:table-cell>
          <table:table-cell table:style-name="Default" table:formula="of:=[.E198]*[.$G$2]*[.F198]" office:value-type="float" office:value="0.0000000000000217705351313747" calcext:value-type="float">
            <text:p>2.17705351313747E-014</text:p>
          </table:table-cell>
          <table:table-cell table:formula="of:=ABS([.C198]*96485/8.314/298.15*[.A198])" office:value-type="float" office:value="1356.82320424167" calcext:value-type="float">
            <text:p>1356.8232042417</text:p>
          </table:table-cell>
          <table:table-cell table:formula="of:=[.$G$2]*[.H198]" office:value-type="float" office:value="0.00000000000135682320424167" calcext:value-type="float">
            <text:p>1.35682320424167E-012</text:p>
          </table:table-cell>
        </table:table-row>
        <table:table-row table:style-name="ro1">
          <table:table-cell office:value-type="float" office:value="0.988969849246231" calcext:value-type="float">
            <text:p>0.9889698492</text:p>
          </table:table-cell>
          <table:table-cell office:value-type="float" office:value="2.55675781152541" calcext:value-type="float">
            <text:p>2.556757811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993984924623116" calcext:value-type="float">
            <text:p>0.9939849246</text:p>
          </table:table-cell>
          <table:table-cell office:value-type="float" office:value="2.33283332716399" calcext:value-type="float">
            <text:p>2.332833327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2.07348843748772" calcext:value-type="float">
            <text:p>2.0734884375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8:43:50.68453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editing-duration>PT12M18S</meta:editing-duration>
    <dc:date>2017-06-07T18:46:36.426709941</dc:date>
    <meta:generator>LibreOffice/4.2.8.2$Linux_X86_64 LibreOffice_project/420m0$Build-2</meta:generator>
    <meta:document-statistic meta:table-count="1" meta:cell-count="17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A3:Sheet1.A200 Sheet1.G3:Sheet1.G200" svg:x="0.32cm" svg:y="0.18cm" svg:width="12.481cm" svg:height="8.64cm">
          <chartooo:coordinate-region svg:x="2.238cm" svg:y="0.38cm" svg:width="10.3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200" chart:class="chart:scatter">
            <chart:domain table:cell-range-address="Sheet1.A3:Sheet1.A200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01507537688442">
                <text:p>0.00601507537688442</text:p>
                <draw:g>
                  <svg:desc>Sheet1.A3:Sheet1.A200</svg:desc>
                </draw:g>
              </table:table-cell>
              <table:table-cell office:value-type="float" office:value="NaN">
                <text:p>NaN</text:p>
                <draw:g>
                  <svg:desc>Sheet1.G3:Sheet1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0301507537688">
                <text:p>0.0110301507537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0452261306533">
                <text:p>0.016045226130653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0603015075377">
                <text:p>0.021060301507537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0753768844221">
                <text:p>0.026075376884422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0904522613065">
                <text:p>0.031090452261306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105527638191">
                <text:p>0.03610552763819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1206030150754">
                <text:p>0.041120603015075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1356783919598">
                <text:p>0.046135678391959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1507537688442">
                <text:p>0.051150753768844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658291457287">
                <text:p>0.056165829145728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1809045226131">
                <text:p>0.061180904522613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61959798994975">
                <text:p>0.066195979899497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2110552763819">
                <text:p>0.071211055276381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62261306532663">
                <text:p>0.076226130653266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12412060301508">
                <text:p>0.081241206030150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62562814070352">
                <text:p>0.086256281407035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12713567839196">
                <text:p>0.091271356783919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286432160804">
                <text:p>0.09628643216080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301507537688">
                <text:p>0.10130150753768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6316582914573">
                <text:p>0.10631658291457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1331658291457">
                <text:p>0.11133165829145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6346733668342">
                <text:p>0.11634673366834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1361809045226">
                <text:p>0.12136180904522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6376884422111">
                <text:p>0.12637688442211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1391959798995">
                <text:p>0.13139195979899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6407035175879">
                <text:p>0.13640703517587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1422110552764">
                <text:p>0.14142211055276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6437185929648">
                <text:p>0.14643718592964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1452261306533">
                <text:p>0.15145226130653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6467336683417">
                <text:p>0.15646733668341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1482412060302">
                <text:p>0.16148241206030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497487437186">
                <text:p>0.16649748743718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151256281407">
                <text:p>0.1715125628140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6527638190955">
                <text:p>0.17652763819095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1542713567839">
                <text:p>0.18154271356783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6557788944724">
                <text:p>0.18655778894472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1572864321608">
                <text:p>0.19157286432160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6587939698492">
                <text:p>0.19658793969849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1603015075377">
                <text:p>0.20160301507537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6618090452261">
                <text:p>0.20661809045226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1633165829146">
                <text:p>0.21163316582914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664824120603">
                <text:p>0.2166482412060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1663316582915">
                <text:p>0.22166331658291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6678391959799">
                <text:p>0.22667839195979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693467336683">
                <text:p>0.23169346733668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6708542713568">
                <text:p>0.23670854271356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1723618090452">
                <text:p>0.24172361809045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6738693467337">
                <text:p>0.24673869346733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1753768844221">
                <text:p>0.25175376884422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6768844221105">
                <text:p>0.25676884422110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178391959799">
                <text:p>0.2617839195979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6798994974874">
                <text:p>0.26679899497487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1814070351759">
                <text:p>0.27181407035175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6829145728643">
                <text:p>0.27682914572864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1844221105528">
                <text:p>0.28184422110552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6859296482412">
                <text:p>0.28685929648241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1874371859296">
                <text:p>0.29187437185929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6889447236181">
                <text:p>0.29688944723618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1904522613065">
                <text:p>0.30190452261306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691959798995">
                <text:p>0.3069195979899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1934673366834">
                <text:p>0.31193467336683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6949748743719">
                <text:p>0.31694974874371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1964824120603">
                <text:p>0.32196482412060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6979899497488">
                <text:p>0.32697989949748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1994974874372">
                <text:p>0.33199497487437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7010050251256">
                <text:p>0.33701005025125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2025125628141">
                <text:p>0.34202512562814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7040201005025">
                <text:p>0.34704020100502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205527638191">
                <text:p>0.3520552763819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7070351758794">
                <text:p>0.35707035175879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2085427135678">
                <text:p>0.36208542713567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7100502512563">
                <text:p>0.36710050251256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2115577889447">
                <text:p>0.372115577889447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7130653266332">
                <text:p>0.37713065326633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2145728643216">
                <text:p>0.38214572864321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71608040201">
                <text:p>0.387160804020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2175879396985">
                <text:p>0.39217587939698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7190954773869">
                <text:p>0.39719095477386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2206030150754">
                <text:p>0.40220603015075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7221105527638">
                <text:p>0.40722110552763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2236180904523">
                <text:p>0.412236180904523</text:p>
              </table:table-cell>
              <table:table-cell office:value-type="float" office:value="0.0000000000000195">
                <text:p>0.0000000000000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7251256281407">
                <text:p>0.417251256281407</text:p>
              </table:table-cell>
              <table:table-cell office:value-type="float" office:value="0.000000000000019">
                <text:p>0.000000000000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2266331658291">
                <text:p>0.422266331658291</text:p>
              </table:table-cell>
              <table:table-cell office:value-type="float" office:value="0.000000000000018">
                <text:p>0.000000000000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7281407035176">
                <text:p>0.427281407035176</text:p>
              </table:table-cell>
              <table:table-cell office:value-type="float" office:value="0.0000000000000165753913666941">
                <text:p>0.0000000000000165753913666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229648241206">
                <text:p>0.43229648241206</text:p>
              </table:table-cell>
              <table:table-cell office:value-type="float" office:value="0.0000000000000162995461366259">
                <text:p>0.00000000000001629954613662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7311557788945">
                <text:p>0.437311557788945</text:p>
              </table:table-cell>
              <table:table-cell office:value-type="float" office:value="0.0000000000000158525976600817">
                <text:p>0.00000000000001585259766008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2326633165829">
                <text:p>0.442326633165829</text:p>
              </table:table-cell>
              <table:table-cell office:value-type="float" office:value="0.0000000000000153580971733664">
                <text:p>0.0000000000000153580971733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7341708542714">
                <text:p>0.447341708542714</text:p>
              </table:table-cell>
              <table:table-cell office:value-type="float" office:value="0.0000000000000149367381826307">
                <text:p>0.0000000000000149367381826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2356783919598">
                <text:p>0.452356783919598</text:p>
              </table:table-cell>
              <table:table-cell office:value-type="float" office:value="0.0000000000000147623336830882">
                <text:p>0.00000000000001476233368308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7371859296482">
                <text:p>0.457371859296482</text:p>
              </table:table-cell>
              <table:table-cell office:value-type="float" office:value="0.0000000000000147850975832032">
                <text:p>0.0000000000000147850975832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2386934673367">
                <text:p>0.462386934673367</text:p>
              </table:table-cell>
              <table:table-cell office:value-type="float" office:value="0.0000000000000150578019113696">
                <text:p>0.0000000000000150578019113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7402010050251">
                <text:p>0.467402010050251</text:p>
              </table:table-cell>
              <table:table-cell office:value-type="float" office:value="0.0000000000000152333666461468">
                <text:p>0.0000000000000152333666461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2417085427136">
                <text:p>0.472417085427136</text:p>
              </table:table-cell>
              <table:table-cell office:value-type="float" office:value="0.0000000000000151366177776936">
                <text:p>0.0000000000000151366177776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743216080402">
                <text:p>0.47743216080402</text:p>
              </table:table-cell>
              <table:table-cell office:value-type="float" office:value="0.000000000000014886735174292">
                <text:p>0.000000000000014886735174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2447236180905">
                <text:p>0.482447236180905</text:p>
              </table:table-cell>
              <table:table-cell office:value-type="float" office:value="0.0000000000000144052058137785">
                <text:p>0.0000000000000144052058137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7462311557789">
                <text:p>0.487462311557789</text:p>
              </table:table-cell>
              <table:table-cell office:value-type="float" office:value="0.0000000000000138639235059168">
                <text:p>0.0000000000000138639235059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2477386934673">
                <text:p>0.492477386934673</text:p>
              </table:table-cell>
              <table:table-cell office:value-type="float" office:value="0.0000000000000133634452176334">
                <text:p>0.0000000000000133634452176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492462311558">
                <text:p>0.497492462311558</text:p>
              </table:table-cell>
              <table:table-cell office:value-type="float" office:value="0.0000000000000130866047616205">
                <text:p>0.0000000000000130866047616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2507537688442">
                <text:p>0.502507537688442</text:p>
              </table:table-cell>
              <table:table-cell office:value-type="float" office:value="0.0000000000000130836311399978">
                <text:p>0.0000000000000130836311399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522613065327">
                <text:p>0.507522613065327</text:p>
              </table:table-cell>
              <table:table-cell office:value-type="float" office:value="0.0000000000000131267735994491">
                <text:p>0.00000000000001312677359944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2537688442211">
                <text:p>0.512537688442211</text:p>
              </table:table-cell>
              <table:table-cell office:value-type="float" office:value="0.000000000000013112627550197">
                <text:p>0.0000000000000131126275501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7552763819095">
                <text:p>0.517552763819095</text:p>
              </table:table-cell>
              <table:table-cell office:value-type="float" office:value="0.0000000000000130193919620619">
                <text:p>0.0000000000000130193919620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256783919598">
                <text:p>0.52256783919598</text:p>
              </table:table-cell>
              <table:table-cell office:value-type="float" office:value="0.0000000000000128303060996324">
                <text:p>0.0000000000000128303060996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7582914572864">
                <text:p>0.527582914572864</text:p>
              </table:table-cell>
              <table:table-cell office:value-type="float" office:value="0.0000000000000123599816611117">
                <text:p>0.0000000000000123599816611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2597989949749">
                <text:p>0.532597989949749</text:p>
              </table:table-cell>
              <table:table-cell office:value-type="float" office:value="0.0000000000000116808960463462">
                <text:p>0.0000000000000116808960463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7613065326633">
                <text:p>0.537613065326633</text:p>
              </table:table-cell>
              <table:table-cell office:value-type="float" office:value="0.0000000000000109702283458082">
                <text:p>0.00000000000001097022834580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2628140703518">
                <text:p>0.542628140703518</text:p>
              </table:table-cell>
              <table:table-cell office:value-type="float" office:value="0.0000000000000102814623480184">
                <text:p>0.0000000000000102814623480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7643216080402">
                <text:p>0.547643216080402</text:p>
              </table:table-cell>
              <table:table-cell office:value-type="float" office:value="9.60184182423529E-015">
                <text:p>9.60184182423529E-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2658291457286">
                <text:p>0.552658291457286</text:p>
              </table:table-cell>
              <table:table-cell office:value-type="float" office:value="8.99238840670867E-015">
                <text:p>8.99238840670867E-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7673366834171">
                <text:p>0.557673366834171</text:p>
              </table:table-cell>
              <table:table-cell office:value-type="float" office:value="8.65445741744533E-015">
                <text:p>8.65445741744533E-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2688442211055">
                <text:p>0.562688442211055</text:p>
              </table:table-cell>
              <table:table-cell office:value-type="float" office:value="8.51685220378546E-015">
                <text:p>8.51685220378546E-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770351758794">
                <text:p>0.56770351758794</text:p>
              </table:table-cell>
              <table:table-cell office:value-type="float" office:value="8.40622533713414E-015">
                <text:p>8.40622533713414E-0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2718592964824">
                <text:p>0.572718592964824</text:p>
              </table:table-cell>
              <table:table-cell office:value-type="float" office:value="8.30343781294111E-015">
                <text:p>8.30343781294111E-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7733668341709">
                <text:p>0.577733668341709</text:p>
              </table:table-cell>
              <table:table-cell office:value-type="float" office:value="8.18643812188762E-015">
                <text:p>8.18643812188762E-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82748743718593">
                <text:p>0.582748743718593</text:p>
              </table:table-cell>
              <table:table-cell office:value-type="float" office:value="7.91262828211479E-015">
                <text:p>7.91262828211479E-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7763819095477">
                <text:p>0.587763819095477</text:p>
              </table:table-cell>
              <table:table-cell office:value-type="float" office:value="7.42840376045949E-015">
                <text:p>7.42840376045949E-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2778894472362">
                <text:p>0.592778894472362</text:p>
              </table:table-cell>
              <table:table-cell office:value-type="float" office:value="6.89811494013653E-015">
                <text:p>6.89811494013653E-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7793969849246">
                <text:p>0.597793969849246</text:p>
              </table:table-cell>
              <table:table-cell office:value-type="float" office:value="6.39115050631863E-015">
                <text:p>6.39115050631863E-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2809045226131">
                <text:p>0.602809045226131</text:p>
              </table:table-cell>
              <table:table-cell office:value-type="float" office:value="5.95670546078623E-015">
                <text:p>5.95670546078623E-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7824120603015">
                <text:p>0.607824120603015</text:p>
              </table:table-cell>
              <table:table-cell office:value-type="float" office:value="5.63186008394173E-015">
                <text:p>5.63186008394173E-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28391959799">
                <text:p>0.6128391959799</text:p>
              </table:table-cell>
              <table:table-cell office:value-type="float" office:value="5.47912739188668E-015">
                <text:p>5.47912739188668E-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7854271356784">
                <text:p>0.617854271356784</text:p>
              </table:table-cell>
              <table:table-cell office:value-type="float" office:value="5.50221297600882E-015">
                <text:p>5.50221297600882E-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2869346733668">
                <text:p>0.622869346733668</text:p>
              </table:table-cell>
              <table:table-cell office:value-type="float" office:value="5.49644009742704E-015">
                <text:p>5.49644009742704E-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7884422110553">
                <text:p>0.627884422110553</text:p>
              </table:table-cell>
              <table:table-cell office:value-type="float" office:value="5.45679754891285E-015">
                <text:p>5.45679754891285E-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32899497487437">
                <text:p>0.632899497487437</text:p>
              </table:table-cell>
              <table:table-cell office:value-type="float" office:value="5.35695109460166E-015">
                <text:p>5.35695109460166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7914572864322">
                <text:p>0.637914572864322</text:p>
              </table:table-cell>
              <table:table-cell office:value-type="float" office:value="5.1838806140032E-015">
                <text:p>5.1838806140032E-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42929648241206">
                <text:p>0.642929648241206</text:p>
              </table:table-cell>
              <table:table-cell office:value-type="float" office:value="4.99232485268007E-015">
                <text:p>4.99232485268007E-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794472361809">
                <text:p>0.64794472361809</text:p>
              </table:table-cell>
              <table:table-cell office:value-type="float" office:value="4.8295223051715E-015">
                <text:p>4.8295223051715E-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52959798994975">
                <text:p>0.652959798994975</text:p>
              </table:table-cell>
              <table:table-cell office:value-type="float" office:value="4.74346666664583E-015">
                <text:p>4.74346666664583E-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7974874371859">
                <text:p>0.657974874371859</text:p>
              </table:table-cell>
              <table:table-cell office:value-type="float" office:value="4.68153186970515E-015">
                <text:p>4.68153186970515E-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62989949748744">
                <text:p>0.662989949748744</text:p>
              </table:table-cell>
              <table:table-cell office:value-type="float" office:value="4.59767194999538E-015">
                <text:p>4.59767194999538E-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8005025125628">
                <text:p>0.668005025125628</text:p>
              </table:table-cell>
              <table:table-cell office:value-type="float" office:value="4.46832805066544E-015">
                <text:p>4.46832805066544E-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3020100502513">
                <text:p>0.673020100502513</text:p>
              </table:table-cell>
              <table:table-cell office:value-type="float" office:value="4.33226451475448E-015">
                <text:p>4.33226451475448E-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8035175879397">
                <text:p>0.678035175879397</text:p>
              </table:table-cell>
              <table:table-cell office:value-type="float" office:value="4.20586031834374E-015">
                <text:p>4.20586031834374E-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83050251256281">
                <text:p>0.683050251256281</text:p>
              </table:table-cell>
              <table:table-cell office:value-type="float" office:value="4.12202582597106E-015">
                <text:p>4.12202582597106E-0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8065326633166">
                <text:p>0.688065326633166</text:p>
              </table:table-cell>
              <table:table-cell office:value-type="float" office:value="4.09138168281203E-015">
                <text:p>4.09138168281203E-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308040201005">
                <text:p>0.69308040201005</text:p>
              </table:table-cell>
              <table:table-cell office:value-type="float" office:value="4.09674498323835E-015">
                <text:p>4.09674498323835E-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8095477386935">
                <text:p>0.698095477386935</text:p>
              </table:table-cell>
              <table:table-cell office:value-type="float" office:value="4.14066432005878E-015">
                <text:p>4.14066432005878E-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3110552763819">
                <text:p>0.703110552763819</text:p>
              </table:table-cell>
              <table:table-cell office:value-type="float" office:value="4.15616036519165E-015">
                <text:p>4.15616036519165E-0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8125628140703">
                <text:p>0.708125628140703</text:p>
              </table:table-cell>
              <table:table-cell office:value-type="float" office:value="4.11849901951923E-015">
                <text:p>4.11849901951923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13140703517588">
                <text:p>0.713140703517588</text:p>
              </table:table-cell>
              <table:table-cell office:value-type="float" office:value="4.03267175496344E-015">
                <text:p>4.03267175496344E-0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8155778894472">
                <text:p>0.718155778894472</text:p>
              </table:table-cell>
              <table:table-cell office:value-type="float" office:value="3.91239735443314E-015">
                <text:p>3.91239735443314E-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23170854271357">
                <text:p>0.723170854271357</text:p>
              </table:table-cell>
              <table:table-cell office:value-type="float" office:value="3.82942866362797E-015">
                <text:p>3.82942866362797E-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8185929648241">
                <text:p>0.728185929648241</text:p>
              </table:table-cell>
              <table:table-cell office:value-type="float" office:value="3.78676517727474E-015">
                <text:p>3.78676517727474E-0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3201005025126">
                <text:p>0.733201005025126</text:p>
              </table:table-cell>
              <table:table-cell office:value-type="float" office:value="3.78310230203279E-015">
                <text:p>3.78310230203279E-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821608040201">
                <text:p>0.73821608040201</text:p>
              </table:table-cell>
              <table:table-cell office:value-type="float" office:value="3.79854883323712E-015">
                <text:p>3.79854883323712E-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3231155778894">
                <text:p>0.743231155778894</text:p>
              </table:table-cell>
              <table:table-cell office:value-type="float" office:value="3.73811175263687E-015">
                <text:p>3.73811175263687E-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8246231155779">
                <text:p>0.74824623115577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3261306532663">
                <text:p>0.75326130653266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8276381909548">
                <text:p>0.758276381909548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63291457286432">
                <text:p>0.763291457286432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8306532663317">
                <text:p>0.76830653266331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73321608040201">
                <text:p>0.773321608040201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8336683417086">
                <text:p>0.778336683417086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335175879397">
                <text:p>0.7833517587939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8366834170854">
                <text:p>0.788366834170854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3381909547739">
                <text:p>0.79338190954773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8396984924623">
                <text:p>0.79839698492462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03412060301507">
                <text:p>0.80341206030150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08427135678392">
                <text:p>0.808427135678392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13442211055276">
                <text:p>0.813442211055276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8457286432161">
                <text:p>0.818457286432161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23472361809045">
                <text:p>0.823472361809045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848743718593">
                <text:p>0.8284874371859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3502512562814">
                <text:p>0.833502512562814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8517587939698">
                <text:p>0.838517587939698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3532663316583">
                <text:p>0.84353266331658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8547738693467">
                <text:p>0.84854773869346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562814070352">
                <text:p>0.853562814070352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8577889447236">
                <text:p>0.858577889447236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63592964824121">
                <text:p>0.863592964824121</text:p>
              </table:table-cell>
              <table:table-cell office:value-type="float" office:value="3.63514488594343E-015">
                <text:p>3.63514488594343E-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8608040201005">
                <text:p>0.868608040201005</text:p>
              </table:table-cell>
              <table:table-cell office:value-type="float" office:value="3.64021948874342E-015">
                <text:p>3.64021948874342E-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73623115577889">
                <text:p>0.873623115577889</text:p>
              </table:table-cell>
              <table:table-cell office:value-type="float" office:value="3.65501856047477E-015">
                <text:p>3.65501856047477E-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8638190954774">
                <text:p>0.878638190954774</text:p>
              </table:table-cell>
              <table:table-cell office:value-type="float" office:value="3.72641046346513E-015">
                <text:p>3.72641046346513E-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3653266331658">
                <text:p>0.883653266331658</text:p>
              </table:table-cell>
              <table:table-cell office:value-type="float" office:value="3.85456197090844E-015">
                <text:p>3.85456197090844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8668341708543">
                <text:p>0.888668341708543</text:p>
              </table:table-cell>
              <table:table-cell office:value-type="float" office:value="3.96316071391205E-015">
                <text:p>3.96316071391205E-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3683417085427">
                <text:p>0.893683417085427</text:p>
              </table:table-cell>
              <table:table-cell office:value-type="float" office:value="4.05687355656279E-015">
                <text:p>4.05687355656279E-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8698492462312">
                <text:p>0.898698492462312</text:p>
              </table:table-cell>
              <table:table-cell office:value-type="float" office:value="4.3254657671797E-015">
                <text:p>4.3254657671797E-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3713567839196">
                <text:p>0.903713567839196</text:p>
              </table:table-cell>
              <table:table-cell office:value-type="float" office:value="4.78304949289204E-015">
                <text:p>4.78304949289204E-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872864321608">
                <text:p>0.90872864321608</text:p>
              </table:table-cell>
              <table:table-cell office:value-type="float" office:value="5.24580471040184E-015">
                <text:p>5.24580471040184E-0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3743718592965">
                <text:p>0.913743718592965</text:p>
              </table:table-cell>
              <table:table-cell office:value-type="float" office:value="5.89129558198268E-015">
                <text:p>5.89129558198268E-0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8758793969849">
                <text:p>0.918758793969849</text:p>
              </table:table-cell>
              <table:table-cell office:value-type="float" office:value="6.92578566114399E-015">
                <text:p>6.92578566114399E-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23773869346734">
                <text:p>0.923773869346734</text:p>
              </table:table-cell>
              <table:table-cell office:value-type="float" office:value="7.97041014816892E-015">
                <text:p>7.97041014816892E-0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8788944723618">
                <text:p>0.928788944723618</text:p>
              </table:table-cell>
              <table:table-cell office:value-type="float" office:value="8.986913308147E-015">
                <text:p>8.986913308147E-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33804020100503">
                <text:p>0.933804020100503</text:p>
              </table:table-cell>
              <table:table-cell office:value-type="float" office:value="0.0000000000000105434037884284">
                <text:p>0.0000000000000105434037884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8819095477387">
                <text:p>0.938819095477387</text:p>
              </table:table-cell>
              <table:table-cell office:value-type="float" office:value="0.0000000000000126595148416905">
                <text:p>0.000000000000012659514841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43834170854271">
                <text:p>0.943834170854271</text:p>
              </table:table-cell>
              <table:table-cell office:value-type="float" office:value="0.0000000000000156844448868179">
                <text:p>0.00000000000001568444488681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8849246231156">
                <text:p>0.948849246231156</text:p>
              </table:table-cell>
              <table:table-cell office:value-type="float" office:value="0.0000000000000185705907252479">
                <text:p>0.00000000000001857059072524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5386432160804">
                <text:p>0.95386432160804</text:p>
              </table:table-cell>
              <table:table-cell office:value-type="float" office:value="0.000000000000021136869701737">
                <text:p>0.0000000000000211368697017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8879396984925">
                <text:p>0.958879396984925</text:p>
              </table:table-cell>
              <table:table-cell office:value-type="float" office:value="0.0000000000000237904481410311">
                <text:p>0.00000000000002379044814103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63894472361809">
                <text:p>0.963894472361809</text:p>
              </table:table-cell>
              <table:table-cell office:value-type="float" office:value="0.0000000000000254146591612243">
                <text:p>0.00000000000002541465916122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8909547738693">
                <text:p>0.968909547738693</text:p>
              </table:table-cell>
              <table:table-cell office:value-type="float" office:value="0.0000000000000259750734308142">
                <text:p>0.0000000000000259750734308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3924623115578">
                <text:p>0.973924623115578</text:p>
              </table:table-cell>
              <table:table-cell office:value-type="float" office:value="0.0000000000000252164288042421">
                <text:p>0.00000000000002521642880424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8939698492462">
                <text:p>0.978939698492462</text:p>
              </table:table-cell>
              <table:table-cell office:value-type="float" office:value="0.0000000000000241209649419927">
                <text:p>0.0000000000000241209649419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3954773869347">
                <text:p>0.983954773869347</text:p>
              </table:table-cell>
              <table:table-cell office:value-type="float" office:value="0.0000000000000217705351313747">
                <text:p>0.00000000000002177053513137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8969849246231">
                <text:p>0.988969849246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3984924623116">
                <text:p>0.9939849246231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legend chart:legend-position="end" svg:x="13.105cm" svg:y="4.204cm" style:legend-expansion="high" chart:style-name="ch2"/>
        <chart:plot-area chart:style-name="ch3" table:cell-range-address="Sheet1.B42:Sheet1.B199 Sheet1.G42:Sheet1.G199" svg:x="0.319cm" svg:y="0.18cm" svg:width="12.467cm" svg:height="8.646cm">
          <chartooo:coordinate-region svg:x="2.237cm" svg:y="0.379cm" svg:width="10.45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2:Sheet1.G199" chart:class="chart:scatter">
            <chart:domain table:cell-range-address="Sheet1.B42:Sheet1.B199"/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6143122184202">
                <text:p>4.46143122184202</text:p>
                <draw:g>
                  <svg:desc>Sheet1.B42:Sheet1.B199</svg:desc>
                </draw:g>
              </table:table-cell>
              <table:table-cell office:value-type="float" office:value="0.00000000000002">
                <text:p>0.00000000000002</text:p>
                <draw:g>
                  <svg:desc>Sheet1.G42:Sheet1.G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764221593406">
                <text:p>4.4476422159340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492585567159">
                <text:p>4.4349258556715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2246506689031">
                <text:p>4.4224650668903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1009189216624">
                <text:p>4.4100918921662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9789927362743">
                <text:p>4.3978992736274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593641203306">
                <text:p>4.3859364120330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7405074183293">
                <text:p>4.3740507418329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225603334268">
                <text:p>4.3622560333426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5084468530965">
                <text:p>4.3508446853096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4016301272544">
                <text:p>4.3401630127254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297245877754">
                <text:p>4.329724587775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1930115723171">
                <text:p>4.31930115723171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0871612549833">
                <text:p>4.3087161254983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9781688119558">
                <text:p>4.2978168811955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8685676254888">
                <text:p>4.2868567625488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611640063092">
                <text:p>4.2761164006309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6629790158823">
                <text:p>4.2662979015882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5724046949439">
                <text:p>4.2572404694943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4833773663766">
                <text:p>4.2483377366376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3938050938026">
                <text:p>4.2393805093802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3000042637438">
                <text:p>4.2300004263743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1985337245974">
                <text:p>4.21985337245974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0949131620709">
                <text:p>4.2094913162070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9927207677033">
                <text:p>4.1992720767703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8961410482456">
                <text:p>4.1896141048245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8025233162149">
                <text:p>4.1802523316214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7091622255852">
                <text:p>4.1709162225585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6140819417292">
                <text:p>4.1614081941729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513674197905">
                <text:p>4.151367419790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4106217449775">
                <text:p>4.1410621744977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3077942722818">
                <text:p>4.13077942722818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2087908772026">
                <text:p>4.1208790877202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1178672308663">
                <text:p>4.11178672308663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029922105152">
                <text:p>4.102992210515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9428355445529">
                <text:p>4.09428355445529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571762125002">
                <text:p>4.0857176212500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7741746548135">
                <text:p>4.0774174654813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6920749978382">
                <text:p>4.06920749978382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6099610931895">
                <text:p>4.0609961093189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5268843985805">
                <text:p>4.05268843985805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4418246631516">
                <text:p>4.04418246631516</text:p>
              </table:table-cell>
              <table:table-cell office:value-type="float" office:value="0.00000000000002">
                <text:p>0.00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3560166365737">
                <text:p>4.03560166365737</text:p>
              </table:table-cell>
              <table:table-cell office:value-type="float" office:value="0.0000000000000195">
                <text:p>0.0000000000000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269770414967">
                <text:p>4.0269770414967</text:p>
              </table:table-cell>
              <table:table-cell office:value-type="float" office:value="0.000000000000019">
                <text:p>0.0000000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1822946832183">
                <text:p>4.01822946832183</text:p>
              </table:table-cell>
              <table:table-cell office:value-type="float" office:value="0.000000000000018">
                <text:p>0.000000000000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0937919945932">
                <text:p>4.00937919945932</text:p>
              </table:table-cell>
              <table:table-cell office:value-type="float" office:value="0.0000000000000165753913666941">
                <text:p>0.000000000000016575391366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0051835985549">
                <text:p>4.00051835985549</text:p>
              </table:table-cell>
              <table:table-cell office:value-type="float" office:value="0.0000000000000162995461366259">
                <text:p>0.0000000000000162995461366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917178511803">
                <text:p>3.9917178511803</text:p>
              </table:table-cell>
              <table:table-cell office:value-type="float" office:value="0.0000000000000158525976600817">
                <text:p>0.0000000000000158525976600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832389359649">
                <text:p>3.9832389359649</text:p>
              </table:table-cell>
              <table:table-cell office:value-type="float" office:value="0.0000000000000153580971733664">
                <text:p>0.0000000000000153580971733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756334821324">
                <text:p>3.9756334821324</text:p>
              </table:table-cell>
              <table:table-cell office:value-type="float" office:value="0.0000000000000149367381826307">
                <text:p>0.0000000000000149367381826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6842649920053">
                <text:p>3.96842649920053</text:p>
              </table:table-cell>
              <table:table-cell office:value-type="float" office:value="0.0000000000000147623336830882">
                <text:p>0.0000000000000147623336830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6124783591607">
                <text:p>3.96124783591607</text:p>
              </table:table-cell>
              <table:table-cell office:value-type="float" office:value="0.0000000000000147850975832032">
                <text:p>0.0000000000000147850975832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5381227819523">
                <text:p>3.95381227819523</text:p>
              </table:table-cell>
              <table:table-cell office:value-type="float" office:value="0.0000000000000150578019113696">
                <text:p>0.0000000000000150578019113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456508495993">
                <text:p>3.9456508495993</text:p>
              </table:table-cell>
              <table:table-cell office:value-type="float" office:value="0.0000000000000152333666461468">
                <text:p>0.0000000000000152333666461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3718505963602">
                <text:p>3.93718505963602</text:p>
              </table:table-cell>
              <table:table-cell office:value-type="float" office:value="0.0000000000000151366177776936">
                <text:p>0.0000000000000151366177776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2880609142822">
                <text:p>3.92880609142822</text:p>
              </table:table-cell>
              <table:table-cell office:value-type="float" office:value="0.000000000000014886735174292">
                <text:p>0.000000000000014886735174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211201379166">
                <text:p>3.9211201379166</text:p>
              </table:table-cell>
              <table:table-cell office:value-type="float" office:value="0.0000000000000144052058137785">
                <text:p>0.0000000000000144052058137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1429884376621">
                <text:p>3.91429884376621</text:p>
              </table:table-cell>
              <table:table-cell office:value-type="float" office:value="0.0000000000000138639235059168">
                <text:p>0.0000000000000138639235059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0768489032241">
                <text:p>3.90768489032241</text:p>
              </table:table-cell>
              <table:table-cell office:value-type="float" office:value="0.0000000000000133634452176334">
                <text:p>0.0000000000000133634452176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010514758381">
                <text:p>3.9010514758381</text:p>
              </table:table-cell>
              <table:table-cell office:value-type="float" office:value="0.0000000000000130866047616205">
                <text:p>0.0000000000000130866047616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9428745404152">
                <text:p>3.89428745404152</text:p>
              </table:table-cell>
              <table:table-cell office:value-type="float" office:value="0.0000000000000130836311399978">
                <text:p>0.0000000000000130836311399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8747370373059">
                <text:p>3.88747370373059</text:p>
              </table:table-cell>
              <table:table-cell office:value-type="float" office:value="0.0000000000000131267735994491">
                <text:p>0.0000000000000131267735994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806521465672">
                <text:p>3.8806521465672</text:p>
              </table:table-cell>
              <table:table-cell office:value-type="float" office:value="0.000000000000013112627550197">
                <text:p>0.000000000000013112627550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7384004781136">
                <text:p>3.87384004781136</text:p>
              </table:table-cell>
              <table:table-cell office:value-type="float" office:value="0.0000000000000130193919620619">
                <text:p>0.0000000000000130193919620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6708451468608">
                <text:p>3.86708451468608</text:p>
              </table:table-cell>
              <table:table-cell office:value-type="float" office:value="0.0000000000000128303060996324">
                <text:p>0.0000000000000128303060996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604785222499">
                <text:p>3.8604785222499</text:p>
              </table:table-cell>
              <table:table-cell office:value-type="float" office:value="0.0000000000000123599816611117">
                <text:p>0.0000000000000123599816611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5397864236844">
                <text:p>3.85397864236844</text:p>
              </table:table-cell>
              <table:table-cell office:value-type="float" office:value="0.0000000000000116808960463462">
                <text:p>0.0000000000000116808960463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4771827723474">
                <text:p>3.84771827723474</text:p>
              </table:table-cell>
              <table:table-cell office:value-type="float" office:value="0.0000000000000109702283458082">
                <text:p>0.0000000000000109702283458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4231539984462">
                <text:p>3.84231539984462</text:p>
              </table:table-cell>
              <table:table-cell office:value-type="float" office:value="0.0000000000000102814623480184">
                <text:p>0.0000000000000102814623480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3756568369184">
                <text:p>3.83756568369184</text:p>
              </table:table-cell>
              <table:table-cell office:value-type="float" office:value="9.60184182423529E-015">
                <text:p>9.60184182423529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3296883353375">
                <text:p>3.83296883353375</text:p>
              </table:table-cell>
              <table:table-cell office:value-type="float" office:value="8.99238840670867E-015">
                <text:p>8.99238840670867E-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2845295104274">
                <text:p>3.82845295104274</text:p>
              </table:table-cell>
              <table:table-cell office:value-type="float" office:value="8.65445741744533E-015">
                <text:p>8.65445741744533E-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2401535390787">
                <text:p>3.82401535390787</text:p>
              </table:table-cell>
              <table:table-cell office:value-type="float" office:value="8.51685220378546E-015">
                <text:p>8.51685220378546E-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1959974010105">
                <text:p>3.81959974010105</text:p>
              </table:table-cell>
              <table:table-cell office:value-type="float" office:value="8.40622533713414E-015">
                <text:p>8.40622533713414E-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1519284478285">
                <text:p>3.81519284478285</text:p>
              </table:table-cell>
              <table:table-cell office:value-type="float" office:value="8.30343781294111E-015">
                <text:p>8.30343781294111E-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1080889995135">
                <text:p>3.81080889995135</text:p>
              </table:table-cell>
              <table:table-cell office:value-type="float" office:value="8.18643812188762E-015">
                <text:p>8.1864381218876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0648922937735">
                <text:p>3.80648922937735</text:p>
              </table:table-cell>
              <table:table-cell office:value-type="float" office:value="7.91262828211479E-015">
                <text:p>7.91262828211479E-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0222185679636">
                <text:p>3.80222185679636</text:p>
              </table:table-cell>
              <table:table-cell office:value-type="float" office:value="7.42840376045949E-015">
                <text:p>7.42840376045949E-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9807388293144">
                <text:p>3.79807388293144</text:p>
              </table:table-cell>
              <table:table-cell office:value-type="float" office:value="6.89811494013653E-015">
                <text:p>6.89811494013653E-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444293338386">
                <text:p>3.79444293338386</text:p>
              </table:table-cell>
              <table:table-cell office:value-type="float" office:value="6.39115050631863E-015">
                <text:p>6.39115050631863E-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149219273845">
                <text:p>3.79149219273845</text:p>
              </table:table-cell>
              <table:table-cell office:value-type="float" office:value="5.95670546078623E-015">
                <text:p>5.95670546078623E-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8871760554712">
                <text:p>3.78871760554712</text:p>
              </table:table-cell>
              <table:table-cell office:value-type="float" office:value="5.63186008394173E-015">
                <text:p>5.63186008394173E-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8594013506118">
                <text:p>3.78594013506118</text:p>
              </table:table-cell>
              <table:table-cell office:value-type="float" office:value="5.47912739188668E-015">
                <text:p>5.47912739188668E-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8298913435637">
                <text:p>3.78298913435637</text:p>
              </table:table-cell>
              <table:table-cell office:value-type="float" office:value="5.50221297600882E-015">
                <text:p>5.50221297600882E-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7980942466868">
                <text:p>3.77980942466868</text:p>
              </table:table-cell>
              <table:table-cell office:value-type="float" office:value="5.49644009742704E-015">
                <text:p>5.49644009742704E-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765909189715">
                <text:p>3.7765909189715</text:p>
              </table:table-cell>
              <table:table-cell office:value-type="float" office:value="5.45679754891285E-015">
                <text:p>5.45679754891285E-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7347711744463">
                <text:p>3.77347711744463</text:p>
              </table:table-cell>
              <table:table-cell office:value-type="float" office:value="5.35695109460166E-015">
                <text:p>5.35695109460166E-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7062894306625">
                <text:p>3.77062894306625</text:p>
              </table:table-cell>
              <table:table-cell office:value-type="float" office:value="5.1838806140032E-015">
                <text:p>5.1838806140032E-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6788527902716">
                <text:p>3.76788527902716</text:p>
              </table:table-cell>
              <table:table-cell office:value-type="float" office:value="4.99232485268007E-015">
                <text:p>4.99232485268007E-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651648665124">
                <text:p>3.7651648665124</text:p>
              </table:table-cell>
              <table:table-cell office:value-type="float" office:value="4.8295223051715E-015">
                <text:p>4.8295223051715E-0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6245959684162">
                <text:p>3.76245959684162</text:p>
              </table:table-cell>
              <table:table-cell office:value-type="float" office:value="4.74346666664583E-015">
                <text:p>4.74346666664583E-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597796947568">
                <text:p>3.7597796947568</text:p>
              </table:table-cell>
              <table:table-cell office:value-type="float" office:value="4.68153186970515E-015">
                <text:p>4.68153186970515E-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5711011644826">
                <text:p>3.75711011644826</text:p>
              </table:table-cell>
              <table:table-cell office:value-type="float" office:value="4.59767194999538E-015">
                <text:p>4.59767194999538E-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5444652670569">
                <text:p>3.75444652670569</text:p>
              </table:table-cell>
              <table:table-cell office:value-type="float" office:value="4.46832805066544E-015">
                <text:p>4.46832805066544E-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5180348811888">
                <text:p>3.75180348811888</text:p>
              </table:table-cell>
              <table:table-cell office:value-type="float" office:value="4.33226451475448E-015">
                <text:p>4.33226451475448E-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4925736654663">
                <text:p>3.74925736654663</text:p>
              </table:table-cell>
              <table:table-cell office:value-type="float" office:value="4.20586031834374E-015">
                <text:p>4.20586031834374E-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4688389739292">
                <text:p>3.74688389739292</text:p>
              </table:table-cell>
              <table:table-cell office:value-type="float" office:value="4.12202582597106E-015">
                <text:p>4.12202582597106E-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74456092235178">
                <text:p>3.74456092235178</text:p>
              </table:table-cell>
              <table:table-cell office:value-type="float" office:value="4.09138168281203E-015">
                <text:p>4.09138168281203E-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4221623331273">
                <text:p>3.74221623331273</text:p>
              </table:table-cell>
              <table:table-cell office:value-type="float" office:value="4.09674498323835E-015">
                <text:p>4.09674498323835E-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3972742218852">
                <text:p>3.73972742218852</text:p>
              </table:table-cell>
              <table:table-cell office:value-type="float" office:value="4.14066432005878E-015">
                <text:p>4.14066432005878E-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3706712143812">
                <text:p>3.73706712143812</text:p>
              </table:table-cell>
              <table:table-cell office:value-type="float" office:value="4.15616036519165E-015">
                <text:p>4.1561603651916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3436908958682">
                <text:p>3.73436908958682</text:p>
              </table:table-cell>
              <table:table-cell office:value-type="float" office:value="4.11849901951923E-015">
                <text:p>4.11849901951923E-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3169594145128">
                <text:p>3.73169594145128</text:p>
              </table:table-cell>
              <table:table-cell office:value-type="float" office:value="4.03267175496344E-015">
                <text:p>4.03267175496344E-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2916918417726">
                <text:p>3.72916918417726</text:p>
              </table:table-cell>
              <table:table-cell office:value-type="float" office:value="3.91239735443314E-015">
                <text:p>3.91239735443314E-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2681177472012">
                <text:p>3.72681177472012</text:p>
              </table:table-cell>
              <table:table-cell office:value-type="float" office:value="3.82942866362797E-015">
                <text:p>3.82942866362797E-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72448821171578">
                <text:p>3.72448821171578</text:p>
              </table:table-cell>
              <table:table-cell office:value-type="float" office:value="3.78676517727474E-015">
                <text:p>3.78676517727474E-0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2212442718101">
                <text:p>3.72212442718101</text:p>
              </table:table-cell>
              <table:table-cell office:value-type="float" office:value="3.78310230203279E-015">
                <text:p>3.78310230203279E-0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1958158118078">
                <text:p>3.71958158118078</text:p>
              </table:table-cell>
              <table:table-cell office:value-type="float" office:value="3.79854883323712E-015">
                <text:p>3.79854883323712E-0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7169059505929">
                <text:p>3.7169059505929</text:p>
              </table:table-cell>
              <table:table-cell office:value-type="float" office:value="3.73811175263687E-015">
                <text:p>3.73811175263687E-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1421872289405">
                <text:p>3.71421872289405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1161662460729">
                <text:p>3.7116166246072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0934563454395">
                <text:p>3.70934563454395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0730724146829">
                <text:p>3.7073072414682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0525239216314">
                <text:p>3.70525239216314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0288725081607">
                <text:p>3.7028872508160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0009502887899">
                <text:p>3.7000950288789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9718324732014">
                <text:p>3.69718324732014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9422959847769">
                <text:p>3.6942295984776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9117959350298">
                <text:p>3.69117959350298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68787643463851">
                <text:p>3.68787643463851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8446005046072">
                <text:p>3.68446005046072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810573059048">
                <text:p>3.6810573059048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7783568233777">
                <text:p>3.6778356823377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67496537458062">
                <text:p>3.67496537458062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7220270795687">
                <text:p>3.67220270795687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66940622519449">
                <text:p>3.66940622519449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6633402364094">
                <text:p>3.66633402364094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627404891143">
                <text:p>3.662740489114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897376764411">
                <text:p>3.65897376764411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551720326293">
                <text:p>3.655172032629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5136288289183">
                <text:p>3.6513628828918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4755050142013">
                <text:p>3.64755050142013</text:p>
              </table:table-cell>
              <table:table-cell office:value-type="float" office:value="3.62E-015">
                <text:p>3.62E-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4372886840788">
                <text:p>3.64372886840788</text:p>
              </table:table-cell>
              <table:table-cell office:value-type="float" office:value="3.63514488594343E-015">
                <text:p>3.63514488594343E-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3986276436759">
                <text:p>3.63986276436759</text:p>
              </table:table-cell>
              <table:table-cell office:value-type="float" office:value="3.64021948874342E-015">
                <text:p>3.64021948874342E-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3578238426784">
                <text:p>3.63578238426784</text:p>
              </table:table-cell>
              <table:table-cell office:value-type="float" office:value="3.65501856047477E-015">
                <text:p>3.65501856047477E-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313164730735">
                <text:p>3.6313164730735</text:p>
              </table:table-cell>
              <table:table-cell office:value-type="float" office:value="3.72641046346513E-015">
                <text:p>3.72641046346513E-0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2670540327271">
                <text:p>3.62670540327271</text:p>
              </table:table-cell>
              <table:table-cell office:value-type="float" office:value="3.85456197090844E-015">
                <text:p>3.85456197090844E-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2195806851157">
                <text:p>3.62195806851157</text:p>
              </table:table-cell>
              <table:table-cell office:value-type="float" office:value="3.96316071391205E-015">
                <text:p>3.96316071391205E-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1671341127791">
                <text:p>3.61671341127791</text:p>
              </table:table-cell>
              <table:table-cell office:value-type="float" office:value="4.05687355656279E-015">
                <text:p>4.05687355656279E-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087913964921">
                <text:p>3.61087913964921</text:p>
              </table:table-cell>
              <table:table-cell office:value-type="float" office:value="4.3254657671797E-015">
                <text:p>4.3254657671797E-0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0481553321548">
                <text:p>3.60481553321548</text:p>
              </table:table-cell>
              <table:table-cell office:value-type="float" office:value="4.78304949289204E-015">
                <text:p>4.78304949289204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9830837425074">
                <text:p>3.59830837425074</text:p>
              </table:table-cell>
              <table:table-cell office:value-type="float" office:value="5.24580471040184E-015">
                <text:p>5.24580471040184E-0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8997576040845">
                <text:p>3.58997576040845</text:p>
              </table:table-cell>
              <table:table-cell office:value-type="float" office:value="5.89129558198268E-015">
                <text:p>5.89129558198268E-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7946454676983">
                <text:p>3.57946454676983</text:p>
              </table:table-cell>
              <table:table-cell office:value-type="float" office:value="6.92578566114399E-015">
                <text:p>6.92578566114399E-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678192339962">
                <text:p>3.5678192339962</text:p>
              </table:table-cell>
              <table:table-cell office:value-type="float" office:value="7.97041014816892E-015">
                <text:p>7.97041014816892E-0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5309489706168">
                <text:p>3.55309489706168</text:p>
              </table:table-cell>
              <table:table-cell office:value-type="float" office:value="8.986913308147E-015">
                <text:p>8.986913308147E-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3308485717894">
                <text:p>3.53308485717894</text:p>
              </table:table-cell>
              <table:table-cell office:value-type="float" office:value="0.0000000000000105434037884284">
                <text:p>0.0000000000000105434037884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108049859619">
                <text:p>3.5108049859619</text:p>
              </table:table-cell>
              <table:table-cell office:value-type="float" office:value="0.0000000000000126595148416905">
                <text:p>0.0000000000000126595148416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8493452009291">
                <text:p>3.48493452009291</text:p>
              </table:table-cell>
              <table:table-cell office:value-type="float" office:value="0.0000000000000156844448868179">
                <text:p>0.00000000000001568444488681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4760631953778">
                <text:p>3.44760631953778</text:p>
              </table:table-cell>
              <table:table-cell office:value-type="float" office:value="0.0000000000000185705907252479">
                <text:p>0.00000000000001857059072524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9743358916665">
                <text:p>3.39743358916665</text:p>
              </table:table-cell>
              <table:table-cell office:value-type="float" office:value="0.000000000000021136869701737">
                <text:p>0.0000000000000211368697017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32436916341346">
                <text:p>3.32436916341346</text:p>
              </table:table-cell>
              <table:table-cell office:value-type="float" office:value="0.0000000000000237904481410311">
                <text:p>0.0000000000000237904481410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23729027726941">
                <text:p>3.23729027726941</text:p>
              </table:table-cell>
              <table:table-cell office:value-type="float" office:value="0.0000000000000254146591612243">
                <text:p>0.0000000000000254146591612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3949989623235">
                <text:p>3.13949989623235</text:p>
              </table:table-cell>
              <table:table-cell office:value-type="float" office:value="0.0000000000000259750734308142">
                <text:p>0.0000000000000259750734308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1849761091677">
                <text:p>3.01849761091677</text:p>
              </table:table-cell>
              <table:table-cell office:value-type="float" office:value="0.0000000000000252164288042421">
                <text:p>0.0000000000000252164288042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8306614674432">
                <text:p>2.88306614674432</text:p>
              </table:table-cell>
              <table:table-cell office:value-type="float" office:value="0.0000000000000241209649419927">
                <text:p>0.00000000000002412096494199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73084134429058">
                <text:p>2.73084134429058</text:p>
              </table:table-cell>
              <table:table-cell office:value-type="float" office:value="0.0000000000000217705351313747">
                <text:p>0.00000000000002177053513137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5675781152541">
                <text:p>2.556757811525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